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259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2.949cm"/>
    </style:style>
    <style:style style:name="co7" style:family="table-column">
      <style:table-column-properties fo:break-before="auto" style:column-width="3.166cm"/>
    </style:style>
    <style:style style:name="co8" style:family="table-column">
      <style:table-column-properties fo:break-before="auto" style:column-width="3.357cm"/>
    </style:style>
    <style:style style:name="co9" style:family="table-column">
      <style:table-column-properties fo:break-before="auto" style:column-width="4.283cm"/>
    </style:style>
    <style:style style:name="co10" style:family="table-column">
      <style:table-column-properties fo:break-before="auto" style:column-width="4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0.888cm" svg:y="6.129cm">
            <draw:object draw:notify-on-update-of-ranges="Sheet1.A13:Sheet1.A20 Sheet1.B13:Sheet1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number-columns-repeated="4" table:default-cell-style-name="ce2"/>
        <table:table-column table:style-name="co8" table:number-columns-repeated="3" table:default-cell-style-name="ce2"/>
        <table:table-column table:style-name="co9" table:default-cell-style-name="ce2"/>
        <table:table-column table:style-name="co10" table:number-columns-repeated="45" table:default-cell-style-name="ce2"/>
        <table:table-row table:style-name="ro1" table:number-rows-repeated="11">
          <table:table-cell table:number-columns-repeated="4"/>
          <table:table-cell table:style-name="Default" table:number-columns-repeated="60"/>
        </table:table-row>
        <table:table-row table:style-name="ro1">
          <table:table-cell table:number-columns-repeated="2"/>
          <table:table-cell table:style-name="ce1" table:number-columns-repeated="2"/>
          <table:table-cell table:style-name="Default" table:number-columns-repeated="6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1" table:formula="of:=POWER(2;[.A13])*POWER(3;[.B13])" office:value-type="float" office:value="19791209299968" calcext:value-type="float">
            <text:p>19,791,209,299,968</text:p>
          </table:table-cell>
          <table:table-cell table:style-name="ce1" table:formula="of:=[.C13]/[.C12]" office:value-type="string" office:string-value="" calcext:value-type="error">
            <text:p>#DIV/0!</text:p>
          </table:table-cell>
          <table:table-cell table:formula="of:=3*[.E14]" office:value-type="float" office:value="847288609443" calcext:value-type="float">
            <text:p>847288609443</text:p>
          </table:table-cell>
          <table:table-cell table:formula="of:=2*[.E13]" office:value-type="float" office:value="1694577218886" calcext:value-type="float">
            <text:p>1694577218886</text:p>
          </table:table-cell>
          <table:table-cell table:formula="of:=2*[.F13]" office:value-type="float" office:value="3389154437772" calcext:value-type="float">
            <text:p>3389154437772</text:p>
          </table:table-cell>
          <table:table-cell table:formula="of:=2*[.G13]" office:value-type="float" office:value="6778308875544" calcext:value-type="float">
            <text:p>6778308875544</text:p>
          </table:table-cell>
          <table:table-cell table:formula="of:=2*[.H13]" office:value-type="float" office:value="13556617751088" calcext:value-type="float">
            <text:p>13556617751088</text:p>
          </table:table-cell>
          <table:table-cell table:formula="of:=2*[.I13]" office:value-type="float" office:value="27113235502176" calcext:value-type="float">
            <text:p>27113235502176</text:p>
          </table:table-cell>
          <table:table-cell table:formula="of:=2*[.J13]" office:value-type="float" office:value="54226471004352" calcext:value-type="float">
            <text:p>54226471004352</text:p>
          </table:table-cell>
          <table:table-cell table:formula="of:=2*[.K13]" office:value-type="float" office:value="108452942008704" calcext:value-type="float">
            <text:p>108452942008704</text:p>
          </table:table-cell>
          <table:table-cell table:formula="of:=2*[.L13]" office:value-type="float" office:value="216905884017408" calcext:value-type="float">
            <text:p>216905884017408</text:p>
          </table:table-cell>
          <table:table-cell table:formula="of:=2*[.M13]" office:value-type="float" office:value="433811768034816" calcext:value-type="float">
            <text:p>433811768034816</text:p>
          </table:table-cell>
          <table:table-cell table:formula="of:=2*[.N13]" office:value-type="float" office:value="867623536069632" calcext:value-type="float">
            <text:p>867623536069632</text:p>
          </table:table-cell>
          <table:table-cell table:formula="of:=2*[.O13]" office:value-type="float" office:value="1735247072139264" calcext:value-type="float">
            <text:p>1735247072139264</text:p>
          </table:table-cell>
          <table:table-cell table:formula="of:=2*[.P13]" office:value-type="float" office:value="3470494144278528" calcext:value-type="float">
            <text:p>3470494144278528</text:p>
          </table:table-cell>
          <table:table-cell table:formula="of:=2*[.Q13]" office:value-type="float" office:value="6940988288557056" calcext:value-type="float">
            <text:p>6940988288557056</text:p>
          </table:table-cell>
          <table:table-cell table:formula="of:=2*[.R13]" office:value-type="float" office:value="1.38819765771141E+016" calcext:value-type="float">
            <text:p>1.38819765771141E+016</text:p>
          </table:table-cell>
          <table:table-cell table:formula="of:=2*[.S13]" office:value-type="float" office:value="2.77639531542282E+016" calcext:value-type="float">
            <text:p>2.77639531542282E+016</text:p>
          </table:table-cell>
          <table:table-cell table:formula="of:=2*[.T13]" office:value-type="float" office:value="5.55279063084565E+016" calcext:value-type="float">
            <text:p>5.55279063084565E+016</text:p>
          </table:table-cell>
          <table:table-cell table:formula="of:=2*[.U13]" office:value-type="float" office:value="1.11055812616913E+017" calcext:value-type="float">
            <text:p>1.11055812616913E+017</text:p>
          </table:table-cell>
          <table:table-cell table:formula="of:=2*[.V13]" office:value-type="float" office:value="2.22111625233826E+017" calcext:value-type="float">
            <text:p>2.22111625233826E+017</text:p>
          </table:table-cell>
          <table:table-cell table:formula="of:=2*[.W13]" office:value-type="float" office:value="4.44223250467652E+017" calcext:value-type="float">
            <text:p>4.44223250467652E+017</text:p>
          </table:table-cell>
          <table:table-cell table:formula="of:=2*[.X13]" office:value-type="float" office:value="8.88446500935303E+017" calcext:value-type="float">
            <text:p>8.88446500935303E+017</text:p>
          </table:table-cell>
          <table:table-cell table:formula="of:=2*[.Y13]" office:value-type="float" office:value="1.77689300187061E+018" calcext:value-type="float">
            <text:p>1.77689300187061E+018</text:p>
          </table:table-cell>
          <table:table-cell table:formula="of:=2*[.Z13]" office:value-type="float" office:value="3.55378600374121E+018" calcext:value-type="float">
            <text:p>3.55378600374121E+018</text:p>
          </table:table-cell>
          <table:table-cell table:formula="of:=2*[.AA13]" office:value-type="float" office:value="7.10757200748243E+018" calcext:value-type="float">
            <text:p>7.10757200748243E+018</text:p>
          </table:table-cell>
          <table:table-cell table:formula="of:=2*[.AB13]" office:value-type="float" office:value="1.42151440149649E+019" calcext:value-type="float">
            <text:p>1.42151440149649E+019</text:p>
          </table:table-cell>
          <table:table-cell table:formula="of:=2*[.AC13]" office:value-type="float" office:value="2.84302880299297E+019" calcext:value-type="float">
            <text:p>2.84302880299297E+019</text:p>
          </table:table-cell>
          <table:table-cell table:formula="of:=2*[.AD13]" office:value-type="float" office:value="5.68605760598594E+019" calcext:value-type="float">
            <text:p>5.68605760598594E+019</text:p>
          </table:table-cell>
          <table:table-cell table:formula="of:=2*[.AE13]" office:value-type="float" office:value="1.13721152119719E+020" calcext:value-type="float">
            <text:p>1.13721152119719E+020</text:p>
          </table:table-cell>
          <table:table-cell table:formula="of:=2*[.AF13]" office:value-type="float" office:value="2.27442304239438E+020" calcext:value-type="float">
            <text:p>2.27442304239438E+020</text:p>
          </table:table-cell>
          <table:table-cell table:formula="of:=2*[.AG13]" office:value-type="float" office:value="4.54884608478875E+020" calcext:value-type="float">
            <text:p>4.54884608478875E+020</text:p>
          </table:table-cell>
          <table:table-cell table:formula="of:=2*[.AH13]" office:value-type="float" office:value="9.0976921695775E+020" calcext:value-type="float">
            <text:p>9.0976921695775E+020</text:p>
          </table:table-cell>
          <table:table-cell table:formula="of:=2*[.AI13]" office:value-type="float" office:value="1.8195384339155E+021" calcext:value-type="float">
            <text:p>1.8195384339155E+021</text:p>
          </table:table-cell>
          <table:table-cell table:formula="of:=2*[.AJ13]" office:value-type="float" office:value="3.639076867831E+021" calcext:value-type="float">
            <text:p>3.639076867831E+021</text:p>
          </table:table-cell>
          <table:table-cell table:formula="of:=2*[.AK13]" office:value-type="float" office:value="7.278153735662E+021" calcext:value-type="float">
            <text:p>7.278153735662E+021</text:p>
          </table:table-cell>
          <table:table-cell table:formula="of:=2*[.AL13]" office:value-type="float" office:value="1.4556307471324E+022" calcext:value-type="float">
            <text:p>1.4556307471324E+022</text:p>
          </table:table-cell>
          <table:table-cell table:formula="of:=2*[.AM13]" office:value-type="float" office:value="2.9112614942648E+022" calcext:value-type="float">
            <text:p>2.9112614942648E+022</text:p>
          </table:table-cell>
          <table:table-cell table:formula="of:=2*[.AN13]" office:value-type="float" office:value="5.8225229885296E+022" calcext:value-type="float">
            <text:p>5.8225229885296E+022</text:p>
          </table:table-cell>
          <table:table-cell table:formula="of:=2*[.AO13]" office:value-type="float" office:value="1.16450459770592E+023" calcext:value-type="float">
            <text:p>1.16450459770592E+023</text:p>
          </table:table-cell>
          <table:table-cell table:formula="of:=2*[.AP13]" office:value-type="float" office:value="2.32900919541184E+023" calcext:value-type="float">
            <text:p>2.32900919541184E+023</text:p>
          </table:table-cell>
          <table:table-cell table:formula="of:=2*[.AQ13]" office:value-type="float" office:value="4.65801839082368E+023" calcext:value-type="float">
            <text:p>4.65801839082368E+023</text:p>
          </table:table-cell>
          <table:table-cell table:formula="of:=2*[.AR13]" office:value-type="float" office:value="9.31603678164736E+023" calcext:value-type="float">
            <text:p>9.31603678164736E+023</text:p>
          </table:table-cell>
          <table:table-cell table:formula="of:=2*[.AS13]" office:value-type="float" office:value="1.86320735632947E+024" calcext:value-type="float">
            <text:p>1.86320735632947E+024</text:p>
          </table:table-cell>
          <table:table-cell table:formula="of:=2*[.AT13]" office:value-type="float" office:value="3.72641471265895E+024" calcext:value-type="float">
            <text:p>3.72641471265895E+024</text:p>
          </table:table-cell>
          <table:table-cell table:formula="of:=2*[.AU13]" office:value-type="float" office:value="7.45282942531789E+024" calcext:value-type="float">
            <text:p>7.45282942531789E+024</text:p>
          </table:table-cell>
          <table:table-cell table:formula="of:=2*[.AV13]" office:value-type="float" office:value="1.49056588506358E+025" calcext:value-type="float">
            <text:p>1.49056588506358E+025</text:p>
          </table:table-cell>
          <table:table-cell table:formula="of:=2*[.AW13]" office:value-type="float" office:value="2.98113177012716E+025" calcext:value-type="float">
            <text:p>2.98113177012716E+025</text:p>
          </table:table-cell>
          <table:table-cell table:formula="of:=2*[.AX13]" office:value-type="float" office:value="5.96226354025431E+025" calcext:value-type="float">
            <text:p>5.96226354025431E+025</text:p>
          </table:table-cell>
          <table:table-cell table:formula="of:=2*[.AY13]" office:value-type="float" office:value="1.19245270805086E+026" calcext:value-type="float">
            <text:p>1.19245270805086E+026</text:p>
          </table:table-cell>
          <table:table-cell table:formula="of:=2*[.AZ13]" office:value-type="float" office:value="2.38490541610173E+026" calcext:value-type="float">
            <text:p>2.38490541610173E+026</text:p>
          </table:table-cell>
          <table:table-cell table:formula="of:=2*[.BA13]" office:value-type="float" office:value="4.76981083220345E+026" calcext:value-type="float">
            <text:p>4.76981083220345E+026</text:p>
          </table:table-cell>
          <table:table-cell table:formula="of:=2*[.BB13]" office:value-type="float" office:value="9.5396216644069E+026" calcext:value-type="float">
            <text:p>9.5396216644069E+026</text:p>
          </table:table-cell>
          <table:table-cell table:formula="of:=2*[.BC13]" office:value-type="float" office:value="1.90792433288138E+027" calcext:value-type="float">
            <text:p>1.90792433288138E+027</text:p>
          </table:table-cell>
          <table:table-cell table:formula="of:=2*[.BD13]" office:value-type="float" office:value="3.81584866576276E+027" calcext:value-type="float">
            <text:p>3.81584866576276E+027</text:p>
          </table:table-cell>
          <table:table-cell table:formula="of:=2*[.BE13]" office:value-type="float" office:value="7.63169733152552E+027" calcext:value-type="float">
            <text:p>7.63169733152552E+027</text:p>
          </table:table-cell>
          <table:table-cell table:formula="of:=2*[.BF13]" office:value-type="float" office:value="1.5263394663051E+028" calcext:value-type="float">
            <text:p>1.5263394663051E+028</text:p>
          </table:table-cell>
          <table:table-cell table:formula="of:=2*[.BG13]" office:value-type="float" office:value="3.05267893261021E+028" calcext:value-type="float">
            <text:p>3.05267893261021E+028</text:p>
          </table:table-cell>
          <table:table-cell table:formula="of:=2*[.BH13]" office:value-type="float" office:value="6.10535786522042E+028" calcext:value-type="float">
            <text:p>6.10535786522042E+028</text:p>
          </table:table-cell>
          <table:table-cell table:formula="of:=2*[.BI13]" office:value-type="float" office:value="1.22107157304408E+029" calcext:value-type="float">
            <text:p>1.22107157304408E+029</text:p>
          </table:table-cell>
          <table:table-cell table:formula="of:=2*[.BJ13]" office:value-type="float" office:value="2.44214314608817E+029" calcext:value-type="float">
            <text:p>2.44214314608817E+029</text:p>
          </table:table-cell>
          <table:table-cell table:formula="of:=2*[.BK13]" office:value-type="float" office:value="4.88428629217633E+029" calcext:value-type="float">
            <text:p>4.88428629217633E+0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style-name="ce1" table:formula="of:=POWER(2;[.A14])*POWER(3;[.B14])" office:value-type="float" office:value="570630428688384" calcext:value-type="float">
            <text:p>570,630,428,688,384</text:p>
          </table:table-cell>
          <table:table-cell table:style-name="ce1" table:formula="of:=[.C14]/[.C13]" office:value-type="float" office:value="28.83251953125" calcext:value-type="float">
            <text:p>29</text:p>
          </table:table-cell>
          <table:table-cell table:formula="of:=3*[.E15]" office:value-type="float" office:value="282429536481" calcext:value-type="float">
            <text:p>282429536481</text:p>
          </table:table-cell>
          <table:table-cell table:formula="of:=2*[.E14]" office:value-type="float" office:value="564859072962" calcext:value-type="float">
            <text:p>564859072962</text:p>
          </table:table-cell>
          <table:table-cell table:formula="of:=2*[.F14]" office:value-type="float" office:value="1129718145924" calcext:value-type="float">
            <text:p>1129718145924</text:p>
          </table:table-cell>
          <table:table-cell table:formula="of:=2*[.G14]" office:value-type="float" office:value="2259436291848" calcext:value-type="float">
            <text:p>2259436291848</text:p>
          </table:table-cell>
          <table:table-cell table:formula="of:=2*[.H14]" office:value-type="float" office:value="4518872583696" calcext:value-type="float">
            <text:p>4518872583696</text:p>
          </table:table-cell>
          <table:table-cell table:formula="of:=2*[.I14]" office:value-type="float" office:value="9037745167392" calcext:value-type="float">
            <text:p>9037745167392</text:p>
          </table:table-cell>
          <table:table-cell table:formula="of:=2*[.J14]" office:value-type="float" office:value="18075490334784" calcext:value-type="float">
            <text:p>18075490334784</text:p>
          </table:table-cell>
          <table:table-cell table:formula="of:=2*[.K14]" office:value-type="float" office:value="36150980669568" calcext:value-type="float">
            <text:p>36150980669568</text:p>
          </table:table-cell>
          <table:table-cell table:formula="of:=2*[.L14]" office:value-type="float" office:value="72301961339136" calcext:value-type="float">
            <text:p>72301961339136</text:p>
          </table:table-cell>
          <table:table-cell table:formula="of:=2*[.M14]" office:value-type="float" office:value="144603922678272" calcext:value-type="float">
            <text:p>144603922678272</text:p>
          </table:table-cell>
          <table:table-cell table:formula="of:=2*[.N14]" office:value-type="float" office:value="289207845356544" calcext:value-type="float">
            <text:p>289207845356544</text:p>
          </table:table-cell>
          <table:table-cell table:formula="of:=2*[.O14]" office:value-type="float" office:value="578415690713088" calcext:value-type="float">
            <text:p>578415690713088</text:p>
          </table:table-cell>
          <table:table-cell table:formula="of:=2*[.P14]" office:value-type="float" office:value="1156831381426176" calcext:value-type="float">
            <text:p>1156831381426176</text:p>
          </table:table-cell>
          <table:table-cell table:formula="of:=2*[.Q14]" office:value-type="float" office:value="2313662762852352" calcext:value-type="float">
            <text:p>2313662762852352</text:p>
          </table:table-cell>
          <table:table-cell table:formula="of:=2*[.R14]" office:value-type="float" office:value="4627325525704704" calcext:value-type="float">
            <text:p>4627325525704704</text:p>
          </table:table-cell>
          <table:table-cell table:formula="of:=2*[.S14]" office:value-type="float" office:value="9.25465105140941E+015" calcext:value-type="float">
            <text:p>9.25465105140941E+015</text:p>
          </table:table-cell>
          <table:table-cell table:formula="of:=2*[.T14]" office:value-type="float" office:value="1.85093021028188E+016" calcext:value-type="float">
            <text:p>1.85093021028188E+016</text:p>
          </table:table-cell>
          <table:table-cell table:formula="of:=2*[.U14]" office:value-type="float" office:value="3.70186042056376E+016" calcext:value-type="float">
            <text:p>3.70186042056376E+016</text:p>
          </table:table-cell>
          <table:table-cell table:formula="of:=2*[.V14]" office:value-type="float" office:value="7.40372084112753E+016" calcext:value-type="float">
            <text:p>7.40372084112753E+016</text:p>
          </table:table-cell>
          <table:table-cell table:formula="of:=2*[.W14]" office:value-type="float" office:value="1.48074416822551E+017" calcext:value-type="float">
            <text:p>1.48074416822551E+017</text:p>
          </table:table-cell>
          <table:table-cell table:formula="of:=2*[.X14]" office:value-type="float" office:value="2.96148833645101E+017" calcext:value-type="float">
            <text:p>2.96148833645101E+017</text:p>
          </table:table-cell>
          <table:table-cell table:formula="of:=2*[.Y14]" office:value-type="float" office:value="5.92297667290202E+017" calcext:value-type="float">
            <text:p>5.92297667290202E+017</text:p>
          </table:table-cell>
          <table:table-cell table:formula="of:=2*[.Z14]" office:value-type="float" office:value="1.1845953345804E+018" calcext:value-type="float">
            <text:p>1.1845953345804E+018</text:p>
          </table:table-cell>
          <table:table-cell table:formula="of:=2*[.AA14]" office:value-type="float" office:value="2.36919066916081E+018" calcext:value-type="float">
            <text:p>2.36919066916081E+018</text:p>
          </table:table-cell>
          <table:table-cell table:formula="of:=2*[.AB14]" office:value-type="float" office:value="4.73838133832162E+018" calcext:value-type="float">
            <text:p>4.73838133832162E+018</text:p>
          </table:table-cell>
          <table:table-cell table:formula="of:=2*[.AC14]" office:value-type="float" office:value="9.47676267664323E+018" calcext:value-type="float">
            <text:p>9.47676267664323E+018</text:p>
          </table:table-cell>
          <table:table-cell table:formula="of:=2*[.AD14]" office:value-type="float" office:value="1.89535253532865E+019" calcext:value-type="float">
            <text:p>1.89535253532865E+019</text:p>
          </table:table-cell>
          <table:table-cell table:formula="of:=2*[.AE14]" office:value-type="float" office:value="3.79070507065729E+019" calcext:value-type="float">
            <text:p>3.79070507065729E+019</text:p>
          </table:table-cell>
          <table:table-cell table:formula="of:=2*[.AF14]" office:value-type="float" office:value="7.58141014131459E+019" calcext:value-type="float">
            <text:p>7.58141014131459E+019</text:p>
          </table:table-cell>
          <table:table-cell table:formula="of:=2*[.AG14]" office:value-type="float" office:value="1.51628202826292E+020" calcext:value-type="float">
            <text:p>1.51628202826292E+020</text:p>
          </table:table-cell>
          <table:table-cell table:formula="of:=2*[.AH14]" office:value-type="float" office:value="3.03256405652583E+020" calcext:value-type="float">
            <text:p>3.03256405652583E+020</text:p>
          </table:table-cell>
          <table:table-cell table:formula="of:=2*[.AI14]" office:value-type="float" office:value="6.06512811305167E+020" calcext:value-type="float">
            <text:p>6.06512811305167E+020</text:p>
          </table:table-cell>
          <table:table-cell table:formula="of:=2*[.AJ14]" office:value-type="float" office:value="1.21302562261033E+021" calcext:value-type="float">
            <text:p>1.21302562261033E+021</text:p>
          </table:table-cell>
          <table:table-cell table:formula="of:=2*[.AK14]" office:value-type="float" office:value="2.42605124522067E+021" calcext:value-type="float">
            <text:p>2.42605124522067E+021</text:p>
          </table:table-cell>
          <table:table-cell table:formula="of:=2*[.AL14]" office:value-type="float" office:value="4.85210249044134E+021" calcext:value-type="float">
            <text:p>4.85210249044134E+021</text:p>
          </table:table-cell>
          <table:table-cell table:formula="of:=2*[.AM14]" office:value-type="float" office:value="9.70420498088267E+021" calcext:value-type="float">
            <text:p>9.70420498088267E+021</text:p>
          </table:table-cell>
          <table:table-cell table:formula="of:=2*[.AN14]" office:value-type="float" office:value="1.94084099617653E+022" calcext:value-type="float">
            <text:p>1.94084099617653E+022</text:p>
          </table:table-cell>
          <table:table-cell table:formula="of:=2*[.AO14]" office:value-type="float" office:value="3.88168199235307E+022" calcext:value-type="float">
            <text:p>3.88168199235307E+022</text:p>
          </table:table-cell>
          <table:table-cell table:formula="of:=2*[.AP14]" office:value-type="float" office:value="7.76336398470614E+022" calcext:value-type="float">
            <text:p>7.76336398470614E+022</text:p>
          </table:table-cell>
          <table:table-cell table:formula="of:=2*[.AQ14]" office:value-type="float" office:value="1.55267279694123E+023" calcext:value-type="float">
            <text:p>1.55267279694123E+023</text:p>
          </table:table-cell>
          <table:table-cell table:formula="of:=2*[.AR14]" office:value-type="float" office:value="3.10534559388245E+023" calcext:value-type="float">
            <text:p>3.10534559388245E+023</text:p>
          </table:table-cell>
          <table:table-cell table:formula="of:=2*[.AS14]" office:value-type="float" office:value="6.21069118776491E+023" calcext:value-type="float">
            <text:p>6.21069118776491E+023</text:p>
          </table:table-cell>
          <table:table-cell table:formula="of:=2*[.AT14]" office:value-type="float" office:value="1.24213823755298E+024" calcext:value-type="float">
            <text:p>1.24213823755298E+024</text:p>
          </table:table-cell>
          <table:table-cell table:formula="of:=2*[.AU14]" office:value-type="float" office:value="2.48427647510596E+024" calcext:value-type="float">
            <text:p>2.48427647510596E+024</text:p>
          </table:table-cell>
          <table:table-cell table:formula="of:=2*[.AV14]" office:value-type="float" office:value="4.96855295021193E+024" calcext:value-type="float">
            <text:p>4.96855295021193E+024</text:p>
          </table:table-cell>
          <table:table-cell table:formula="of:=2*[.AW14]" office:value-type="float" office:value="9.93710590042386E+024" calcext:value-type="float">
            <text:p>9.93710590042386E+024</text:p>
          </table:table-cell>
          <table:table-cell table:formula="of:=2*[.AX14]" office:value-type="float" office:value="1.98742118008477E+025" calcext:value-type="float">
            <text:p>1.98742118008477E+025</text:p>
          </table:table-cell>
          <table:table-cell table:formula="of:=2*[.AY14]" office:value-type="float" office:value="3.97484236016954E+025" calcext:value-type="float">
            <text:p>3.97484236016954E+025</text:p>
          </table:table-cell>
          <table:table-cell table:formula="of:=2*[.AZ14]" office:value-type="float" office:value="7.94968472033908E+025" calcext:value-type="float">
            <text:p>7.94968472033908E+025</text:p>
          </table:table-cell>
          <table:table-cell table:formula="of:=2*[.BA14]" office:value-type="float" office:value="1.58993694406782E+026" calcext:value-type="float">
            <text:p>1.58993694406782E+026</text:p>
          </table:table-cell>
          <table:table-cell table:formula="of:=2*[.BB14]" office:value-type="float" office:value="3.17987388813563E+026" calcext:value-type="float">
            <text:p>3.17987388813563E+026</text:p>
          </table:table-cell>
          <table:table-cell table:formula="of:=2*[.BC14]" office:value-type="float" office:value="6.35974777627127E+026" calcext:value-type="float">
            <text:p>6.35974777627127E+026</text:p>
          </table:table-cell>
          <table:table-cell table:formula="of:=2*[.BD14]" office:value-type="float" office:value="1.27194955525425E+027" calcext:value-type="float">
            <text:p>1.27194955525425E+027</text:p>
          </table:table-cell>
          <table:table-cell table:formula="of:=2*[.BE14]" office:value-type="float" office:value="2.54389911050851E+027" calcext:value-type="float">
            <text:p>2.54389911050851E+027</text:p>
          </table:table-cell>
          <table:table-cell table:formula="of:=2*[.BF14]" office:value-type="float" office:value="5.08779822101701E+027" calcext:value-type="float">
            <text:p>5.08779822101701E+027</text:p>
          </table:table-cell>
          <table:table-cell table:formula="of:=2*[.BG14]" office:value-type="float" office:value="1.0175596442034E+028" calcext:value-type="float">
            <text:p>1.0175596442034E+028</text:p>
          </table:table-cell>
          <table:table-cell table:formula="of:=2*[.BH14]" office:value-type="float" office:value="2.03511928840681E+028" calcext:value-type="float">
            <text:p>2.03511928840681E+028</text:p>
          </table:table-cell>
          <table:table-cell table:formula="of:=2*[.BI14]" office:value-type="float" office:value="4.07023857681361E+028" calcext:value-type="float">
            <text:p>4.07023857681361E+028</text:p>
          </table:table-cell>
          <table:table-cell table:formula="of:=2*[.BJ14]" office:value-type="float" office:value="8.14047715362722E+028" calcext:value-type="float">
            <text:p>8.14047715362722E+028</text:p>
          </table:table-cell>
          <table:table-cell table:formula="of:=2*[.BK14]" office:value-type="float" office:value="1.62809543072544E+029" calcext:value-type="float">
            <text:p>1.62809543072544E+0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style-name="ce1" table:formula="of:=POWER(2;[.A15])*POWER(3;[.B15])" office:value-type="float" office:value="855945643032576" calcext:value-type="float">
            <text:p>855,945,643,032,576</text:p>
          </table:table-cell>
          <table:table-cell table:style-name="ce1" table:formula="of:=[.C15]/[.C14]" office:value-type="float" office:value="1.5" calcext:value-type="float">
            <text:p>2</text:p>
          </table:table-cell>
          <table:table-cell table:formula="of:=3*[.E16]" office:value-type="float" office:value="94143178827" calcext:value-type="float">
            <text:p>94143178827</text:p>
          </table:table-cell>
          <table:table-cell table:formula="of:=2*[.E15]" office:value-type="float" office:value="188286357654" calcext:value-type="float">
            <text:p>188286357654</text:p>
          </table:table-cell>
          <table:table-cell table:formula="of:=2*[.F15]" office:value-type="float" office:value="376572715308" calcext:value-type="float">
            <text:p>376572715308</text:p>
          </table:table-cell>
          <table:table-cell table:formula="of:=2*[.G15]" office:value-type="float" office:value="753145430616" calcext:value-type="float">
            <text:p>753145430616</text:p>
          </table:table-cell>
          <table:table-cell table:formula="of:=2*[.H15]" office:value-type="float" office:value="1506290861232" calcext:value-type="float">
            <text:p>1506290861232</text:p>
          </table:table-cell>
          <table:table-cell table:formula="of:=2*[.I15]" office:value-type="float" office:value="3012581722464" calcext:value-type="float">
            <text:p>3012581722464</text:p>
          </table:table-cell>
          <table:table-cell table:formula="of:=2*[.J15]" office:value-type="float" office:value="6025163444928" calcext:value-type="float">
            <text:p>6025163444928</text:p>
          </table:table-cell>
          <table:table-cell table:formula="of:=2*[.K15]" office:value-type="float" office:value="12050326889856" calcext:value-type="float">
            <text:p>12050326889856</text:p>
          </table:table-cell>
          <table:table-cell table:formula="of:=2*[.L15]" office:value-type="float" office:value="24100653779712" calcext:value-type="float">
            <text:p>24100653779712</text:p>
          </table:table-cell>
          <table:table-cell table:formula="of:=2*[.M15]" office:value-type="float" office:value="48201307559424" calcext:value-type="float">
            <text:p>48201307559424</text:p>
          </table:table-cell>
          <table:table-cell table:formula="of:=2*[.N15]" office:value-type="float" office:value="96402615118848" calcext:value-type="float">
            <text:p>96402615118848</text:p>
          </table:table-cell>
          <table:table-cell table:formula="of:=2*[.O15]" office:value-type="float" office:value="192805230237696" calcext:value-type="float">
            <text:p>192805230237696</text:p>
          </table:table-cell>
          <table:table-cell table:formula="of:=2*[.P15]" office:value-type="float" office:value="385610460475392" calcext:value-type="float">
            <text:p>385610460475392</text:p>
          </table:table-cell>
          <table:table-cell table:formula="of:=2*[.Q15]" office:value-type="float" office:value="771220920950784" calcext:value-type="float">
            <text:p>771220920950784</text:p>
          </table:table-cell>
          <table:table-cell table:formula="of:=2*[.R15]" office:value-type="float" office:value="1542441841901568" calcext:value-type="float">
            <text:p>1542441841901568</text:p>
          </table:table-cell>
          <table:table-cell table:formula="of:=2*[.S15]" office:value-type="float" office:value="3084883683803136" calcext:value-type="float">
            <text:p>3084883683803136</text:p>
          </table:table-cell>
          <table:table-cell table:formula="of:=2*[.T15]" office:value-type="float" office:value="6169767367606272" calcext:value-type="float">
            <text:p>6169767367606272</text:p>
          </table:table-cell>
          <table:table-cell table:formula="of:=2*[.U15]" office:value-type="float" office:value="1.23395347352125E+016" calcext:value-type="float">
            <text:p>1.23395347352125E+016</text:p>
          </table:table-cell>
          <table:table-cell table:formula="of:=2*[.V15]" office:value-type="float" office:value="2.46790694704251E+016" calcext:value-type="float">
            <text:p>2.46790694704251E+016</text:p>
          </table:table-cell>
          <table:table-cell table:formula="of:=2*[.W15]" office:value-type="float" office:value="4.93581389408502E+016" calcext:value-type="float">
            <text:p>4.93581389408502E+016</text:p>
          </table:table-cell>
          <table:table-cell table:formula="of:=2*[.X15]" office:value-type="float" office:value="9.87162778817004E+016" calcext:value-type="float">
            <text:p>9.87162778817004E+016</text:p>
          </table:table-cell>
          <table:table-cell table:formula="of:=2*[.Y15]" office:value-type="float" office:value="1.97432555763401E+017" calcext:value-type="float">
            <text:p>1.97432555763401E+017</text:p>
          </table:table-cell>
          <table:table-cell table:formula="of:=2*[.Z15]" office:value-type="float" office:value="3.94865111526801E+017" calcext:value-type="float">
            <text:p>3.94865111526801E+017</text:p>
          </table:table-cell>
          <table:table-cell table:formula="of:=2*[.AA15]" office:value-type="float" office:value="7.89730223053603E+017" calcext:value-type="float">
            <text:p>7.89730223053603E+017</text:p>
          </table:table-cell>
          <table:table-cell table:formula="of:=2*[.AB15]" office:value-type="float" office:value="1.57946044610721E+018" calcext:value-type="float">
            <text:p>1.57946044610721E+018</text:p>
          </table:table-cell>
          <table:table-cell table:formula="of:=2*[.AC15]" office:value-type="float" office:value="3.15892089221441E+018" calcext:value-type="float">
            <text:p>3.15892089221441E+018</text:p>
          </table:table-cell>
          <table:table-cell table:formula="of:=2*[.AD15]" office:value-type="float" office:value="6.31784178442882E+018" calcext:value-type="float">
            <text:p>6.31784178442882E+018</text:p>
          </table:table-cell>
          <table:table-cell table:formula="of:=2*[.AE15]" office:value-type="float" office:value="1.26356835688576E+019" calcext:value-type="float">
            <text:p>1.26356835688576E+019</text:p>
          </table:table-cell>
          <table:table-cell table:formula="of:=2*[.AF15]" office:value-type="float" office:value="2.52713671377153E+019" calcext:value-type="float">
            <text:p>2.52713671377153E+019</text:p>
          </table:table-cell>
          <table:table-cell table:formula="of:=2*[.AG15]" office:value-type="float" office:value="5.05427342754306E+019" calcext:value-type="float">
            <text:p>5.05427342754306E+019</text:p>
          </table:table-cell>
          <table:table-cell table:formula="of:=2*[.AH15]" office:value-type="float" office:value="1.01085468550861E+020" calcext:value-type="float">
            <text:p>1.01085468550861E+020</text:p>
          </table:table-cell>
          <table:table-cell table:formula="of:=2*[.AI15]" office:value-type="float" office:value="2.02170937101722E+020" calcext:value-type="float">
            <text:p>2.02170937101722E+020</text:p>
          </table:table-cell>
          <table:table-cell table:formula="of:=2*[.AJ15]" office:value-type="float" office:value="4.04341874203445E+020" calcext:value-type="float">
            <text:p>4.04341874203445E+020</text:p>
          </table:table-cell>
          <table:table-cell table:formula="of:=2*[.AK15]" office:value-type="float" office:value="8.08683748406889E+020" calcext:value-type="float">
            <text:p>8.08683748406889E+020</text:p>
          </table:table-cell>
          <table:table-cell table:formula="of:=2*[.AL15]" office:value-type="float" office:value="1.61736749681378E+021" calcext:value-type="float">
            <text:p>1.61736749681378E+021</text:p>
          </table:table-cell>
          <table:table-cell table:formula="of:=2*[.AM15]" office:value-type="float" office:value="3.23473499362756E+021" calcext:value-type="float">
            <text:p>3.23473499362756E+021</text:p>
          </table:table-cell>
          <table:table-cell table:formula="of:=2*[.AN15]" office:value-type="float" office:value="6.46946998725511E+021" calcext:value-type="float">
            <text:p>6.46946998725511E+021</text:p>
          </table:table-cell>
          <table:table-cell table:formula="of:=2*[.AO15]" office:value-type="float" office:value="1.29389399745102E+022" calcext:value-type="float">
            <text:p>1.29389399745102E+022</text:p>
          </table:table-cell>
          <table:table-cell table:formula="of:=2*[.AP15]" office:value-type="float" office:value="2.58778799490205E+022" calcext:value-type="float">
            <text:p>2.58778799490205E+022</text:p>
          </table:table-cell>
          <table:table-cell table:formula="of:=2*[.AQ15]" office:value-type="float" office:value="5.17557598980409E+022" calcext:value-type="float">
            <text:p>5.17557598980409E+022</text:p>
          </table:table-cell>
          <table:table-cell table:formula="of:=2*[.AR15]" office:value-type="float" office:value="1.03511519796082E+023" calcext:value-type="float">
            <text:p>1.03511519796082E+023</text:p>
          </table:table-cell>
          <table:table-cell table:formula="of:=2*[.AS15]" office:value-type="float" office:value="2.07023039592164E+023" calcext:value-type="float">
            <text:p>2.07023039592164E+023</text:p>
          </table:table-cell>
          <table:table-cell table:formula="of:=2*[.AT15]" office:value-type="float" office:value="4.14046079184327E+023" calcext:value-type="float">
            <text:p>4.14046079184327E+023</text:p>
          </table:table-cell>
          <table:table-cell table:formula="of:=2*[.AU15]" office:value-type="float" office:value="8.28092158368655E+023" calcext:value-type="float">
            <text:p>8.28092158368655E+023</text:p>
          </table:table-cell>
          <table:table-cell table:formula="of:=2*[.AV15]" office:value-type="float" office:value="1.65618431673731E+024" calcext:value-type="float">
            <text:p>1.65618431673731E+024</text:p>
          </table:table-cell>
          <table:table-cell table:formula="of:=2*[.AW15]" office:value-type="float" office:value="3.31236863347462E+024" calcext:value-type="float">
            <text:p>3.31236863347462E+024</text:p>
          </table:table-cell>
          <table:table-cell table:formula="of:=2*[.AX15]" office:value-type="float" office:value="6.62473726694924E+024" calcext:value-type="float">
            <text:p>6.62473726694924E+024</text:p>
          </table:table-cell>
          <table:table-cell table:formula="of:=2*[.AY15]" office:value-type="float" office:value="1.32494745338985E+025" calcext:value-type="float">
            <text:p>1.32494745338985E+025</text:p>
          </table:table-cell>
          <table:table-cell table:formula="of:=2*[.AZ15]" office:value-type="float" office:value="2.64989490677969E+025" calcext:value-type="float">
            <text:p>2.64989490677969E+025</text:p>
          </table:table-cell>
          <table:table-cell table:formula="of:=2*[.BA15]" office:value-type="float" office:value="5.29978981355939E+025" calcext:value-type="float">
            <text:p>5.29978981355939E+025</text:p>
          </table:table-cell>
          <table:table-cell table:formula="of:=2*[.BB15]" office:value-type="float" office:value="1.05995796271188E+026" calcext:value-type="float">
            <text:p>1.05995796271188E+026</text:p>
          </table:table-cell>
          <table:table-cell table:formula="of:=2*[.BC15]" office:value-type="float" office:value="2.11991592542376E+026" calcext:value-type="float">
            <text:p>2.11991592542376E+026</text:p>
          </table:table-cell>
          <table:table-cell table:formula="of:=2*[.BD15]" office:value-type="float" office:value="4.23983185084751E+026" calcext:value-type="float">
            <text:p>4.23983185084751E+026</text:p>
          </table:table-cell>
          <table:table-cell table:formula="of:=2*[.BE15]" office:value-type="float" office:value="8.47966370169502E+026" calcext:value-type="float">
            <text:p>8.47966370169502E+026</text:p>
          </table:table-cell>
          <table:table-cell table:formula="of:=2*[.BF15]" office:value-type="float" office:value="1.695932740339E+027" calcext:value-type="float">
            <text:p>1.695932740339E+027</text:p>
          </table:table-cell>
          <table:table-cell table:formula="of:=2*[.BG15]" office:value-type="float" office:value="3.39186548067801E+027" calcext:value-type="float">
            <text:p>3.39186548067801E+027</text:p>
          </table:table-cell>
          <table:table-cell table:formula="of:=2*[.BH15]" office:value-type="float" office:value="6.78373096135602E+027" calcext:value-type="float">
            <text:p>6.78373096135602E+027</text:p>
          </table:table-cell>
          <table:table-cell table:formula="of:=2*[.BI15]" office:value-type="float" office:value="1.3567461922712E+028" calcext:value-type="float">
            <text:p>1.3567461922712E+028</text:p>
          </table:table-cell>
          <table:table-cell table:formula="of:=2*[.BJ15]" office:value-type="float" office:value="2.71349238454241E+028" calcext:value-type="float">
            <text:p>2.71349238454241E+028</text:p>
          </table:table-cell>
          <table:table-cell table:formula="of:=2*[.BK15]" office:value-type="float" office:value="5.42698476908482E+028" calcext:value-type="float">
            <text:p>5.42698476908482E+0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style-name="ce1" table:formula="of:=POWER(2;[.A16])*POWER(3;[.B16])" office:value-type="float" office:value="7.79980467213435E+016" calcext:value-type="float">
            <text:p>77,998,046,721,343,500</text:p>
          </table:table-cell>
          <table:table-cell table:style-name="ce1" table:formula="of:=[.C16]/[.C15]" office:value-type="float" office:value="91.125" calcext:value-type="float">
            <text:p>91</text:p>
          </table:table-cell>
          <table:table-cell table:formula="of:=3*[.E17]" office:value-type="float" office:value="31381059609" calcext:value-type="float">
            <text:p>31381059609</text:p>
          </table:table-cell>
          <table:table-cell table:formula="of:=2*[.E16]" office:value-type="float" office:value="62762119218" calcext:value-type="float">
            <text:p>62762119218</text:p>
          </table:table-cell>
          <table:table-cell table:formula="of:=2*[.F16]" office:value-type="float" office:value="125524238436" calcext:value-type="float">
            <text:p>125524238436</text:p>
          </table:table-cell>
          <table:table-cell table:formula="of:=2*[.G16]" office:value-type="float" office:value="251048476872" calcext:value-type="float">
            <text:p>251048476872</text:p>
          </table:table-cell>
          <table:table-cell table:formula="of:=2*[.H16]" office:value-type="float" office:value="502096953744" calcext:value-type="float">
            <text:p>502096953744</text:p>
          </table:table-cell>
          <table:table-cell table:formula="of:=2*[.I16]" office:value-type="float" office:value="1004193907488" calcext:value-type="float">
            <text:p>1004193907488</text:p>
          </table:table-cell>
          <table:table-cell table:formula="of:=2*[.J16]" office:value-type="float" office:value="2008387814976" calcext:value-type="float">
            <text:p>2008387814976</text:p>
          </table:table-cell>
          <table:table-cell table:formula="of:=2*[.K16]" office:value-type="float" office:value="4016775629952" calcext:value-type="float">
            <text:p>4016775629952</text:p>
          </table:table-cell>
          <table:table-cell table:formula="of:=2*[.L16]" office:value-type="float" office:value="8033551259904" calcext:value-type="float">
            <text:p>8033551259904</text:p>
          </table:table-cell>
          <table:table-cell table:formula="of:=2*[.M16]" office:value-type="float" office:value="16067102519808" calcext:value-type="float">
            <text:p>16067102519808</text:p>
          </table:table-cell>
          <table:table-cell table:formula="of:=2*[.N16]" office:value-type="float" office:value="32134205039616" calcext:value-type="float">
            <text:p>32134205039616</text:p>
          </table:table-cell>
          <table:table-cell table:formula="of:=2*[.O16]" office:value-type="float" office:value="64268410079232" calcext:value-type="float">
            <text:p>64268410079232</text:p>
          </table:table-cell>
          <table:table-cell table:formula="of:=2*[.P16]" office:value-type="float" office:value="128536820158464" calcext:value-type="float">
            <text:p>128536820158464</text:p>
          </table:table-cell>
          <table:table-cell table:formula="of:=2*[.Q16]" office:value-type="float" office:value="257073640316928" calcext:value-type="float">
            <text:p>257073640316928</text:p>
          </table:table-cell>
          <table:table-cell table:formula="of:=2*[.R16]" office:value-type="float" office:value="514147280633856" calcext:value-type="float">
            <text:p>514147280633856</text:p>
          </table:table-cell>
          <table:table-cell table:formula="of:=2*[.S16]" office:value-type="float" office:value="1028294561267712" calcext:value-type="float">
            <text:p>1028294561267712</text:p>
          </table:table-cell>
          <table:table-cell table:formula="of:=2*[.T16]" office:value-type="float" office:value="2056589122535424" calcext:value-type="float">
            <text:p>2056589122535424</text:p>
          </table:table-cell>
          <table:table-cell table:formula="of:=2*[.U16]" office:value-type="float" office:value="4113178245070848" calcext:value-type="float">
            <text:p>4113178245070848</text:p>
          </table:table-cell>
          <table:table-cell table:formula="of:=2*[.V16]" office:value-type="float" office:value="8226356490141696" calcext:value-type="float">
            <text:p>8226356490141696</text:p>
          </table:table-cell>
          <table:table-cell table:formula="of:=2*[.W16]" office:value-type="float" office:value="1.64527129802834E+016" calcext:value-type="float">
            <text:p>1.64527129802834E+016</text:p>
          </table:table-cell>
          <table:table-cell table:formula="of:=2*[.X16]" office:value-type="float" office:value="3.29054259605668E+016" calcext:value-type="float">
            <text:p>3.29054259605668E+016</text:p>
          </table:table-cell>
          <table:table-cell table:formula="of:=2*[.Y16]" office:value-type="float" office:value="6.58108519211336E+016" calcext:value-type="float">
            <text:p>6.58108519211336E+016</text:p>
          </table:table-cell>
          <table:table-cell table:formula="of:=2*[.Z16]" office:value-type="float" office:value="1.31621703842267E+017" calcext:value-type="float">
            <text:p>1.31621703842267E+017</text:p>
          </table:table-cell>
          <table:table-cell table:formula="of:=2*[.AA16]" office:value-type="float" office:value="2.63243407684534E+017" calcext:value-type="float">
            <text:p>2.63243407684534E+017</text:p>
          </table:table-cell>
          <table:table-cell table:formula="of:=2*[.AB16]" office:value-type="float" office:value="5.26486815369069E+017" calcext:value-type="float">
            <text:p>5.26486815369069E+017</text:p>
          </table:table-cell>
          <table:table-cell table:formula="of:=2*[.AC16]" office:value-type="float" office:value="1.05297363073814E+018" calcext:value-type="float">
            <text:p>1.05297363073814E+018</text:p>
          </table:table-cell>
          <table:table-cell table:formula="of:=2*[.AD16]" office:value-type="float" office:value="2.10594726147627E+018" calcext:value-type="float">
            <text:p>2.10594726147627E+018</text:p>
          </table:table-cell>
          <table:table-cell table:formula="of:=2*[.AE16]" office:value-type="float" office:value="4.21189452295255E+018" calcext:value-type="float">
            <text:p>4.21189452295255E+018</text:p>
          </table:table-cell>
          <table:table-cell table:formula="of:=2*[.AF16]" office:value-type="float" office:value="8.4237890459051E+018" calcext:value-type="float">
            <text:p>8.4237890459051E+018</text:p>
          </table:table-cell>
          <table:table-cell table:formula="of:=2*[.AG16]" office:value-type="float" office:value="1.68475780918102E+019" calcext:value-type="float">
            <text:p>1.68475780918102E+019</text:p>
          </table:table-cell>
          <table:table-cell table:formula="of:=2*[.AH16]" office:value-type="float" office:value="3.36951561836204E+019" calcext:value-type="float">
            <text:p>3.36951561836204E+019</text:p>
          </table:table-cell>
          <table:table-cell table:formula="of:=2*[.AI16]" office:value-type="float" office:value="6.73903123672408E+019" calcext:value-type="float">
            <text:p>6.73903123672408E+019</text:p>
          </table:table-cell>
          <table:table-cell table:formula="of:=2*[.AJ16]" office:value-type="float" office:value="1.34780624734482E+020" calcext:value-type="float">
            <text:p>1.34780624734482E+020</text:p>
          </table:table-cell>
          <table:table-cell table:formula="of:=2*[.AK16]" office:value-type="float" office:value="2.69561249468963E+020" calcext:value-type="float">
            <text:p>2.69561249468963E+020</text:p>
          </table:table-cell>
          <table:table-cell table:formula="of:=2*[.AL16]" office:value-type="float" office:value="5.39122498937926E+020" calcext:value-type="float">
            <text:p>5.39122498937926E+020</text:p>
          </table:table-cell>
          <table:table-cell table:formula="of:=2*[.AM16]" office:value-type="float" office:value="1.07824499787585E+021" calcext:value-type="float">
            <text:p>1.07824499787585E+021</text:p>
          </table:table-cell>
          <table:table-cell table:formula="of:=2*[.AN16]" office:value-type="float" office:value="2.1564899957517E+021" calcext:value-type="float">
            <text:p>2.1564899957517E+021</text:p>
          </table:table-cell>
          <table:table-cell table:formula="of:=2*[.AO16]" office:value-type="float" office:value="4.31297999150341E+021" calcext:value-type="float">
            <text:p>4.31297999150341E+021</text:p>
          </table:table-cell>
          <table:table-cell table:formula="of:=2*[.AP16]" office:value-type="float" office:value="8.62595998300682E+021" calcext:value-type="float">
            <text:p>8.62595998300682E+021</text:p>
          </table:table-cell>
          <table:table-cell table:formula="of:=2*[.AQ16]" office:value-type="float" office:value="1.72519199660136E+022" calcext:value-type="float">
            <text:p>1.72519199660136E+022</text:p>
          </table:table-cell>
          <table:table-cell table:formula="of:=2*[.AR16]" office:value-type="float" office:value="3.45038399320273E+022" calcext:value-type="float">
            <text:p>3.45038399320273E+022</text:p>
          </table:table-cell>
          <table:table-cell table:formula="of:=2*[.AS16]" office:value-type="float" office:value="6.90076798640546E+022" calcext:value-type="float">
            <text:p>6.90076798640546E+022</text:p>
          </table:table-cell>
          <table:table-cell table:formula="of:=2*[.AT16]" office:value-type="float" office:value="1.38015359728109E+023" calcext:value-type="float">
            <text:p>1.38015359728109E+023</text:p>
          </table:table-cell>
          <table:table-cell table:formula="of:=2*[.AU16]" office:value-type="float" office:value="2.76030719456218E+023" calcext:value-type="float">
            <text:p>2.76030719456218E+023</text:p>
          </table:table-cell>
          <table:table-cell table:formula="of:=2*[.AV16]" office:value-type="float" office:value="5.52061438912436E+023" calcext:value-type="float">
            <text:p>5.52061438912436E+023</text:p>
          </table:table-cell>
          <table:table-cell table:formula="of:=2*[.AW16]" office:value-type="float" office:value="1.10412287782487E+024" calcext:value-type="float">
            <text:p>1.10412287782487E+024</text:p>
          </table:table-cell>
          <table:table-cell table:formula="of:=2*[.AX16]" office:value-type="float" office:value="2.20824575564975E+024" calcext:value-type="float">
            <text:p>2.20824575564975E+024</text:p>
          </table:table-cell>
          <table:table-cell table:formula="of:=2*[.AY16]" office:value-type="float" office:value="4.41649151129949E+024" calcext:value-type="float">
            <text:p>4.41649151129949E+024</text:p>
          </table:table-cell>
          <table:table-cell table:formula="of:=2*[.AZ16]" office:value-type="float" office:value="8.83298302259898E+024" calcext:value-type="float">
            <text:p>8.83298302259898E+024</text:p>
          </table:table-cell>
          <table:table-cell table:formula="of:=2*[.BA16]" office:value-type="float" office:value="1.7665966045198E+025" calcext:value-type="float">
            <text:p>1.7665966045198E+025</text:p>
          </table:table-cell>
          <table:table-cell table:formula="of:=2*[.BB16]" office:value-type="float" office:value="3.53319320903959E+025" calcext:value-type="float">
            <text:p>3.53319320903959E+025</text:p>
          </table:table-cell>
          <table:table-cell table:formula="of:=2*[.BC16]" office:value-type="float" office:value="7.06638641807919E+025" calcext:value-type="float">
            <text:p>7.06638641807919E+025</text:p>
          </table:table-cell>
          <table:table-cell table:formula="of:=2*[.BD16]" office:value-type="float" office:value="1.41327728361584E+026" calcext:value-type="float">
            <text:p>1.41327728361584E+026</text:p>
          </table:table-cell>
          <table:table-cell table:formula="of:=2*[.BE16]" office:value-type="float" office:value="2.82655456723167E+026" calcext:value-type="float">
            <text:p>2.82655456723167E+026</text:p>
          </table:table-cell>
          <table:table-cell table:formula="of:=2*[.BF16]" office:value-type="float" office:value="5.65310913446335E+026" calcext:value-type="float">
            <text:p>5.65310913446335E+026</text:p>
          </table:table-cell>
          <table:table-cell table:formula="of:=2*[.BG16]" office:value-type="float" office:value="1.13062182689267E+027" calcext:value-type="float">
            <text:p>1.13062182689267E+027</text:p>
          </table:table-cell>
          <table:table-cell table:formula="of:=2*[.BH16]" office:value-type="float" office:value="2.26124365378534E+027" calcext:value-type="float">
            <text:p>2.26124365378534E+027</text:p>
          </table:table-cell>
          <table:table-cell table:formula="of:=2*[.BI16]" office:value-type="float" office:value="4.52248730757068E+027" calcext:value-type="float">
            <text:p>4.52248730757068E+027</text:p>
          </table:table-cell>
          <table:table-cell table:formula="of:=2*[.BJ16]" office:value-type="float" office:value="9.04497461514136E+027" calcext:value-type="float">
            <text:p>9.04497461514136E+027</text:p>
          </table:table-cell>
          <table:table-cell table:formula="of:=2*[.BK16]" office:value-type="float" office:value="1.80899492302827E+028" calcext:value-type="float">
            <text:p>1.80899492302827E+0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style-name="ce1" table:formula="of:=POWER(2;[.A17])*POWER(3;[.B17])" office:value-type="float" office:value="9.87162778817004E+016" calcext:value-type="float">
            <text:p>98,716,277,881,700,400</text:p>
          </table:table-cell>
          <table:table-cell table:style-name="ce1" table:formula="of:=[.C17]/[.C16]" office:value-type="float" office:value="1.265625" calcext:value-type="float">
            <text:p>1</text:p>
          </table:table-cell>
          <table:table-cell table:formula="of:=3*[.E18]" office:value-type="float" office:value="10460353203" calcext:value-type="float">
            <text:p>10460353203</text:p>
          </table:table-cell>
          <table:table-cell table:formula="of:=2*[.E17]" office:value-type="float" office:value="20920706406" calcext:value-type="float">
            <text:p>20920706406</text:p>
          </table:table-cell>
          <table:table-cell table:formula="of:=2*[.F17]" office:value-type="float" office:value="41841412812" calcext:value-type="float">
            <text:p>41841412812</text:p>
          </table:table-cell>
          <table:table-cell table:formula="of:=2*[.G17]" office:value-type="float" office:value="83682825624" calcext:value-type="float">
            <text:p>83682825624</text:p>
          </table:table-cell>
          <table:table-cell table:formula="of:=2*[.H17]" office:value-type="float" office:value="167365651248" calcext:value-type="float">
            <text:p>167365651248</text:p>
          </table:table-cell>
          <table:table-cell table:formula="of:=2*[.I17]" office:value-type="float" office:value="334731302496" calcext:value-type="float">
            <text:p>334731302496</text:p>
          </table:table-cell>
          <table:table-cell table:formula="of:=2*[.J17]" office:value-type="float" office:value="669462604992" calcext:value-type="float">
            <text:p>669462604992</text:p>
          </table:table-cell>
          <table:table-cell table:formula="of:=2*[.K17]" office:value-type="float" office:value="1338925209984" calcext:value-type="float">
            <text:p>1338925209984</text:p>
          </table:table-cell>
          <table:table-cell table:formula="of:=2*[.L17]" office:value-type="float" office:value="2677850419968" calcext:value-type="float">
            <text:p>2677850419968</text:p>
          </table:table-cell>
          <table:table-cell table:formula="of:=2*[.M17]" office:value-type="float" office:value="5355700839936" calcext:value-type="float">
            <text:p>5355700839936</text:p>
          </table:table-cell>
          <table:table-cell table:formula="of:=2*[.N17]" office:value-type="float" office:value="10711401679872" calcext:value-type="float">
            <text:p>10711401679872</text:p>
          </table:table-cell>
          <table:table-cell table:formula="of:=2*[.O17]" office:value-type="float" office:value="21422803359744" calcext:value-type="float">
            <text:p>21422803359744</text:p>
          </table:table-cell>
          <table:table-cell table:formula="of:=2*[.P17]" office:value-type="float" office:value="42845606719488" calcext:value-type="float">
            <text:p>42845606719488</text:p>
          </table:table-cell>
          <table:table-cell table:formula="of:=2*[.Q17]" office:value-type="float" office:value="85691213438976" calcext:value-type="float">
            <text:p>85691213438976</text:p>
          </table:table-cell>
          <table:table-cell table:formula="of:=2*[.R17]" office:value-type="float" office:value="171382426877952" calcext:value-type="float">
            <text:p>171382426877952</text:p>
          </table:table-cell>
          <table:table-cell table:formula="of:=2*[.S17]" office:value-type="float" office:value="342764853755904" calcext:value-type="float">
            <text:p>342764853755904</text:p>
          </table:table-cell>
          <table:table-cell table:formula="of:=2*[.T17]" office:value-type="float" office:value="685529707511808" calcext:value-type="float">
            <text:p>685529707511808</text:p>
          </table:table-cell>
          <table:table-cell table:formula="of:=2*[.U17]" office:value-type="float" office:value="1371059415023616" calcext:value-type="float">
            <text:p>1371059415023616</text:p>
          </table:table-cell>
          <table:table-cell table:formula="of:=2*[.V17]" office:value-type="float" office:value="2742118830047232" calcext:value-type="float">
            <text:p>2742118830047232</text:p>
          </table:table-cell>
          <table:table-cell table:formula="of:=2*[.W17]" office:value-type="float" office:value="5484237660094464" calcext:value-type="float">
            <text:p>5484237660094464</text:p>
          </table:table-cell>
          <table:table-cell table:formula="of:=2*[.X17]" office:value-type="float" office:value="1.09684753201889E+016" calcext:value-type="float">
            <text:p>1.09684753201889E+016</text:p>
          </table:table-cell>
          <table:table-cell table:formula="of:=2*[.Y17]" office:value-type="float" office:value="2.19369506403779E+016" calcext:value-type="float">
            <text:p>2.19369506403779E+016</text:p>
          </table:table-cell>
          <table:table-cell table:formula="of:=2*[.Z17]" office:value-type="float" office:value="4.38739012807557E+016" calcext:value-type="float">
            <text:p>4.38739012807557E+016</text:p>
          </table:table-cell>
          <table:table-cell table:formula="of:=2*[.AA17]" office:value-type="float" office:value="8.77478025615114E+016" calcext:value-type="float">
            <text:p>8.77478025615114E+016</text:p>
          </table:table-cell>
          <table:table-cell table:formula="of:=2*[.AB17]" office:value-type="float" office:value="1.75495605123023E+017" calcext:value-type="float">
            <text:p>1.75495605123023E+017</text:p>
          </table:table-cell>
          <table:table-cell table:formula="of:=2*[.AC17]" office:value-type="float" office:value="3.50991210246046E+017" calcext:value-type="float">
            <text:p>3.50991210246046E+017</text:p>
          </table:table-cell>
          <table:table-cell table:formula="of:=2*[.AD17]" office:value-type="float" office:value="7.01982420492091E+017" calcext:value-type="float">
            <text:p>7.01982420492091E+017</text:p>
          </table:table-cell>
          <table:table-cell table:formula="of:=2*[.AE17]" office:value-type="float" office:value="1.40396484098418E+018" calcext:value-type="float">
            <text:p>1.40396484098418E+018</text:p>
          </table:table-cell>
          <table:table-cell table:formula="of:=2*[.AF17]" office:value-type="float" office:value="2.80792968196837E+018" calcext:value-type="float">
            <text:p>2.80792968196837E+018</text:p>
          </table:table-cell>
          <table:table-cell table:formula="of:=2*[.AG17]" office:value-type="float" office:value="5.61585936393673E+018" calcext:value-type="float">
            <text:p>5.61585936393673E+018</text:p>
          </table:table-cell>
          <table:table-cell table:formula="of:=2*[.AH17]" office:value-type="float" office:value="1.12317187278735E+019" calcext:value-type="float">
            <text:p>1.12317187278735E+019</text:p>
          </table:table-cell>
          <table:table-cell table:formula="of:=2*[.AI17]" office:value-type="float" office:value="2.24634374557469E+019" calcext:value-type="float">
            <text:p>2.24634374557469E+019</text:p>
          </table:table-cell>
          <table:table-cell table:formula="of:=2*[.AJ17]" office:value-type="float" office:value="4.49268749114939E+019" calcext:value-type="float">
            <text:p>4.49268749114939E+019</text:p>
          </table:table-cell>
          <table:table-cell table:formula="of:=2*[.AK17]" office:value-type="float" office:value="8.98537498229877E+019" calcext:value-type="float">
            <text:p>8.98537498229877E+019</text:p>
          </table:table-cell>
          <table:table-cell table:formula="of:=2*[.AL17]" office:value-type="float" office:value="1.79707499645975E+020" calcext:value-type="float">
            <text:p>1.79707499645975E+020</text:p>
          </table:table-cell>
          <table:table-cell table:formula="of:=2*[.AM17]" office:value-type="float" office:value="3.59414999291951E+020" calcext:value-type="float">
            <text:p>3.59414999291951E+020</text:p>
          </table:table-cell>
          <table:table-cell table:formula="of:=2*[.AN17]" office:value-type="float" office:value="7.18829998583902E+020" calcext:value-type="float">
            <text:p>7.18829998583902E+020</text:p>
          </table:table-cell>
          <table:table-cell table:formula="of:=2*[.AO17]" office:value-type="float" office:value="1.4376599971678E+021" calcext:value-type="float">
            <text:p>1.4376599971678E+021</text:p>
          </table:table-cell>
          <table:table-cell table:formula="of:=2*[.AP17]" office:value-type="float" office:value="2.87531999433561E+021" calcext:value-type="float">
            <text:p>2.87531999433561E+021</text:p>
          </table:table-cell>
          <table:table-cell table:formula="of:=2*[.AQ17]" office:value-type="float" office:value="5.75063998867121E+021" calcext:value-type="float">
            <text:p>5.75063998867121E+021</text:p>
          </table:table-cell>
          <table:table-cell table:formula="of:=2*[.AR17]" office:value-type="float" office:value="1.15012799773424E+022" calcext:value-type="float">
            <text:p>1.15012799773424E+022</text:p>
          </table:table-cell>
          <table:table-cell table:formula="of:=2*[.AS17]" office:value-type="float" office:value="2.30025599546848E+022" calcext:value-type="float">
            <text:p>2.30025599546848E+022</text:p>
          </table:table-cell>
          <table:table-cell table:formula="of:=2*[.AT17]" office:value-type="float" office:value="4.60051199093697E+022" calcext:value-type="float">
            <text:p>4.60051199093697E+022</text:p>
          </table:table-cell>
          <table:table-cell table:formula="of:=2*[.AU17]" office:value-type="float" office:value="9.20102398187394E+022" calcext:value-type="float">
            <text:p>9.20102398187394E+022</text:p>
          </table:table-cell>
          <table:table-cell table:formula="of:=2*[.AV17]" office:value-type="float" office:value="1.84020479637479E+023" calcext:value-type="float">
            <text:p>1.84020479637479E+023</text:p>
          </table:table-cell>
          <table:table-cell table:formula="of:=2*[.AW17]" office:value-type="float" office:value="3.68040959274958E+023" calcext:value-type="float">
            <text:p>3.68040959274958E+023</text:p>
          </table:table-cell>
          <table:table-cell table:formula="of:=2*[.AX17]" office:value-type="float" office:value="7.36081918549915E+023" calcext:value-type="float">
            <text:p>7.36081918549915E+023</text:p>
          </table:table-cell>
          <table:table-cell table:formula="of:=2*[.AY17]" office:value-type="float" office:value="1.47216383709983E+024" calcext:value-type="float">
            <text:p>1.47216383709983E+024</text:p>
          </table:table-cell>
          <table:table-cell table:formula="of:=2*[.AZ17]" office:value-type="float" office:value="2.94432767419966E+024" calcext:value-type="float">
            <text:p>2.94432767419966E+024</text:p>
          </table:table-cell>
          <table:table-cell table:formula="of:=2*[.BA17]" office:value-type="float" office:value="5.88865534839932E+024" calcext:value-type="float">
            <text:p>5.88865534839932E+024</text:p>
          </table:table-cell>
          <table:table-cell table:formula="of:=2*[.BB17]" office:value-type="float" office:value="1.17773106967986E+025" calcext:value-type="float">
            <text:p>1.17773106967986E+025</text:p>
          </table:table-cell>
          <table:table-cell table:formula="of:=2*[.BC17]" office:value-type="float" office:value="2.35546213935973E+025" calcext:value-type="float">
            <text:p>2.35546213935973E+025</text:p>
          </table:table-cell>
          <table:table-cell table:formula="of:=2*[.BD17]" office:value-type="float" office:value="4.71092427871946E+025" calcext:value-type="float">
            <text:p>4.71092427871946E+025</text:p>
          </table:table-cell>
          <table:table-cell table:formula="of:=2*[.BE17]" office:value-type="float" office:value="9.42184855743891E+025" calcext:value-type="float">
            <text:p>9.42184855743891E+025</text:p>
          </table:table-cell>
          <table:table-cell table:formula="of:=2*[.BF17]" office:value-type="float" office:value="1.88436971148778E+026" calcext:value-type="float">
            <text:p>1.88436971148778E+026</text:p>
          </table:table-cell>
          <table:table-cell table:formula="of:=2*[.BG17]" office:value-type="float" office:value="3.76873942297557E+026" calcext:value-type="float">
            <text:p>3.76873942297557E+026</text:p>
          </table:table-cell>
          <table:table-cell table:formula="of:=2*[.BH17]" office:value-type="float" office:value="7.53747884595113E+026" calcext:value-type="float">
            <text:p>7.53747884595113E+026</text:p>
          </table:table-cell>
          <table:table-cell table:formula="of:=2*[.BI17]" office:value-type="float" office:value="1.50749576919023E+027" calcext:value-type="float">
            <text:p>1.50749576919023E+027</text:p>
          </table:table-cell>
          <table:table-cell table:formula="of:=2*[.BJ17]" office:value-type="float" office:value="3.01499153838045E+027" calcext:value-type="float">
            <text:p>3.01499153838045E+027</text:p>
          </table:table-cell>
          <table:table-cell table:formula="of:=2*[.BK17]" office:value-type="float" office:value="6.02998307676091E+027" calcext:value-type="float">
            <text:p>6.02998307676091E+0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style-name="ce1" table:formula="of:=POWER(2;[.A18])*POWER(3;[.B18])" office:value-type="float" office:value="1.87406683791041E+017" calcext:value-type="float">
            <text:p>187,406,683,791,041,000</text:p>
          </table:table-cell>
          <table:table-cell table:style-name="ce1" table:formula="of:=[.C18]/[.C17]" office:value-type="float" office:value="1.8984375" calcext:value-type="float">
            <text:p>2</text:p>
          </table:table-cell>
          <table:table-cell table:formula="of:=3*[.E19]" office:value-type="float" office:value="3486784401" calcext:value-type="float">
            <text:p>3486784401</text:p>
          </table:table-cell>
          <table:table-cell table:formula="of:=2*[.E18]" office:value-type="float" office:value="6973568802" calcext:value-type="float">
            <text:p>6973568802</text:p>
          </table:table-cell>
          <table:table-cell table:formula="of:=2*[.F18]" office:value-type="float" office:value="13947137604" calcext:value-type="float">
            <text:p>13947137604</text:p>
          </table:table-cell>
          <table:table-cell table:formula="of:=2*[.G18]" office:value-type="float" office:value="27894275208" calcext:value-type="float">
            <text:p>27894275208</text:p>
          </table:table-cell>
          <table:table-cell table:formula="of:=2*[.H18]" office:value-type="float" office:value="55788550416" calcext:value-type="float">
            <text:p>55788550416</text:p>
          </table:table-cell>
          <table:table-cell table:formula="of:=2*[.I18]" office:value-type="float" office:value="111577100832" calcext:value-type="float">
            <text:p>111577100832</text:p>
          </table:table-cell>
          <table:table-cell table:formula="of:=2*[.J18]" office:value-type="float" office:value="223154201664" calcext:value-type="float">
            <text:p>223154201664</text:p>
          </table:table-cell>
          <table:table-cell table:formula="of:=2*[.K18]" office:value-type="float" office:value="446308403328" calcext:value-type="float">
            <text:p>446308403328</text:p>
          </table:table-cell>
          <table:table-cell table:formula="of:=2*[.L18]" office:value-type="float" office:value="892616806656" calcext:value-type="float">
            <text:p>892616806656</text:p>
          </table:table-cell>
          <table:table-cell table:formula="of:=2*[.M18]" office:value-type="float" office:value="1785233613312" calcext:value-type="float">
            <text:p>1785233613312</text:p>
          </table:table-cell>
          <table:table-cell table:formula="of:=2*[.N18]" office:value-type="float" office:value="3570467226624" calcext:value-type="float">
            <text:p>3570467226624</text:p>
          </table:table-cell>
          <table:table-cell table:formula="of:=2*[.O18]" office:value-type="float" office:value="7140934453248" calcext:value-type="float">
            <text:p>7140934453248</text:p>
          </table:table-cell>
          <table:table-cell table:formula="of:=2*[.P18]" office:value-type="float" office:value="14281868906496" calcext:value-type="float">
            <text:p>14281868906496</text:p>
          </table:table-cell>
          <table:table-cell table:formula="of:=2*[.Q18]" office:value-type="float" office:value="28563737812992" calcext:value-type="float">
            <text:p>28563737812992</text:p>
          </table:table-cell>
          <table:table-cell table:formula="of:=2*[.R18]" office:value-type="float" office:value="57127475625984" calcext:value-type="float">
            <text:p>57127475625984</text:p>
          </table:table-cell>
          <table:table-cell table:formula="of:=2*[.S18]" office:value-type="float" office:value="114254951251968" calcext:value-type="float">
            <text:p>114254951251968</text:p>
          </table:table-cell>
          <table:table-cell table:formula="of:=2*[.T18]" office:value-type="float" office:value="228509902503936" calcext:value-type="float">
            <text:p>228509902503936</text:p>
          </table:table-cell>
          <table:table-cell table:formula="of:=2*[.U18]" office:value-type="float" office:value="457019805007872" calcext:value-type="float">
            <text:p>457019805007872</text:p>
          </table:table-cell>
          <table:table-cell table:formula="of:=2*[.V18]" office:value-type="float" office:value="914039610015744" calcext:value-type="float">
            <text:p>914039610015744</text:p>
          </table:table-cell>
          <table:table-cell table:formula="of:=2*[.W18]" office:value-type="float" office:value="1828079220031488" calcext:value-type="float">
            <text:p>1828079220031488</text:p>
          </table:table-cell>
          <table:table-cell table:formula="of:=2*[.X18]" office:value-type="float" office:value="3656158440062976" calcext:value-type="float">
            <text:p>3656158440062976</text:p>
          </table:table-cell>
          <table:table-cell table:formula="of:=2*[.Y18]" office:value-type="float" office:value="7312316880125952" calcext:value-type="float">
            <text:p>7312316880125952</text:p>
          </table:table-cell>
          <table:table-cell table:formula="of:=2*[.Z18]" office:value-type="float" office:value="1.46246337602519E+016" calcext:value-type="float">
            <text:p>1.46246337602519E+016</text:p>
          </table:table-cell>
          <table:table-cell table:formula="of:=2*[.AA18]" office:value-type="float" office:value="2.92492675205038E+016" calcext:value-type="float">
            <text:p>2.92492675205038E+016</text:p>
          </table:table-cell>
          <table:table-cell table:formula="of:=2*[.AB18]" office:value-type="float" office:value="5.84985350410076E+016" calcext:value-type="float">
            <text:p>5.84985350410076E+016</text:p>
          </table:table-cell>
          <table:table-cell table:formula="of:=2*[.AC18]" office:value-type="float" office:value="1.16997070082015E+017" calcext:value-type="float">
            <text:p>1.16997070082015E+017</text:p>
          </table:table-cell>
          <table:table-cell table:formula="of:=2*[.AD18]" office:value-type="float" office:value="2.3399414016403E+017" calcext:value-type="float">
            <text:p>2.3399414016403E+017</text:p>
          </table:table-cell>
          <table:table-cell table:formula="of:=2*[.AE18]" office:value-type="float" office:value="4.67988280328061E+017" calcext:value-type="float">
            <text:p>4.67988280328061E+017</text:p>
          </table:table-cell>
          <table:table-cell table:formula="of:=2*[.AF18]" office:value-type="float" office:value="9.35976560656122E+017" calcext:value-type="float">
            <text:p>9.35976560656122E+017</text:p>
          </table:table-cell>
          <table:table-cell table:formula="of:=2*[.AG18]" office:value-type="float" office:value="1.87195312131224E+018" calcext:value-type="float">
            <text:p>1.87195312131224E+018</text:p>
          </table:table-cell>
          <table:table-cell table:formula="of:=2*[.AH18]" office:value-type="float" office:value="3.74390624262449E+018" calcext:value-type="float">
            <text:p>3.74390624262449E+018</text:p>
          </table:table-cell>
          <table:table-cell table:formula="of:=2*[.AI18]" office:value-type="float" office:value="7.48781248524898E+018" calcext:value-type="float">
            <text:p>7.48781248524898E+018</text:p>
          </table:table-cell>
          <table:table-cell table:formula="of:=2*[.AJ18]" office:value-type="float" office:value="1.4975624970498E+019" calcext:value-type="float">
            <text:p>1.4975624970498E+019</text:p>
          </table:table-cell>
          <table:table-cell table:formula="of:=2*[.AK18]" office:value-type="float" office:value="2.99512499409959E+019" calcext:value-type="float">
            <text:p>2.99512499409959E+019</text:p>
          </table:table-cell>
          <table:table-cell table:formula="of:=2*[.AL18]" office:value-type="float" office:value="5.99024998819918E+019" calcext:value-type="float">
            <text:p>5.99024998819918E+019</text:p>
          </table:table-cell>
          <table:table-cell table:formula="of:=2*[.AM18]" office:value-type="float" office:value="1.19804999763984E+020" calcext:value-type="float">
            <text:p>1.19804999763984E+020</text:p>
          </table:table-cell>
          <table:table-cell table:formula="of:=2*[.AN18]" office:value-type="float" office:value="2.39609999527967E+020" calcext:value-type="float">
            <text:p>2.39609999527967E+020</text:p>
          </table:table-cell>
          <table:table-cell table:formula="of:=2*[.AO18]" office:value-type="float" office:value="4.79219999055934E+020" calcext:value-type="float">
            <text:p>4.79219999055934E+020</text:p>
          </table:table-cell>
          <table:table-cell table:formula="of:=2*[.AP18]" office:value-type="float" office:value="9.58439998111869E+020" calcext:value-type="float">
            <text:p>9.58439998111869E+020</text:p>
          </table:table-cell>
          <table:table-cell table:formula="of:=2*[.AQ18]" office:value-type="float" office:value="1.91687999622374E+021" calcext:value-type="float">
            <text:p>1.91687999622374E+021</text:p>
          </table:table-cell>
          <table:table-cell table:formula="of:=2*[.AR18]" office:value-type="float" office:value="3.83375999244747E+021" calcext:value-type="float">
            <text:p>3.83375999244747E+021</text:p>
          </table:table-cell>
          <table:table-cell table:formula="of:=2*[.AS18]" office:value-type="float" office:value="7.66751998489495E+021" calcext:value-type="float">
            <text:p>7.66751998489495E+021</text:p>
          </table:table-cell>
          <table:table-cell table:formula="of:=2*[.AT18]" office:value-type="float" office:value="1.53350399697899E+022" calcext:value-type="float">
            <text:p>1.53350399697899E+022</text:p>
          </table:table-cell>
          <table:table-cell table:formula="of:=2*[.AU18]" office:value-type="float" office:value="3.06700799395798E+022" calcext:value-type="float">
            <text:p>3.06700799395798E+022</text:p>
          </table:table-cell>
          <table:table-cell table:formula="of:=2*[.AV18]" office:value-type="float" office:value="6.13401598791596E+022" calcext:value-type="float">
            <text:p>6.13401598791596E+022</text:p>
          </table:table-cell>
          <table:table-cell table:formula="of:=2*[.AW18]" office:value-type="float" office:value="1.22680319758319E+023" calcext:value-type="float">
            <text:p>1.22680319758319E+023</text:p>
          </table:table-cell>
          <table:table-cell table:formula="of:=2*[.AX18]" office:value-type="float" office:value="2.45360639516638E+023" calcext:value-type="float">
            <text:p>2.45360639516638E+023</text:p>
          </table:table-cell>
          <table:table-cell table:formula="of:=2*[.AY18]" office:value-type="float" office:value="4.90721279033277E+023" calcext:value-type="float">
            <text:p>4.90721279033277E+023</text:p>
          </table:table-cell>
          <table:table-cell table:formula="of:=2*[.AZ18]" office:value-type="float" office:value="9.81442558066554E+023" calcext:value-type="float">
            <text:p>9.81442558066554E+023</text:p>
          </table:table-cell>
          <table:table-cell table:formula="of:=2*[.BA18]" office:value-type="float" office:value="1.96288511613311E+024" calcext:value-type="float">
            <text:p>1.96288511613311E+024</text:p>
          </table:table-cell>
          <table:table-cell table:formula="of:=2*[.BB18]" office:value-type="float" office:value="3.92577023226621E+024" calcext:value-type="float">
            <text:p>3.92577023226621E+024</text:p>
          </table:table-cell>
          <table:table-cell table:formula="of:=2*[.BC18]" office:value-type="float" office:value="7.85154046453243E+024" calcext:value-type="float">
            <text:p>7.85154046453243E+024</text:p>
          </table:table-cell>
          <table:table-cell table:formula="of:=2*[.BD18]" office:value-type="float" office:value="1.57030809290649E+025" calcext:value-type="float">
            <text:p>1.57030809290649E+025</text:p>
          </table:table-cell>
          <table:table-cell table:formula="of:=2*[.BE18]" office:value-type="float" office:value="3.14061618581297E+025" calcext:value-type="float">
            <text:p>3.14061618581297E+025</text:p>
          </table:table-cell>
          <table:table-cell table:formula="of:=2*[.BF18]" office:value-type="float" office:value="6.28123237162594E+025" calcext:value-type="float">
            <text:p>6.28123237162594E+025</text:p>
          </table:table-cell>
          <table:table-cell table:formula="of:=2*[.BG18]" office:value-type="float" office:value="1.25624647432519E+026" calcext:value-type="float">
            <text:p>1.25624647432519E+026</text:p>
          </table:table-cell>
          <table:table-cell table:formula="of:=2*[.BH18]" office:value-type="float" office:value="2.51249294865038E+026" calcext:value-type="float">
            <text:p>2.51249294865038E+026</text:p>
          </table:table-cell>
          <table:table-cell table:formula="of:=2*[.BI18]" office:value-type="float" office:value="5.02498589730075E+026" calcext:value-type="float">
            <text:p>5.02498589730075E+026</text:p>
          </table:table-cell>
          <table:table-cell table:formula="of:=2*[.BJ18]" office:value-type="float" office:value="1.00499717946015E+027" calcext:value-type="float">
            <text:p>1.00499717946015E+027</text:p>
          </table:table-cell>
          <table:table-cell table:formula="of:=2*[.BK18]" office:value-type="float" office:value="2.0099943589203E+027" calcext:value-type="float">
            <text:p>2.0099943589203E+0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style-name="ce1" table:formula="of:=POWER(2;[.A19])*POWER(3;[.B19])" office:value-type="float" office:value="2.52999023117905E+018" calcext:value-type="float">
            <text:p>2,529,990,231,179,050,000</text:p>
          </table:table-cell>
          <table:table-cell table:style-name="ce1" table:formula="of:=[.C19]/[.C18]" office:value-type="float" office:value="13.5" calcext:value-type="float">
            <text:p>14</text:p>
          </table:table-cell>
          <table:table-cell table:formula="of:=3*[.E20]" office:value-type="float" office:value="1162261467" calcext:value-type="float">
            <text:p>1162261467</text:p>
          </table:table-cell>
          <table:table-cell table:formula="of:=2*[.E19]" office:value-type="float" office:value="2324522934" calcext:value-type="float">
            <text:p>2324522934</text:p>
          </table:table-cell>
          <table:table-cell table:formula="of:=2*[.F19]" office:value-type="float" office:value="4649045868" calcext:value-type="float">
            <text:p>4649045868</text:p>
          </table:table-cell>
          <table:table-cell table:formula="of:=2*[.G19]" office:value-type="float" office:value="9298091736" calcext:value-type="float">
            <text:p>9298091736</text:p>
          </table:table-cell>
          <table:table-cell table:formula="of:=2*[.H19]" office:value-type="float" office:value="18596183472" calcext:value-type="float">
            <text:p>18596183472</text:p>
          </table:table-cell>
          <table:table-cell table:formula="of:=2*[.I19]" office:value-type="float" office:value="37192366944" calcext:value-type="float">
            <text:p>37192366944</text:p>
          </table:table-cell>
          <table:table-cell table:formula="of:=2*[.J19]" office:value-type="float" office:value="74384733888" calcext:value-type="float">
            <text:p>74384733888</text:p>
          </table:table-cell>
          <table:table-cell table:formula="of:=2*[.K19]" office:value-type="float" office:value="148769467776" calcext:value-type="float">
            <text:p>148769467776</text:p>
          </table:table-cell>
          <table:table-cell table:formula="of:=2*[.L19]" office:value-type="float" office:value="297538935552" calcext:value-type="float">
            <text:p>297538935552</text:p>
          </table:table-cell>
          <table:table-cell table:formula="of:=2*[.M19]" office:value-type="float" office:value="595077871104" calcext:value-type="float">
            <text:p>595077871104</text:p>
          </table:table-cell>
          <table:table-cell table:formula="of:=2*[.N19]" office:value-type="float" office:value="1190155742208" calcext:value-type="float">
            <text:p>1190155742208</text:p>
          </table:table-cell>
          <table:table-cell table:formula="of:=2*[.O19]" office:value-type="float" office:value="2380311484416" calcext:value-type="float">
            <text:p>2380311484416</text:p>
          </table:table-cell>
          <table:table-cell table:formula="of:=2*[.P19]" office:value-type="float" office:value="4760622968832" calcext:value-type="float">
            <text:p>4760622968832</text:p>
          </table:table-cell>
          <table:table-cell table:formula="of:=2*[.Q19]" office:value-type="float" office:value="9521245937664" calcext:value-type="float">
            <text:p>9521245937664</text:p>
          </table:table-cell>
          <table:table-cell table:formula="of:=2*[.R19]" office:value-type="float" office:value="19042491875328" calcext:value-type="float">
            <text:p>19042491875328</text:p>
          </table:table-cell>
          <table:table-cell table:formula="of:=2*[.S19]" office:value-type="float" office:value="38084983750656" calcext:value-type="float">
            <text:p>38084983750656</text:p>
          </table:table-cell>
          <table:table-cell table:formula="of:=2*[.T19]" office:value-type="float" office:value="76169967501312" calcext:value-type="float">
            <text:p>76169967501312</text:p>
          </table:table-cell>
          <table:table-cell table:formula="of:=2*[.U19]" office:value-type="float" office:value="152339935002624" calcext:value-type="float">
            <text:p>152339935002624</text:p>
          </table:table-cell>
          <table:table-cell table:formula="of:=2*[.V19]" office:value-type="float" office:value="304679870005248" calcext:value-type="float">
            <text:p>304679870005248</text:p>
          </table:table-cell>
          <table:table-cell table:formula="of:=2*[.W19]" office:value-type="float" office:value="609359740010496" calcext:value-type="float">
            <text:p>609359740010496</text:p>
          </table:table-cell>
          <table:table-cell table:formula="of:=2*[.X19]" office:value-type="float" office:value="1218719480020992" calcext:value-type="float">
            <text:p>1218719480020992</text:p>
          </table:table-cell>
          <table:table-cell table:formula="of:=2*[.Y19]" office:value-type="float" office:value="2437438960041984" calcext:value-type="float">
            <text:p>2437438960041984</text:p>
          </table:table-cell>
          <table:table-cell table:formula="of:=2*[.Z19]" office:value-type="float" office:value="4874877920083968" calcext:value-type="float">
            <text:p>4874877920083968</text:p>
          </table:table-cell>
          <table:table-cell table:formula="of:=2*[.AA19]" office:value-type="float" office:value="9.74975584016794E+015" calcext:value-type="float">
            <text:p>9.74975584016794E+015</text:p>
          </table:table-cell>
          <table:table-cell table:formula="of:=2*[.AB19]" office:value-type="float" office:value="1.94995116803359E+016" calcext:value-type="float">
            <text:p>1.94995116803359E+016</text:p>
          </table:table-cell>
          <table:table-cell table:formula="of:=2*[.AC19]" office:value-type="float" office:value="3.89990233606717E+016" calcext:value-type="float">
            <text:p>3.89990233606717E+016</text:p>
          </table:table-cell>
          <table:table-cell table:formula="of:=2*[.AD19]" office:value-type="float" office:value="7.79980467213435E+016" calcext:value-type="float">
            <text:p>7.79980467213435E+016</text:p>
          </table:table-cell>
          <table:table-cell table:formula="of:=2*[.AE19]" office:value-type="float" office:value="1.55996093442687E+017" calcext:value-type="float">
            <text:p>1.55996093442687E+017</text:p>
          </table:table-cell>
          <table:table-cell table:formula="of:=2*[.AF19]" office:value-type="float" office:value="3.11992186885374E+017" calcext:value-type="float">
            <text:p>3.11992186885374E+017</text:p>
          </table:table-cell>
          <table:table-cell table:formula="of:=2*[.AG19]" office:value-type="float" office:value="6.23984373770748E+017" calcext:value-type="float">
            <text:p>6.23984373770748E+017</text:p>
          </table:table-cell>
          <table:table-cell table:formula="of:=2*[.AH19]" office:value-type="float" office:value="1.2479687475415E+018" calcext:value-type="float">
            <text:p>1.2479687475415E+018</text:p>
          </table:table-cell>
          <table:table-cell table:formula="of:=2*[.AI19]" office:value-type="float" office:value="2.49593749508299E+018" calcext:value-type="float">
            <text:p>2.49593749508299E+018</text:p>
          </table:table-cell>
          <table:table-cell table:formula="of:=2*[.AJ19]" office:value-type="float" office:value="4.99187499016598E+018" calcext:value-type="float">
            <text:p>4.99187499016598E+018</text:p>
          </table:table-cell>
          <table:table-cell table:formula="of:=2*[.AK19]" office:value-type="float" office:value="9.98374998033197E+018" calcext:value-type="float">
            <text:p>9.98374998033197E+018</text:p>
          </table:table-cell>
          <table:table-cell table:formula="of:=2*[.AL19]" office:value-type="float" office:value="1.99674999606639E+019" calcext:value-type="float">
            <text:p>1.99674999606639E+019</text:p>
          </table:table-cell>
          <table:table-cell table:formula="of:=2*[.AM19]" office:value-type="float" office:value="3.99349999213279E+019" calcext:value-type="float">
            <text:p>3.99349999213279E+019</text:p>
          </table:table-cell>
          <table:table-cell table:formula="of:=2*[.AN19]" office:value-type="float" office:value="7.98699998426557E+019" calcext:value-type="float">
            <text:p>7.98699998426557E+019</text:p>
          </table:table-cell>
          <table:table-cell table:formula="of:=2*[.AO19]" office:value-type="float" office:value="1.59739999685311E+020" calcext:value-type="float">
            <text:p>1.59739999685311E+020</text:p>
          </table:table-cell>
          <table:table-cell table:formula="of:=2*[.AP19]" office:value-type="float" office:value="3.19479999370623E+020" calcext:value-type="float">
            <text:p>3.19479999370623E+020</text:p>
          </table:table-cell>
          <table:table-cell table:formula="of:=2*[.AQ19]" office:value-type="float" office:value="6.38959998741246E+020" calcext:value-type="float">
            <text:p>6.38959998741246E+020</text:p>
          </table:table-cell>
          <table:table-cell table:formula="of:=2*[.AR19]" office:value-type="float" office:value="1.27791999748249E+021" calcext:value-type="float">
            <text:p>1.27791999748249E+021</text:p>
          </table:table-cell>
          <table:table-cell table:formula="of:=2*[.AS19]" office:value-type="float" office:value="2.55583999496498E+021" calcext:value-type="float">
            <text:p>2.55583999496498E+021</text:p>
          </table:table-cell>
          <table:table-cell table:formula="of:=2*[.AT19]" office:value-type="float" office:value="5.11167998992997E+021" calcext:value-type="float">
            <text:p>5.11167998992997E+021</text:p>
          </table:table-cell>
          <table:table-cell table:formula="of:=2*[.AU19]" office:value-type="float" office:value="1.02233599798599E+022" calcext:value-type="float">
            <text:p>1.02233599798599E+022</text:p>
          </table:table-cell>
          <table:table-cell table:formula="of:=2*[.AV19]" office:value-type="float" office:value="2.04467199597199E+022" calcext:value-type="float">
            <text:p>2.04467199597199E+022</text:p>
          </table:table-cell>
          <table:table-cell table:formula="of:=2*[.AW19]" office:value-type="float" office:value="4.08934399194397E+022" calcext:value-type="float">
            <text:p>4.08934399194397E+022</text:p>
          </table:table-cell>
          <table:table-cell table:formula="of:=2*[.AX19]" office:value-type="float" office:value="8.17868798388795E+022" calcext:value-type="float">
            <text:p>8.17868798388795E+022</text:p>
          </table:table-cell>
          <table:table-cell table:formula="of:=2*[.AY19]" office:value-type="float" office:value="1.63573759677759E+023" calcext:value-type="float">
            <text:p>1.63573759677759E+023</text:p>
          </table:table-cell>
          <table:table-cell table:formula="of:=2*[.AZ19]" office:value-type="float" office:value="3.27147519355518E+023" calcext:value-type="float">
            <text:p>3.27147519355518E+023</text:p>
          </table:table-cell>
          <table:table-cell table:formula="of:=2*[.BA19]" office:value-type="float" office:value="6.54295038711036E+023" calcext:value-type="float">
            <text:p>6.54295038711036E+023</text:p>
          </table:table-cell>
          <table:table-cell table:formula="of:=2*[.BB19]" office:value-type="float" office:value="1.30859007742207E+024" calcext:value-type="float">
            <text:p>1.30859007742207E+024</text:p>
          </table:table-cell>
          <table:table-cell table:formula="of:=2*[.BC19]" office:value-type="float" office:value="2.61718015484414E+024" calcext:value-type="float">
            <text:p>2.61718015484414E+024</text:p>
          </table:table-cell>
          <table:table-cell table:formula="of:=2*[.BD19]" office:value-type="float" office:value="5.23436030968829E+024" calcext:value-type="float">
            <text:p>5.23436030968829E+024</text:p>
          </table:table-cell>
          <table:table-cell table:formula="of:=2*[.BE19]" office:value-type="float" office:value="1.04687206193766E+025" calcext:value-type="float">
            <text:p>1.04687206193766E+025</text:p>
          </table:table-cell>
          <table:table-cell table:formula="of:=2*[.BF19]" office:value-type="float" office:value="2.09374412387531E+025" calcext:value-type="float">
            <text:p>2.09374412387531E+025</text:p>
          </table:table-cell>
          <table:table-cell table:formula="of:=2*[.BG19]" office:value-type="float" office:value="4.18748824775063E+025" calcext:value-type="float">
            <text:p>4.18748824775063E+025</text:p>
          </table:table-cell>
          <table:table-cell table:formula="of:=2*[.BH19]" office:value-type="float" office:value="8.37497649550126E+025" calcext:value-type="float">
            <text:p>8.37497649550126E+025</text:p>
          </table:table-cell>
          <table:table-cell table:formula="of:=2*[.BI19]" office:value-type="float" office:value="1.67499529910025E+026" calcext:value-type="float">
            <text:p>1.67499529910025E+026</text:p>
          </table:table-cell>
          <table:table-cell table:formula="of:=2*[.BJ19]" office:value-type="float" office:value="3.3499905982005E+026" calcext:value-type="float">
            <text:p>3.3499905982005E+026</text:p>
          </table:table-cell>
          <table:table-cell table:formula="of:=2*[.BK19]" office:value-type="float" office:value="6.69998119640101E+026" calcext:value-type="float">
            <text:p>6.69998119640101E+0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style-name="ce1" table:formula="of:=POWER(2;[.A20])*POWER(3;[.B20])" office:value-type="float" office:value="7.20454249425596E+018" calcext:value-type="float">
            <text:p>7,204,542,494,255,960,000</text:p>
          </table:table-cell>
          <table:table-cell table:style-name="ce1" table:formula="of:=[.C20]/[.C19]" office:value-type="float" office:value="2.84765625" calcext:value-type="float">
            <text:p>3</text:p>
          </table:table-cell>
          <table:table-cell table:formula="of:=3*[.E21]" office:value-type="float" office:value="387420489" calcext:value-type="float">
            <text:p>387420489</text:p>
          </table:table-cell>
          <table:table-cell table:formula="of:=2*[.E20]" office:value-type="float" office:value="774840978" calcext:value-type="float">
            <text:p>774840978</text:p>
          </table:table-cell>
          <table:table-cell table:formula="of:=2*[.F20]" office:value-type="float" office:value="1549681956" calcext:value-type="float">
            <text:p>1549681956</text:p>
          </table:table-cell>
          <table:table-cell table:formula="of:=2*[.G20]" office:value-type="float" office:value="3099363912" calcext:value-type="float">
            <text:p>3099363912</text:p>
          </table:table-cell>
          <table:table-cell table:formula="of:=2*[.H20]" office:value-type="float" office:value="6198727824" calcext:value-type="float">
            <text:p>6198727824</text:p>
          </table:table-cell>
          <table:table-cell table:formula="of:=2*[.I20]" office:value-type="float" office:value="12397455648" calcext:value-type="float">
            <text:p>12397455648</text:p>
          </table:table-cell>
          <table:table-cell table:formula="of:=2*[.J20]" office:value-type="float" office:value="24794911296" calcext:value-type="float">
            <text:p>24794911296</text:p>
          </table:table-cell>
          <table:table-cell table:formula="of:=2*[.K20]" office:value-type="float" office:value="49589822592" calcext:value-type="float">
            <text:p>49589822592</text:p>
          </table:table-cell>
          <table:table-cell table:formula="of:=2*[.L20]" office:value-type="float" office:value="99179645184" calcext:value-type="float">
            <text:p>99179645184</text:p>
          </table:table-cell>
          <table:table-cell table:formula="of:=2*[.M20]" office:value-type="float" office:value="198359290368" calcext:value-type="float">
            <text:p>198359290368</text:p>
          </table:table-cell>
          <table:table-cell table:formula="of:=2*[.N20]" office:value-type="float" office:value="396718580736" calcext:value-type="float">
            <text:p>396718580736</text:p>
          </table:table-cell>
          <table:table-cell table:formula="of:=2*[.O20]" office:value-type="float" office:value="793437161472" calcext:value-type="float">
            <text:p>793437161472</text:p>
          </table:table-cell>
          <table:table-cell table:formula="of:=2*[.P20]" office:value-type="float" office:value="1586874322944" calcext:value-type="float">
            <text:p>1586874322944</text:p>
          </table:table-cell>
          <table:table-cell table:formula="of:=2*[.Q20]" office:value-type="float" office:value="3173748645888" calcext:value-type="float">
            <text:p>3173748645888</text:p>
          </table:table-cell>
          <table:table-cell table:formula="of:=2*[.R20]" office:value-type="float" office:value="6347497291776" calcext:value-type="float">
            <text:p>6347497291776</text:p>
          </table:table-cell>
          <table:table-cell table:formula="of:=2*[.S20]" office:value-type="float" office:value="12694994583552" calcext:value-type="float">
            <text:p>12694994583552</text:p>
          </table:table-cell>
          <table:table-cell table:formula="of:=2*[.T20]" office:value-type="float" office:value="25389989167104" calcext:value-type="float">
            <text:p>25389989167104</text:p>
          </table:table-cell>
          <table:table-cell table:formula="of:=2*[.U20]" office:value-type="float" office:value="50779978334208" calcext:value-type="float">
            <text:p>50779978334208</text:p>
          </table:table-cell>
          <table:table-cell table:formula="of:=2*[.V20]" office:value-type="float" office:value="101559956668416" calcext:value-type="float">
            <text:p>101559956668416</text:p>
          </table:table-cell>
          <table:table-cell table:formula="of:=2*[.W20]" office:value-type="float" office:value="203119913336832" calcext:value-type="float">
            <text:p>203119913336832</text:p>
          </table:table-cell>
          <table:table-cell table:formula="of:=2*[.X20]" office:value-type="float" office:value="406239826673664" calcext:value-type="float">
            <text:p>406239826673664</text:p>
          </table:table-cell>
          <table:table-cell table:formula="of:=2*[.Y20]" office:value-type="float" office:value="812479653347328" calcext:value-type="float">
            <text:p>812479653347328</text:p>
          </table:table-cell>
          <table:table-cell table:formula="of:=2*[.Z20]" office:value-type="float" office:value="1624959306694656" calcext:value-type="float">
            <text:p>1624959306694656</text:p>
          </table:table-cell>
          <table:table-cell table:formula="of:=2*[.AA20]" office:value-type="float" office:value="3249918613389312" calcext:value-type="float">
            <text:p>3249918613389312</text:p>
          </table:table-cell>
          <table:table-cell table:formula="of:=2*[.AB20]" office:value-type="float" office:value="6499837226778624" calcext:value-type="float">
            <text:p>6499837226778624</text:p>
          </table:table-cell>
          <table:table-cell table:formula="of:=2*[.AC20]" office:value-type="float" office:value="1.29996744535572E+016" calcext:value-type="float">
            <text:p>1.29996744535572E+016</text:p>
          </table:table-cell>
          <table:table-cell table:formula="of:=2*[.AD20]" office:value-type="float" office:value="2.59993489071145E+016" calcext:value-type="float">
            <text:p>2.59993489071145E+016</text:p>
          </table:table-cell>
          <table:table-cell table:formula="of:=2*[.AE20]" office:value-type="float" office:value="5.1998697814229E+016" calcext:value-type="float">
            <text:p>5.1998697814229E+016</text:p>
          </table:table-cell>
          <table:table-cell table:formula="of:=2*[.AF20]" office:value-type="float" office:value="1.03997395628458E+017" calcext:value-type="float">
            <text:p>1.03997395628458E+017</text:p>
          </table:table-cell>
          <table:table-cell table:formula="of:=2*[.AG20]" office:value-type="float" office:value="2.07994791256916E+017" calcext:value-type="float">
            <text:p>2.07994791256916E+017</text:p>
          </table:table-cell>
          <table:table-cell table:formula="of:=2*[.AH20]" office:value-type="float" office:value="4.15989582513832E+017" calcext:value-type="float">
            <text:p>4.15989582513832E+017</text:p>
          </table:table-cell>
          <table:table-cell table:formula="of:=2*[.AI20]" office:value-type="float" office:value="8.31979165027664E+017" calcext:value-type="float">
            <text:p>8.31979165027664E+017</text:p>
          </table:table-cell>
          <table:table-cell table:formula="of:=2*[.AJ20]" office:value-type="float" office:value="1.66395833005533E+018" calcext:value-type="float">
            <text:p>1.66395833005533E+018</text:p>
          </table:table-cell>
          <table:table-cell table:formula="of:=2*[.AK20]" office:value-type="float" office:value="3.32791666011066E+018" calcext:value-type="float">
            <text:p>3.32791666011066E+018</text:p>
          </table:table-cell>
          <table:table-cell table:formula="of:=2*[.AL20]" office:value-type="float" office:value="6.65583332022131E+018" calcext:value-type="float">
            <text:p>6.65583332022131E+018</text:p>
          </table:table-cell>
          <table:table-cell table:formula="of:=2*[.AM20]" office:value-type="float" office:value="1.33116666404426E+019" calcext:value-type="float">
            <text:p>1.33116666404426E+019</text:p>
          </table:table-cell>
          <table:table-cell table:formula="of:=2*[.AN20]" office:value-type="float" office:value="2.66233332808852E+019" calcext:value-type="float">
            <text:p>2.66233332808852E+019</text:p>
          </table:table-cell>
          <table:table-cell table:formula="of:=2*[.AO20]" office:value-type="float" office:value="5.32466665617705E+019" calcext:value-type="float">
            <text:p>5.32466665617705E+019</text:p>
          </table:table-cell>
          <table:table-cell table:formula="of:=2*[.AP20]" office:value-type="float" office:value="1.06493333123541E+020" calcext:value-type="float">
            <text:p>1.06493333123541E+020</text:p>
          </table:table-cell>
          <table:table-cell table:formula="of:=2*[.AQ20]" office:value-type="float" office:value="2.12986666247082E+020" calcext:value-type="float">
            <text:p>2.12986666247082E+020</text:p>
          </table:table-cell>
          <table:table-cell table:formula="of:=2*[.AR20]" office:value-type="float" office:value="4.25973332494164E+020" calcext:value-type="float">
            <text:p>4.25973332494164E+020</text:p>
          </table:table-cell>
          <table:table-cell table:formula="of:=2*[.AS20]" office:value-type="float" office:value="8.51946664988328E+020" calcext:value-type="float">
            <text:p>8.51946664988328E+020</text:p>
          </table:table-cell>
          <table:table-cell table:formula="of:=2*[.AT20]" office:value-type="float" office:value="1.70389332997666E+021" calcext:value-type="float">
            <text:p>1.70389332997666E+021</text:p>
          </table:table-cell>
          <table:table-cell table:formula="of:=2*[.AU20]" office:value-type="float" office:value="3.40778665995331E+021" calcext:value-type="float">
            <text:p>3.40778665995331E+021</text:p>
          </table:table-cell>
          <table:table-cell table:formula="of:=2*[.AV20]" office:value-type="float" office:value="6.81557331990662E+021" calcext:value-type="float">
            <text:p>6.81557331990662E+021</text:p>
          </table:table-cell>
          <table:table-cell table:formula="of:=2*[.AW20]" office:value-type="float" office:value="1.36311466398132E+022" calcext:value-type="float">
            <text:p>1.36311466398132E+022</text:p>
          </table:table-cell>
          <table:table-cell table:formula="of:=2*[.AX20]" office:value-type="float" office:value="2.72622932796265E+022" calcext:value-type="float">
            <text:p>2.72622932796265E+022</text:p>
          </table:table-cell>
          <table:table-cell table:formula="of:=2*[.AY20]" office:value-type="float" office:value="5.4524586559253E+022" calcext:value-type="float">
            <text:p>5.4524586559253E+022</text:p>
          </table:table-cell>
          <table:table-cell table:formula="of:=2*[.AZ20]" office:value-type="float" office:value="1.09049173118506E+023" calcext:value-type="float">
            <text:p>1.09049173118506E+023</text:p>
          </table:table-cell>
          <table:table-cell table:formula="of:=2*[.BA20]" office:value-type="float" office:value="2.18098346237012E+023" calcext:value-type="float">
            <text:p>2.18098346237012E+023</text:p>
          </table:table-cell>
          <table:table-cell table:formula="of:=2*[.BB20]" office:value-type="float" office:value="4.36196692474024E+023" calcext:value-type="float">
            <text:p>4.36196692474024E+023</text:p>
          </table:table-cell>
          <table:table-cell table:formula="of:=2*[.BC20]" office:value-type="float" office:value="8.72393384948048E+023" calcext:value-type="float">
            <text:p>8.72393384948048E+023</text:p>
          </table:table-cell>
          <table:table-cell table:formula="of:=2*[.BD20]" office:value-type="float" office:value="1.7447867698961E+024" calcext:value-type="float">
            <text:p>1.7447867698961E+024</text:p>
          </table:table-cell>
          <table:table-cell table:formula="of:=2*[.BE20]" office:value-type="float" office:value="3.48957353979219E+024" calcext:value-type="float">
            <text:p>3.48957353979219E+024</text:p>
          </table:table-cell>
          <table:table-cell table:formula="of:=2*[.BF20]" office:value-type="float" office:value="6.97914707958438E+024" calcext:value-type="float">
            <text:p>6.97914707958438E+024</text:p>
          </table:table-cell>
          <table:table-cell table:formula="of:=2*[.BG20]" office:value-type="float" office:value="1.39582941591688E+025" calcext:value-type="float">
            <text:p>1.39582941591688E+025</text:p>
          </table:table-cell>
          <table:table-cell table:formula="of:=2*[.BH20]" office:value-type="float" office:value="2.79165883183375E+025" calcext:value-type="float">
            <text:p>2.79165883183375E+025</text:p>
          </table:table-cell>
          <table:table-cell table:formula="of:=2*[.BI20]" office:value-type="float" office:value="5.58331766366751E+025" calcext:value-type="float">
            <text:p>5.58331766366751E+025</text:p>
          </table:table-cell>
          <table:table-cell table:formula="of:=2*[.BJ20]" office:value-type="float" office:value="1.1166635327335E+026" calcext:value-type="float">
            <text:p>1.1166635327335E+026</text:p>
          </table:table-cell>
          <table:table-cell table:formula="of:=2*[.BK20]" office:value-type="float" office:value="2.233327065467E+026" calcext:value-type="float">
            <text:p>2.233327065467E+026</text:p>
          </table:table-cell>
        </table:table-row>
        <table:table-row table:style-name="ro1">
          <table:table-cell table:number-columns-repeated="2"/>
          <table:table-cell table:style-name="ce1" table:formula="of:=SUM([.C13:.C20])" office:value-type="float" office:value="1.01001001011101E+019" calcext:value-type="float">
            <text:p>10,100,100,101,110,100,000</text:p>
          </table:table-cell>
          <table:table-cell table:style-name="ce1"/>
          <table:table-cell table:formula="of:=3*[.E22]" office:value-type="float" office:value="129140163" calcext:value-type="float">
            <text:p>129140163</text:p>
          </table:table-cell>
          <table:table-cell table:formula="of:=2*[.E21]" office:value-type="float" office:value="258280326" calcext:value-type="float">
            <text:p>258280326</text:p>
          </table:table-cell>
          <table:table-cell table:formula="of:=2*[.F21]" office:value-type="float" office:value="516560652" calcext:value-type="float">
            <text:p>516560652</text:p>
          </table:table-cell>
          <table:table-cell table:formula="of:=2*[.G21]" office:value-type="float" office:value="1033121304" calcext:value-type="float">
            <text:p>1033121304</text:p>
          </table:table-cell>
          <table:table-cell table:formula="of:=2*[.H21]" office:value-type="float" office:value="2066242608" calcext:value-type="float">
            <text:p>2066242608</text:p>
          </table:table-cell>
          <table:table-cell table:formula="of:=2*[.I21]" office:value-type="float" office:value="4132485216" calcext:value-type="float">
            <text:p>4132485216</text:p>
          </table:table-cell>
          <table:table-cell table:formula="of:=2*[.J21]" office:value-type="float" office:value="8264970432" calcext:value-type="float">
            <text:p>8264970432</text:p>
          </table:table-cell>
          <table:table-cell table:formula="of:=2*[.K21]" office:value-type="float" office:value="16529940864" calcext:value-type="float">
            <text:p>16529940864</text:p>
          </table:table-cell>
          <table:table-cell table:formula="of:=2*[.L21]" office:value-type="float" office:value="33059881728" calcext:value-type="float">
            <text:p>33059881728</text:p>
          </table:table-cell>
          <table:table-cell table:formula="of:=2*[.M21]" office:value-type="float" office:value="66119763456" calcext:value-type="float">
            <text:p>66119763456</text:p>
          </table:table-cell>
          <table:table-cell table:formula="of:=2*[.N21]" office:value-type="float" office:value="132239526912" calcext:value-type="float">
            <text:p>132239526912</text:p>
          </table:table-cell>
          <table:table-cell table:formula="of:=2*[.O21]" office:value-type="float" office:value="264479053824" calcext:value-type="float">
            <text:p>264479053824</text:p>
          </table:table-cell>
          <table:table-cell table:formula="of:=2*[.P21]" office:value-type="float" office:value="528958107648" calcext:value-type="float">
            <text:p>528958107648</text:p>
          </table:table-cell>
          <table:table-cell table:formula="of:=2*[.Q21]" office:value-type="float" office:value="1057916215296" calcext:value-type="float">
            <text:p>1057916215296</text:p>
          </table:table-cell>
          <table:table-cell table:formula="of:=2*[.R21]" office:value-type="float" office:value="2115832430592" calcext:value-type="float">
            <text:p>2115832430592</text:p>
          </table:table-cell>
          <table:table-cell table:formula="of:=2*[.S21]" office:value-type="float" office:value="4231664861184" calcext:value-type="float">
            <text:p>4231664861184</text:p>
          </table:table-cell>
          <table:table-cell table:formula="of:=2*[.T21]" office:value-type="float" office:value="8463329722368" calcext:value-type="float">
            <text:p>8463329722368</text:p>
          </table:table-cell>
          <table:table-cell table:formula="of:=2*[.U21]" office:value-type="float" office:value="16926659444736" calcext:value-type="float">
            <text:p>16926659444736</text:p>
          </table:table-cell>
          <table:table-cell table:formula="of:=2*[.V21]" office:value-type="float" office:value="33853318889472" calcext:value-type="float">
            <text:p>33853318889472</text:p>
          </table:table-cell>
          <table:table-cell table:formula="of:=2*[.W21]" office:value-type="float" office:value="67706637778944" calcext:value-type="float">
            <text:p>67706637778944</text:p>
          </table:table-cell>
          <table:table-cell table:formula="of:=2*[.X21]" office:value-type="float" office:value="135413275557888" calcext:value-type="float">
            <text:p>135413275557888</text:p>
          </table:table-cell>
          <table:table-cell table:formula="of:=2*[.Y21]" office:value-type="float" office:value="270826551115776" calcext:value-type="float">
            <text:p>270826551115776</text:p>
          </table:table-cell>
          <table:table-cell table:formula="of:=2*[.Z21]" office:value-type="float" office:value="541653102231552" calcext:value-type="float">
            <text:p>541653102231552</text:p>
          </table:table-cell>
          <table:table-cell table:formula="of:=2*[.AA21]" office:value-type="float" office:value="1083306204463104" calcext:value-type="float">
            <text:p>1083306204463104</text:p>
          </table:table-cell>
          <table:table-cell table:formula="of:=2*[.AB21]" office:value-type="float" office:value="2166612408926208" calcext:value-type="float">
            <text:p>2166612408926208</text:p>
          </table:table-cell>
          <table:table-cell table:formula="of:=2*[.AC21]" office:value-type="float" office:value="4333224817852416" calcext:value-type="float">
            <text:p>4333224817852416</text:p>
          </table:table-cell>
          <table:table-cell table:formula="of:=2*[.AD21]" office:value-type="float" office:value="8666449635704832" calcext:value-type="float">
            <text:p>8666449635704832</text:p>
          </table:table-cell>
          <table:table-cell table:formula="of:=2*[.AE21]" office:value-type="float" office:value="1.73328992714097E+016" calcext:value-type="float">
            <text:p>1.73328992714097E+016</text:p>
          </table:table-cell>
          <table:table-cell table:formula="of:=2*[.AF21]" office:value-type="float" office:value="3.46657985428193E+016" calcext:value-type="float">
            <text:p>3.46657985428193E+016</text:p>
          </table:table-cell>
          <table:table-cell table:formula="of:=2*[.AG21]" office:value-type="float" office:value="6.93315970856387E+016" calcext:value-type="float">
            <text:p>6.93315970856387E+016</text:p>
          </table:table-cell>
          <table:table-cell table:formula="of:=2*[.AH21]" office:value-type="float" office:value="1.38663194171277E+017" calcext:value-type="float">
            <text:p>1.38663194171277E+017</text:p>
          </table:table-cell>
          <table:table-cell table:formula="of:=2*[.AI21]" office:value-type="float" office:value="2.77326388342555E+017" calcext:value-type="float">
            <text:p>2.77326388342555E+017</text:p>
          </table:table-cell>
          <table:table-cell table:formula="of:=2*[.AJ21]" office:value-type="float" office:value="5.54652776685109E+017" calcext:value-type="float">
            <text:p>5.54652776685109E+017</text:p>
          </table:table-cell>
          <table:table-cell table:formula="of:=2*[.AK21]" office:value-type="float" office:value="1.10930555337022E+018" calcext:value-type="float">
            <text:p>1.10930555337022E+018</text:p>
          </table:table-cell>
          <table:table-cell table:formula="of:=2*[.AL21]" office:value-type="float" office:value="2.21861110674044E+018" calcext:value-type="float">
            <text:p>2.21861110674044E+018</text:p>
          </table:table-cell>
          <table:table-cell table:formula="of:=2*[.AM21]" office:value-type="float" office:value="4.43722221348087E+018" calcext:value-type="float">
            <text:p>4.43722221348087E+018</text:p>
          </table:table-cell>
          <table:table-cell table:formula="of:=2*[.AN21]" office:value-type="float" office:value="8.87444442696175E+018" calcext:value-type="float">
            <text:p>8.87444442696175E+018</text:p>
          </table:table-cell>
          <table:table-cell table:formula="of:=2*[.AO21]" office:value-type="float" office:value="1.77488888539235E+019" calcext:value-type="float">
            <text:p>1.77488888539235E+019</text:p>
          </table:table-cell>
          <table:table-cell table:formula="of:=2*[.AP21]" office:value-type="float" office:value="3.5497777707847E+019" calcext:value-type="float">
            <text:p>3.5497777707847E+019</text:p>
          </table:table-cell>
          <table:table-cell table:formula="of:=2*[.AQ21]" office:value-type="float" office:value="7.0995555415694E+019" calcext:value-type="float">
            <text:p>7.0995555415694E+019</text:p>
          </table:table-cell>
          <table:table-cell table:formula="of:=2*[.AR21]" office:value-type="float" office:value="1.41991110831388E+020" calcext:value-type="float">
            <text:p>1.41991110831388E+020</text:p>
          </table:table-cell>
          <table:table-cell table:formula="of:=2*[.AS21]" office:value-type="float" office:value="2.83982221662776E+020" calcext:value-type="float">
            <text:p>2.83982221662776E+020</text:p>
          </table:table-cell>
          <table:table-cell table:formula="of:=2*[.AT21]" office:value-type="float" office:value="5.67964443325552E+020" calcext:value-type="float">
            <text:p>5.67964443325552E+020</text:p>
          </table:table-cell>
          <table:table-cell table:formula="of:=2*[.AU21]" office:value-type="float" office:value="1.1359288866511E+021" calcext:value-type="float">
            <text:p>1.1359288866511E+021</text:p>
          </table:table-cell>
          <table:table-cell table:formula="of:=2*[.AV21]" office:value-type="float" office:value="2.27185777330221E+021" calcext:value-type="float">
            <text:p>2.27185777330221E+021</text:p>
          </table:table-cell>
          <table:table-cell table:formula="of:=2*[.AW21]" office:value-type="float" office:value="4.54371554660442E+021" calcext:value-type="float">
            <text:p>4.54371554660442E+021</text:p>
          </table:table-cell>
          <table:table-cell table:formula="of:=2*[.AX21]" office:value-type="float" office:value="9.08743109320883E+021" calcext:value-type="float">
            <text:p>9.08743109320883E+021</text:p>
          </table:table-cell>
          <table:table-cell table:formula="of:=2*[.AY21]" office:value-type="float" office:value="1.81748621864177E+022" calcext:value-type="float">
            <text:p>1.81748621864177E+022</text:p>
          </table:table-cell>
          <table:table-cell table:formula="of:=2*[.AZ21]" office:value-type="float" office:value="3.63497243728353E+022" calcext:value-type="float">
            <text:p>3.63497243728353E+022</text:p>
          </table:table-cell>
          <table:table-cell table:formula="of:=2*[.BA21]" office:value-type="float" office:value="7.26994487456706E+022" calcext:value-type="float">
            <text:p>7.26994487456706E+022</text:p>
          </table:table-cell>
          <table:table-cell table:formula="of:=2*[.BB21]" office:value-type="float" office:value="1.45398897491341E+023" calcext:value-type="float">
            <text:p>1.45398897491341E+023</text:p>
          </table:table-cell>
          <table:table-cell table:formula="of:=2*[.BC21]" office:value-type="float" office:value="2.90797794982683E+023" calcext:value-type="float">
            <text:p>2.90797794982683E+023</text:p>
          </table:table-cell>
          <table:table-cell table:formula="of:=2*[.BD21]" office:value-type="float" office:value="5.81595589965365E+023" calcext:value-type="float">
            <text:p>5.81595589965365E+023</text:p>
          </table:table-cell>
          <table:table-cell table:formula="of:=2*[.BE21]" office:value-type="float" office:value="1.16319117993073E+024" calcext:value-type="float">
            <text:p>1.16319117993073E+024</text:p>
          </table:table-cell>
          <table:table-cell table:formula="of:=2*[.BF21]" office:value-type="float" office:value="2.32638235986146E+024" calcext:value-type="float">
            <text:p>2.32638235986146E+024</text:p>
          </table:table-cell>
          <table:table-cell table:formula="of:=2*[.BG21]" office:value-type="float" office:value="4.65276471972292E+024" calcext:value-type="float">
            <text:p>4.65276471972292E+024</text:p>
          </table:table-cell>
          <table:table-cell table:formula="of:=2*[.BH21]" office:value-type="float" office:value="9.30552943944584E+024" calcext:value-type="float">
            <text:p>9.30552943944584E+024</text:p>
          </table:table-cell>
          <table:table-cell table:formula="of:=2*[.BI21]" office:value-type="float" office:value="1.86110588788917E+025" calcext:value-type="float">
            <text:p>1.86110588788917E+025</text:p>
          </table:table-cell>
          <table:table-cell table:formula="of:=2*[.BJ21]" office:value-type="float" office:value="3.72221177577834E+025" calcext:value-type="float">
            <text:p>3.72221177577834E+025</text:p>
          </table:table-cell>
          <table:table-cell table:formula="of:=2*[.BK21]" office:value-type="float" office:value="7.44442355155667E+025" calcext:value-type="float">
            <text:p>7.44442355155667E+025</text:p>
          </table:table-cell>
        </table:table-row>
        <table:table-row table:style-name="ro1">
          <table:table-cell table:number-columns-repeated="4"/>
          <table:table-cell table:formula="of:=3*[.E23]" office:value-type="float" office:value="43046721" calcext:value-type="float">
            <text:p>43046721</text:p>
          </table:table-cell>
          <table:table-cell table:formula="of:=2*[.E22]" office:value-type="float" office:value="86093442" calcext:value-type="float">
            <text:p>86093442</text:p>
          </table:table-cell>
          <table:table-cell table:formula="of:=2*[.F22]" office:value-type="float" office:value="172186884" calcext:value-type="float">
            <text:p>172186884</text:p>
          </table:table-cell>
          <table:table-cell table:formula="of:=2*[.G22]" office:value-type="float" office:value="344373768" calcext:value-type="float">
            <text:p>344373768</text:p>
          </table:table-cell>
          <table:table-cell table:formula="of:=2*[.H22]" office:value-type="float" office:value="688747536" calcext:value-type="float">
            <text:p>688747536</text:p>
          </table:table-cell>
          <table:table-cell table:formula="of:=2*[.I22]" office:value-type="float" office:value="1377495072" calcext:value-type="float">
            <text:p>1377495072</text:p>
          </table:table-cell>
          <table:table-cell table:formula="of:=2*[.J22]" office:value-type="float" office:value="2754990144" calcext:value-type="float">
            <text:p>2754990144</text:p>
          </table:table-cell>
          <table:table-cell table:formula="of:=2*[.K22]" office:value-type="float" office:value="5509980288" calcext:value-type="float">
            <text:p>5509980288</text:p>
          </table:table-cell>
          <table:table-cell table:formula="of:=2*[.L22]" office:value-type="float" office:value="11019960576" calcext:value-type="float">
            <text:p>11019960576</text:p>
          </table:table-cell>
          <table:table-cell table:formula="of:=2*[.M22]" office:value-type="float" office:value="22039921152" calcext:value-type="float">
            <text:p>22039921152</text:p>
          </table:table-cell>
          <table:table-cell table:formula="of:=2*[.N22]" office:value-type="float" office:value="44079842304" calcext:value-type="float">
            <text:p>44079842304</text:p>
          </table:table-cell>
          <table:table-cell table:formula="of:=2*[.O22]" office:value-type="float" office:value="88159684608" calcext:value-type="float">
            <text:p>88159684608</text:p>
          </table:table-cell>
          <table:table-cell table:formula="of:=2*[.P22]" office:value-type="float" office:value="176319369216" calcext:value-type="float">
            <text:p>176319369216</text:p>
          </table:table-cell>
          <table:table-cell table:formula="of:=2*[.Q22]" office:value-type="float" office:value="352638738432" calcext:value-type="float">
            <text:p>352638738432</text:p>
          </table:table-cell>
          <table:table-cell table:formula="of:=2*[.R22]" office:value-type="float" office:value="705277476864" calcext:value-type="float">
            <text:p>705277476864</text:p>
          </table:table-cell>
          <table:table-cell table:formula="of:=2*[.S22]" office:value-type="float" office:value="1410554953728" calcext:value-type="float">
            <text:p>1410554953728</text:p>
          </table:table-cell>
          <table:table-cell table:formula="of:=2*[.T22]" office:value-type="float" office:value="2821109907456" calcext:value-type="float">
            <text:p>2821109907456</text:p>
          </table:table-cell>
          <table:table-cell table:formula="of:=2*[.U22]" office:value-type="float" office:value="5642219814912" calcext:value-type="float">
            <text:p>5642219814912</text:p>
          </table:table-cell>
          <table:table-cell table:formula="of:=2*[.V22]" office:value-type="float" office:value="11284439629824" calcext:value-type="float">
            <text:p>11284439629824</text:p>
          </table:table-cell>
          <table:table-cell table:formula="of:=2*[.W22]" office:value-type="float" office:value="22568879259648" calcext:value-type="float">
            <text:p>22568879259648</text:p>
          </table:table-cell>
          <table:table-cell table:formula="of:=2*[.X22]" office:value-type="float" office:value="45137758519296" calcext:value-type="float">
            <text:p>45137758519296</text:p>
          </table:table-cell>
          <table:table-cell table:formula="of:=2*[.Y22]" office:value-type="float" office:value="90275517038592" calcext:value-type="float">
            <text:p>90275517038592</text:p>
          </table:table-cell>
          <table:table-cell table:formula="of:=2*[.Z22]" office:value-type="float" office:value="180551034077184" calcext:value-type="float">
            <text:p>180551034077184</text:p>
          </table:table-cell>
          <table:table-cell table:formula="of:=2*[.AA22]" office:value-type="float" office:value="361102068154368" calcext:value-type="float">
            <text:p>361102068154368</text:p>
          </table:table-cell>
          <table:table-cell table:formula="of:=2*[.AB22]" office:value-type="float" office:value="722204136308736" calcext:value-type="float">
            <text:p>722204136308736</text:p>
          </table:table-cell>
          <table:table-cell table:formula="of:=2*[.AC22]" office:value-type="float" office:value="1444408272617472" calcext:value-type="float">
            <text:p>1444408272617472</text:p>
          </table:table-cell>
          <table:table-cell table:formula="of:=2*[.AD22]" office:value-type="float" office:value="2888816545234944" calcext:value-type="float">
            <text:p>2888816545234944</text:p>
          </table:table-cell>
          <table:table-cell table:formula="of:=2*[.AE22]" office:value-type="float" office:value="5777633090469888" calcext:value-type="float">
            <text:p>5777633090469888</text:p>
          </table:table-cell>
          <table:table-cell table:formula="of:=2*[.AF22]" office:value-type="float" office:value="1.15552661809398E+016" calcext:value-type="float">
            <text:p>1.15552661809398E+016</text:p>
          </table:table-cell>
          <table:table-cell table:formula="of:=2*[.AG22]" office:value-type="float" office:value="2.31105323618796E+016" calcext:value-type="float">
            <text:p>2.31105323618796E+016</text:p>
          </table:table-cell>
          <table:table-cell table:formula="of:=2*[.AH22]" office:value-type="float" office:value="4.62210647237591E+016" calcext:value-type="float">
            <text:p>4.62210647237591E+016</text:p>
          </table:table-cell>
          <table:table-cell table:formula="of:=2*[.AI22]" office:value-type="float" office:value="9.24421294475182E+016" calcext:value-type="float">
            <text:p>9.24421294475182E+016</text:p>
          </table:table-cell>
          <table:table-cell table:formula="of:=2*[.AJ22]" office:value-type="float" office:value="1.84884258895036E+017" calcext:value-type="float">
            <text:p>1.84884258895036E+017</text:p>
          </table:table-cell>
          <table:table-cell table:formula="of:=2*[.AK22]" office:value-type="float" office:value="3.69768517790073E+017" calcext:value-type="float">
            <text:p>3.69768517790073E+017</text:p>
          </table:table-cell>
          <table:table-cell table:formula="of:=2*[.AL22]" office:value-type="float" office:value="7.39537035580146E+017" calcext:value-type="float">
            <text:p>7.39537035580146E+017</text:p>
          </table:table-cell>
          <table:table-cell table:formula="of:=2*[.AM22]" office:value-type="float" office:value="1.47907407116029E+018" calcext:value-type="float">
            <text:p>1.47907407116029E+018</text:p>
          </table:table-cell>
          <table:table-cell table:formula="of:=2*[.AN22]" office:value-type="float" office:value="2.95814814232058E+018" calcext:value-type="float">
            <text:p>2.95814814232058E+018</text:p>
          </table:table-cell>
          <table:table-cell table:formula="of:=2*[.AO22]" office:value-type="float" office:value="5.91629628464117E+018" calcext:value-type="float">
            <text:p>5.91629628464117E+018</text:p>
          </table:table-cell>
          <table:table-cell table:formula="of:=2*[.AP22]" office:value-type="float" office:value="1.18325925692823E+019" calcext:value-type="float">
            <text:p>1.18325925692823E+019</text:p>
          </table:table-cell>
          <table:table-cell table:formula="of:=2*[.AQ22]" office:value-type="float" office:value="2.36651851385647E+019" calcext:value-type="float">
            <text:p>2.36651851385647E+019</text:p>
          </table:table-cell>
          <table:table-cell table:formula="of:=2*[.AR22]" office:value-type="float" office:value="4.73303702771293E+019" calcext:value-type="float">
            <text:p>4.73303702771293E+019</text:p>
          </table:table-cell>
          <table:table-cell table:formula="of:=2*[.AS22]" office:value-type="float" office:value="9.46607405542586E+019" calcext:value-type="float">
            <text:p>9.46607405542586E+019</text:p>
          </table:table-cell>
          <table:table-cell table:formula="of:=2*[.AT22]" office:value-type="float" office:value="1.89321481108517E+020" calcext:value-type="float">
            <text:p>1.89321481108517E+020</text:p>
          </table:table-cell>
          <table:table-cell table:formula="of:=2*[.AU22]" office:value-type="float" office:value="3.78642962217035E+020" calcext:value-type="float">
            <text:p>3.78642962217035E+020</text:p>
          </table:table-cell>
          <table:table-cell table:formula="of:=2*[.AV22]" office:value-type="float" office:value="7.57285924434069E+020" calcext:value-type="float">
            <text:p>7.57285924434069E+020</text:p>
          </table:table-cell>
          <table:table-cell table:formula="of:=2*[.AW22]" office:value-type="float" office:value="1.51457184886814E+021" calcext:value-type="float">
            <text:p>1.51457184886814E+021</text:p>
          </table:table-cell>
          <table:table-cell table:formula="of:=2*[.AX22]" office:value-type="float" office:value="3.02914369773628E+021" calcext:value-type="float">
            <text:p>3.02914369773628E+021</text:p>
          </table:table-cell>
          <table:table-cell table:formula="of:=2*[.AY22]" office:value-type="float" office:value="6.05828739547255E+021" calcext:value-type="float">
            <text:p>6.05828739547255E+021</text:p>
          </table:table-cell>
          <table:table-cell table:formula="of:=2*[.AZ22]" office:value-type="float" office:value="1.21165747909451E+022" calcext:value-type="float">
            <text:p>1.21165747909451E+022</text:p>
          </table:table-cell>
          <table:table-cell table:formula="of:=2*[.BA22]" office:value-type="float" office:value="2.42331495818902E+022" calcext:value-type="float">
            <text:p>2.42331495818902E+022</text:p>
          </table:table-cell>
          <table:table-cell table:formula="of:=2*[.BB22]" office:value-type="float" office:value="4.84662991637804E+022" calcext:value-type="float">
            <text:p>4.84662991637804E+022</text:p>
          </table:table-cell>
          <table:table-cell table:formula="of:=2*[.BC22]" office:value-type="float" office:value="9.69325983275609E+022" calcext:value-type="float">
            <text:p>9.69325983275609E+022</text:p>
          </table:table-cell>
          <table:table-cell table:formula="of:=2*[.BD22]" office:value-type="float" office:value="1.93865196655122E+023" calcext:value-type="float">
            <text:p>1.93865196655122E+023</text:p>
          </table:table-cell>
          <table:table-cell table:formula="of:=2*[.BE22]" office:value-type="float" office:value="3.87730393310243E+023" calcext:value-type="float">
            <text:p>3.87730393310243E+023</text:p>
          </table:table-cell>
          <table:table-cell table:formula="of:=2*[.BF22]" office:value-type="float" office:value="7.75460786620487E+023" calcext:value-type="float">
            <text:p>7.75460786620487E+023</text:p>
          </table:table-cell>
          <table:table-cell table:formula="of:=2*[.BG22]" office:value-type="float" office:value="1.55092157324097E+024" calcext:value-type="float">
            <text:p>1.55092157324097E+024</text:p>
          </table:table-cell>
          <table:table-cell table:formula="of:=2*[.BH22]" office:value-type="float" office:value="3.10184314648195E+024" calcext:value-type="float">
            <text:p>3.10184314648195E+024</text:p>
          </table:table-cell>
          <table:table-cell table:formula="of:=2*[.BI22]" office:value-type="float" office:value="6.20368629296389E+024" calcext:value-type="float">
            <text:p>6.20368629296389E+024</text:p>
          </table:table-cell>
          <table:table-cell table:formula="of:=2*[.BJ22]" office:value-type="float" office:value="1.24073725859278E+025" calcext:value-type="float">
            <text:p>1.24073725859278E+025</text:p>
          </table:table-cell>
          <table:table-cell table:formula="of:=2*[.BK22]" office:value-type="float" office:value="2.48147451718556E+025" calcext:value-type="float">
            <text:p>2.48147451718556E+025</text:p>
          </table:table-cell>
        </table:table-row>
        <table:table-row table:style-name="ro1">
          <table:table-cell table:number-columns-repeated="4"/>
          <table:table-cell table:formula="of:=3*[.E24]" office:value-type="float" office:value="14348907" calcext:value-type="float">
            <text:p>14348907</text:p>
          </table:table-cell>
          <table:table-cell table:formula="of:=2*[.E23]" office:value-type="float" office:value="28697814" calcext:value-type="float">
            <text:p>28697814</text:p>
          </table:table-cell>
          <table:table-cell table:formula="of:=2*[.F23]" office:value-type="float" office:value="57395628" calcext:value-type="float">
            <text:p>57395628</text:p>
          </table:table-cell>
          <table:table-cell table:formula="of:=2*[.G23]" office:value-type="float" office:value="114791256" calcext:value-type="float">
            <text:p>114791256</text:p>
          </table:table-cell>
          <table:table-cell table:formula="of:=2*[.H23]" office:value-type="float" office:value="229582512" calcext:value-type="float">
            <text:p>229582512</text:p>
          </table:table-cell>
          <table:table-cell table:formula="of:=2*[.I23]" office:value-type="float" office:value="459165024" calcext:value-type="float">
            <text:p>459165024</text:p>
          </table:table-cell>
          <table:table-cell table:formula="of:=2*[.J23]" office:value-type="float" office:value="918330048" calcext:value-type="float">
            <text:p>918330048</text:p>
          </table:table-cell>
          <table:table-cell table:formula="of:=2*[.K23]" office:value-type="float" office:value="1836660096" calcext:value-type="float">
            <text:p>1836660096</text:p>
          </table:table-cell>
          <table:table-cell table:formula="of:=2*[.L23]" office:value-type="float" office:value="3673320192" calcext:value-type="float">
            <text:p>3673320192</text:p>
          </table:table-cell>
          <table:table-cell table:formula="of:=2*[.M23]" office:value-type="float" office:value="7346640384" calcext:value-type="float">
            <text:p>7346640384</text:p>
          </table:table-cell>
          <table:table-cell table:formula="of:=2*[.N23]" office:value-type="float" office:value="14693280768" calcext:value-type="float">
            <text:p>14693280768</text:p>
          </table:table-cell>
          <table:table-cell table:formula="of:=2*[.O23]" office:value-type="float" office:value="29386561536" calcext:value-type="float">
            <text:p>29386561536</text:p>
          </table:table-cell>
          <table:table-cell table:formula="of:=2*[.P23]" office:value-type="float" office:value="58773123072" calcext:value-type="float">
            <text:p>58773123072</text:p>
          </table:table-cell>
          <table:table-cell table:formula="of:=2*[.Q23]" office:value-type="float" office:value="117546246144" calcext:value-type="float">
            <text:p>117546246144</text:p>
          </table:table-cell>
          <table:table-cell table:formula="of:=2*[.R23]" office:value-type="float" office:value="235092492288" calcext:value-type="float">
            <text:p>235092492288</text:p>
          </table:table-cell>
          <table:table-cell table:formula="of:=2*[.S23]" office:value-type="float" office:value="470184984576" calcext:value-type="float">
            <text:p>470184984576</text:p>
          </table:table-cell>
          <table:table-cell table:formula="of:=2*[.T23]" office:value-type="float" office:value="940369969152" calcext:value-type="float">
            <text:p>940369969152</text:p>
          </table:table-cell>
          <table:table-cell table:formula="of:=2*[.U23]" office:value-type="float" office:value="1880739938304" calcext:value-type="float">
            <text:p>1880739938304</text:p>
          </table:table-cell>
          <table:table-cell table:formula="of:=2*[.V23]" office:value-type="float" office:value="3761479876608" calcext:value-type="float">
            <text:p>3761479876608</text:p>
          </table:table-cell>
          <table:table-cell table:formula="of:=2*[.W23]" office:value-type="float" office:value="7522959753216" calcext:value-type="float">
            <text:p>7522959753216</text:p>
          </table:table-cell>
          <table:table-cell table:formula="of:=2*[.X23]" office:value-type="float" office:value="15045919506432" calcext:value-type="float">
            <text:p>15045919506432</text:p>
          </table:table-cell>
          <table:table-cell table:formula="of:=2*[.Y23]" office:value-type="float" office:value="30091839012864" calcext:value-type="float">
            <text:p>30091839012864</text:p>
          </table:table-cell>
          <table:table-cell table:formula="of:=2*[.Z23]" office:value-type="float" office:value="60183678025728" calcext:value-type="float">
            <text:p>60183678025728</text:p>
          </table:table-cell>
          <table:table-cell table:formula="of:=2*[.AA23]" office:value-type="float" office:value="120367356051456" calcext:value-type="float">
            <text:p>120367356051456</text:p>
          </table:table-cell>
          <table:table-cell table:formula="of:=2*[.AB23]" office:value-type="float" office:value="240734712102912" calcext:value-type="float">
            <text:p>240734712102912</text:p>
          </table:table-cell>
          <table:table-cell table:formula="of:=2*[.AC23]" office:value-type="float" office:value="481469424205824" calcext:value-type="float">
            <text:p>481469424205824</text:p>
          </table:table-cell>
          <table:table-cell table:formula="of:=2*[.AD23]" office:value-type="float" office:value="962938848411648" calcext:value-type="float">
            <text:p>962938848411648</text:p>
          </table:table-cell>
          <table:table-cell table:formula="of:=2*[.AE23]" office:value-type="float" office:value="1925877696823296" calcext:value-type="float">
            <text:p>1925877696823296</text:p>
          </table:table-cell>
          <table:table-cell table:formula="of:=2*[.AF23]" office:value-type="float" office:value="3851755393646592" calcext:value-type="float">
            <text:p>3851755393646592</text:p>
          </table:table-cell>
          <table:table-cell table:formula="of:=2*[.AG23]" office:value-type="float" office:value="7703510787293184" calcext:value-type="float">
            <text:p>7703510787293184</text:p>
          </table:table-cell>
          <table:table-cell table:formula="of:=2*[.AH23]" office:value-type="float" office:value="1.54070215745864E+016" calcext:value-type="float">
            <text:p>1.54070215745864E+016</text:p>
          </table:table-cell>
          <table:table-cell table:formula="of:=2*[.AI23]" office:value-type="float" office:value="3.08140431491727E+016" calcext:value-type="float">
            <text:p>3.08140431491727E+016</text:p>
          </table:table-cell>
          <table:table-cell table:formula="of:=2*[.AJ23]" office:value-type="float" office:value="6.16280862983455E+016" calcext:value-type="float">
            <text:p>6.16280862983455E+016</text:p>
          </table:table-cell>
          <table:table-cell table:formula="of:=2*[.AK23]" office:value-type="float" office:value="1.23256172596691E+017" calcext:value-type="float">
            <text:p>1.23256172596691E+017</text:p>
          </table:table-cell>
          <table:table-cell table:formula="of:=2*[.AL23]" office:value-type="float" office:value="2.46512345193382E+017" calcext:value-type="float">
            <text:p>2.46512345193382E+017</text:p>
          </table:table-cell>
          <table:table-cell table:formula="of:=2*[.AM23]" office:value-type="float" office:value="4.93024690386764E+017" calcext:value-type="float">
            <text:p>4.93024690386764E+017</text:p>
          </table:table-cell>
          <table:table-cell table:formula="of:=2*[.AN23]" office:value-type="float" office:value="9.86049380773528E+017" calcext:value-type="float">
            <text:p>9.86049380773528E+017</text:p>
          </table:table-cell>
          <table:table-cell table:formula="of:=2*[.AO23]" office:value-type="float" office:value="1.97209876154706E+018" calcext:value-type="float">
            <text:p>1.97209876154706E+018</text:p>
          </table:table-cell>
          <table:table-cell table:formula="of:=2*[.AP23]" office:value-type="float" office:value="3.94419752309411E+018" calcext:value-type="float">
            <text:p>3.94419752309411E+018</text:p>
          </table:table-cell>
          <table:table-cell table:formula="of:=2*[.AQ23]" office:value-type="float" office:value="7.88839504618822E+018" calcext:value-type="float">
            <text:p>7.88839504618822E+018</text:p>
          </table:table-cell>
          <table:table-cell table:formula="of:=2*[.AR23]" office:value-type="float" office:value="1.57767900923764E+019" calcext:value-type="float">
            <text:p>1.57767900923764E+019</text:p>
          </table:table-cell>
          <table:table-cell table:formula="of:=2*[.AS23]" office:value-type="float" office:value="3.15535801847529E+019" calcext:value-type="float">
            <text:p>3.15535801847529E+019</text:p>
          </table:table-cell>
          <table:table-cell table:formula="of:=2*[.AT23]" office:value-type="float" office:value="6.31071603695058E+019" calcext:value-type="float">
            <text:p>6.31071603695058E+019</text:p>
          </table:table-cell>
          <table:table-cell table:formula="of:=2*[.AU23]" office:value-type="float" office:value="1.26214320739012E+020" calcext:value-type="float">
            <text:p>1.26214320739012E+020</text:p>
          </table:table-cell>
          <table:table-cell table:formula="of:=2*[.AV23]" office:value-type="float" office:value="2.52428641478023E+020" calcext:value-type="float">
            <text:p>2.52428641478023E+020</text:p>
          </table:table-cell>
          <table:table-cell table:formula="of:=2*[.AW23]" office:value-type="float" office:value="5.04857282956046E+020" calcext:value-type="float">
            <text:p>5.04857282956046E+020</text:p>
          </table:table-cell>
          <table:table-cell table:formula="of:=2*[.AX23]" office:value-type="float" office:value="1.00971456591209E+021" calcext:value-type="float">
            <text:p>1.00971456591209E+021</text:p>
          </table:table-cell>
          <table:table-cell table:formula="of:=2*[.AY23]" office:value-type="float" office:value="2.01942913182418E+021" calcext:value-type="float">
            <text:p>2.01942913182418E+021</text:p>
          </table:table-cell>
          <table:table-cell table:formula="of:=2*[.AZ23]" office:value-type="float" office:value="4.03885826364837E+021" calcext:value-type="float">
            <text:p>4.03885826364837E+021</text:p>
          </table:table-cell>
          <table:table-cell table:formula="of:=2*[.BA23]" office:value-type="float" office:value="8.07771652729674E+021" calcext:value-type="float">
            <text:p>8.07771652729674E+021</text:p>
          </table:table-cell>
          <table:table-cell table:formula="of:=2*[.BB23]" office:value-type="float" office:value="1.61554330545935E+022" calcext:value-type="float">
            <text:p>1.61554330545935E+022</text:p>
          </table:table-cell>
          <table:table-cell table:formula="of:=2*[.BC23]" office:value-type="float" office:value="3.23108661091869E+022" calcext:value-type="float">
            <text:p>3.23108661091869E+022</text:p>
          </table:table-cell>
          <table:table-cell table:formula="of:=2*[.BD23]" office:value-type="float" office:value="6.46217322183739E+022" calcext:value-type="float">
            <text:p>6.46217322183739E+022</text:p>
          </table:table-cell>
          <table:table-cell table:formula="of:=2*[.BE23]" office:value-type="float" office:value="1.29243464436748E+023" calcext:value-type="float">
            <text:p>1.29243464436748E+023</text:p>
          </table:table-cell>
          <table:table-cell table:formula="of:=2*[.BF23]" office:value-type="float" office:value="2.58486928873496E+023" calcext:value-type="float">
            <text:p>2.58486928873496E+023</text:p>
          </table:table-cell>
          <table:table-cell table:formula="of:=2*[.BG23]" office:value-type="float" office:value="5.16973857746991E+023" calcext:value-type="float">
            <text:p>5.16973857746991E+023</text:p>
          </table:table-cell>
          <table:table-cell table:formula="of:=2*[.BH23]" office:value-type="float" office:value="1.03394771549398E+024" calcext:value-type="float">
            <text:p>1.03394771549398E+024</text:p>
          </table:table-cell>
          <table:table-cell table:formula="of:=2*[.BI23]" office:value-type="float" office:value="2.06789543098796E+024" calcext:value-type="float">
            <text:p>2.06789543098796E+024</text:p>
          </table:table-cell>
          <table:table-cell table:formula="of:=2*[.BJ23]" office:value-type="float" office:value="4.13579086197593E+024" calcext:value-type="float">
            <text:p>4.13579086197593E+024</text:p>
          </table:table-cell>
          <table:table-cell table:formula="of:=2*[.BK23]" office:value-type="float" office:value="8.27158172395186E+024" calcext:value-type="float">
            <text:p>8.27158172395186E+024</text:p>
          </table:table-cell>
        </table:table-row>
        <table:table-row table:style-name="ro1">
          <table:table-cell table:number-columns-repeated="4"/>
          <table:table-cell table:formula="of:=3*[.E25]" office:value-type="float" office:value="4782969" calcext:value-type="float">
            <text:p>4782969</text:p>
          </table:table-cell>
          <table:table-cell table:formula="of:=2*[.E24]" office:value-type="float" office:value="9565938" calcext:value-type="float">
            <text:p>9565938</text:p>
          </table:table-cell>
          <table:table-cell table:formula="of:=2*[.F24]" office:value-type="float" office:value="19131876" calcext:value-type="float">
            <text:p>19131876</text:p>
          </table:table-cell>
          <table:table-cell table:formula="of:=2*[.G24]" office:value-type="float" office:value="38263752" calcext:value-type="float">
            <text:p>38263752</text:p>
          </table:table-cell>
          <table:table-cell table:formula="of:=2*[.H24]" office:value-type="float" office:value="76527504" calcext:value-type="float">
            <text:p>76527504</text:p>
          </table:table-cell>
          <table:table-cell table:formula="of:=2*[.I24]" office:value-type="float" office:value="153055008" calcext:value-type="float">
            <text:p>153055008</text:p>
          </table:table-cell>
          <table:table-cell table:formula="of:=2*[.J24]" office:value-type="float" office:value="306110016" calcext:value-type="float">
            <text:p>306110016</text:p>
          </table:table-cell>
          <table:table-cell table:formula="of:=2*[.K24]" office:value-type="float" office:value="612220032" calcext:value-type="float">
            <text:p>612220032</text:p>
          </table:table-cell>
          <table:table-cell table:formula="of:=2*[.L24]" office:value-type="float" office:value="1224440064" calcext:value-type="float">
            <text:p>1224440064</text:p>
          </table:table-cell>
          <table:table-cell table:formula="of:=2*[.M24]" office:value-type="float" office:value="2448880128" calcext:value-type="float">
            <text:p>2448880128</text:p>
          </table:table-cell>
          <table:table-cell table:formula="of:=2*[.N24]" office:value-type="float" office:value="4897760256" calcext:value-type="float">
            <text:p>4897760256</text:p>
          </table:table-cell>
          <table:table-cell table:formula="of:=2*[.O24]" office:value-type="float" office:value="9795520512" calcext:value-type="float">
            <text:p>9795520512</text:p>
          </table:table-cell>
          <table:table-cell table:formula="of:=2*[.P24]" office:value-type="float" office:value="19591041024" calcext:value-type="float">
            <text:p>19591041024</text:p>
          </table:table-cell>
          <table:table-cell table:formula="of:=2*[.Q24]" office:value-type="float" office:value="39182082048" calcext:value-type="float">
            <text:p>39182082048</text:p>
          </table:table-cell>
          <table:table-cell table:formula="of:=2*[.R24]" office:value-type="float" office:value="78364164096" calcext:value-type="float">
            <text:p>78364164096</text:p>
          </table:table-cell>
          <table:table-cell table:formula="of:=2*[.S24]" office:value-type="float" office:value="156728328192" calcext:value-type="float">
            <text:p>156728328192</text:p>
          </table:table-cell>
          <table:table-cell table:formula="of:=2*[.T24]" office:value-type="float" office:value="313456656384" calcext:value-type="float">
            <text:p>313456656384</text:p>
          </table:table-cell>
          <table:table-cell table:formula="of:=2*[.U24]" office:value-type="float" office:value="626913312768" calcext:value-type="float">
            <text:p>626913312768</text:p>
          </table:table-cell>
          <table:table-cell table:formula="of:=2*[.V24]" office:value-type="float" office:value="1253826625536" calcext:value-type="float">
            <text:p>1253826625536</text:p>
          </table:table-cell>
          <table:table-cell table:formula="of:=2*[.W24]" office:value-type="float" office:value="2507653251072" calcext:value-type="float">
            <text:p>2507653251072</text:p>
          </table:table-cell>
          <table:table-cell table:formula="of:=2*[.X24]" office:value-type="float" office:value="5015306502144" calcext:value-type="float">
            <text:p>5015306502144</text:p>
          </table:table-cell>
          <table:table-cell table:formula="of:=2*[.Y24]" office:value-type="float" office:value="10030613004288" calcext:value-type="float">
            <text:p>10030613004288</text:p>
          </table:table-cell>
          <table:table-cell table:formula="of:=2*[.Z24]" office:value-type="float" office:value="20061226008576" calcext:value-type="float">
            <text:p>20061226008576</text:p>
          </table:table-cell>
          <table:table-cell table:formula="of:=2*[.AA24]" office:value-type="float" office:value="40122452017152" calcext:value-type="float">
            <text:p>40122452017152</text:p>
          </table:table-cell>
          <table:table-cell table:formula="of:=2*[.AB24]" office:value-type="float" office:value="80244904034304" calcext:value-type="float">
            <text:p>80244904034304</text:p>
          </table:table-cell>
          <table:table-cell table:formula="of:=2*[.AC24]" office:value-type="float" office:value="160489808068608" calcext:value-type="float">
            <text:p>160489808068608</text:p>
          </table:table-cell>
          <table:table-cell table:formula="of:=2*[.AD24]" office:value-type="float" office:value="320979616137216" calcext:value-type="float">
            <text:p>320979616137216</text:p>
          </table:table-cell>
          <table:table-cell table:formula="of:=2*[.AE24]" office:value-type="float" office:value="641959232274432" calcext:value-type="float">
            <text:p>641959232274432</text:p>
          </table:table-cell>
          <table:table-cell table:formula="of:=2*[.AF24]" office:value-type="float" office:value="1283918464548864" calcext:value-type="float">
            <text:p>1283918464548864</text:p>
          </table:table-cell>
          <table:table-cell table:formula="of:=2*[.AG24]" office:value-type="float" office:value="2567836929097728" calcext:value-type="float">
            <text:p>2567836929097728</text:p>
          </table:table-cell>
          <table:table-cell table:formula="of:=2*[.AH24]" office:value-type="float" office:value="5135673858195456" calcext:value-type="float">
            <text:p>5135673858195456</text:p>
          </table:table-cell>
          <table:table-cell table:formula="of:=2*[.AI24]" office:value-type="float" office:value="1.02713477163909E+016" calcext:value-type="float">
            <text:p>1.02713477163909E+016</text:p>
          </table:table-cell>
          <table:table-cell table:formula="of:=2*[.AJ24]" office:value-type="float" office:value="2.05426954327818E+016" calcext:value-type="float">
            <text:p>2.05426954327818E+016</text:p>
          </table:table-cell>
          <table:table-cell table:formula="of:=2*[.AK24]" office:value-type="float" office:value="4.10853908655637E+016" calcext:value-type="float">
            <text:p>4.10853908655637E+016</text:p>
          </table:table-cell>
          <table:table-cell table:formula="of:=2*[.AL24]" office:value-type="float" office:value="8.21707817311273E+016" calcext:value-type="float">
            <text:p>8.21707817311273E+016</text:p>
          </table:table-cell>
          <table:table-cell table:formula="of:=2*[.AM24]" office:value-type="float" office:value="1.64341563462255E+017" calcext:value-type="float">
            <text:p>1.64341563462255E+017</text:p>
          </table:table-cell>
          <table:table-cell table:formula="of:=2*[.AN24]" office:value-type="float" office:value="3.28683126924509E+017" calcext:value-type="float">
            <text:p>3.28683126924509E+017</text:p>
          </table:table-cell>
          <table:table-cell table:formula="of:=2*[.AO24]" office:value-type="float" office:value="6.57366253849018E+017" calcext:value-type="float">
            <text:p>6.57366253849018E+017</text:p>
          </table:table-cell>
          <table:table-cell table:formula="of:=2*[.AP24]" office:value-type="float" office:value="1.31473250769804E+018" calcext:value-type="float">
            <text:p>1.31473250769804E+018</text:p>
          </table:table-cell>
          <table:table-cell table:formula="of:=2*[.AQ24]" office:value-type="float" office:value="2.62946501539607E+018" calcext:value-type="float">
            <text:p>2.62946501539607E+018</text:p>
          </table:table-cell>
          <table:table-cell table:formula="of:=2*[.AR24]" office:value-type="float" office:value="5.25893003079215E+018" calcext:value-type="float">
            <text:p>5.25893003079215E+018</text:p>
          </table:table-cell>
          <table:table-cell table:formula="of:=2*[.AS24]" office:value-type="float" office:value="1.05178600615843E+019" calcext:value-type="float">
            <text:p>1.05178600615843E+019</text:p>
          </table:table-cell>
          <table:table-cell table:formula="of:=2*[.AT24]" office:value-type="float" office:value="2.10357201231686E+019" calcext:value-type="float">
            <text:p>2.10357201231686E+019</text:p>
          </table:table-cell>
          <table:table-cell table:formula="of:=2*[.AU24]" office:value-type="float" office:value="4.20714402463372E+019" calcext:value-type="float">
            <text:p>4.20714402463372E+019</text:p>
          </table:table-cell>
          <table:table-cell table:formula="of:=2*[.AV24]" office:value-type="float" office:value="8.41428804926744E+019" calcext:value-type="float">
            <text:p>8.41428804926744E+019</text:p>
          </table:table-cell>
          <table:table-cell table:formula="of:=2*[.AW24]" office:value-type="float" office:value="1.68285760985349E+020" calcext:value-type="float">
            <text:p>1.68285760985349E+020</text:p>
          </table:table-cell>
          <table:table-cell table:formula="of:=2*[.AX24]" office:value-type="float" office:value="3.36571521970697E+020" calcext:value-type="float">
            <text:p>3.36571521970697E+020</text:p>
          </table:table-cell>
          <table:table-cell table:formula="of:=2*[.AY24]" office:value-type="float" office:value="6.73143043941395E+020" calcext:value-type="float">
            <text:p>6.73143043941395E+020</text:p>
          </table:table-cell>
          <table:table-cell table:formula="of:=2*[.AZ24]" office:value-type="float" office:value="1.34628608788279E+021" calcext:value-type="float">
            <text:p>1.34628608788279E+021</text:p>
          </table:table-cell>
          <table:table-cell table:formula="of:=2*[.BA24]" office:value-type="float" office:value="2.69257217576558E+021" calcext:value-type="float">
            <text:p>2.69257217576558E+021</text:p>
          </table:table-cell>
          <table:table-cell table:formula="of:=2*[.BB24]" office:value-type="float" office:value="5.38514435153116E+021" calcext:value-type="float">
            <text:p>5.38514435153116E+021</text:p>
          </table:table-cell>
          <table:table-cell table:formula="of:=2*[.BC24]" office:value-type="float" office:value="1.07702887030623E+022" calcext:value-type="float">
            <text:p>1.07702887030623E+022</text:p>
          </table:table-cell>
          <table:table-cell table:formula="of:=2*[.BD24]" office:value-type="float" office:value="2.15405774061246E+022" calcext:value-type="float">
            <text:p>2.15405774061246E+022</text:p>
          </table:table-cell>
          <table:table-cell table:formula="of:=2*[.BE24]" office:value-type="float" office:value="4.30811548122493E+022" calcext:value-type="float">
            <text:p>4.30811548122493E+022</text:p>
          </table:table-cell>
          <table:table-cell table:formula="of:=2*[.BF24]" office:value-type="float" office:value="8.61623096244985E+022" calcext:value-type="float">
            <text:p>8.61623096244985E+022</text:p>
          </table:table-cell>
          <table:table-cell table:formula="of:=2*[.BG24]" office:value-type="float" office:value="1.72324619248997E+023" calcext:value-type="float">
            <text:p>1.72324619248997E+023</text:p>
          </table:table-cell>
          <table:table-cell table:formula="of:=2*[.BH24]" office:value-type="float" office:value="3.44649238497994E+023" calcext:value-type="float">
            <text:p>3.44649238497994E+023</text:p>
          </table:table-cell>
          <table:table-cell table:formula="of:=2*[.BI24]" office:value-type="float" office:value="6.89298476995988E+023" calcext:value-type="float">
            <text:p>6.89298476995988E+023</text:p>
          </table:table-cell>
          <table:table-cell table:formula="of:=2*[.BJ24]" office:value-type="float" office:value="1.37859695399198E+024" calcext:value-type="float">
            <text:p>1.37859695399198E+024</text:p>
          </table:table-cell>
          <table:table-cell table:formula="of:=2*[.BK24]" office:value-type="float" office:value="2.75719390798395E+024" calcext:value-type="float">
            <text:p>2.75719390798395E+024</text:p>
          </table:table-cell>
        </table:table-row>
        <table:table-row table:style-name="ro1">
          <table:table-cell table:number-columns-repeated="4"/>
          <table:table-cell table:formula="of:=3*[.E26]" office:value-type="float" office:value="1594323" calcext:value-type="float">
            <text:p>1594323</text:p>
          </table:table-cell>
          <table:table-cell table:formula="of:=2*[.E25]" office:value-type="float" office:value="3188646" calcext:value-type="float">
            <text:p>3188646</text:p>
          </table:table-cell>
          <table:table-cell table:formula="of:=2*[.F25]" office:value-type="float" office:value="6377292" calcext:value-type="float">
            <text:p>6377292</text:p>
          </table:table-cell>
          <table:table-cell table:formula="of:=2*[.G25]" office:value-type="float" office:value="12754584" calcext:value-type="float">
            <text:p>12754584</text:p>
          </table:table-cell>
          <table:table-cell table:formula="of:=2*[.H25]" office:value-type="float" office:value="25509168" calcext:value-type="float">
            <text:p>25509168</text:p>
          </table:table-cell>
          <table:table-cell table:formula="of:=2*[.I25]" office:value-type="float" office:value="51018336" calcext:value-type="float">
            <text:p>51018336</text:p>
          </table:table-cell>
          <table:table-cell table:formula="of:=2*[.J25]" office:value-type="float" office:value="102036672" calcext:value-type="float">
            <text:p>102036672</text:p>
          </table:table-cell>
          <table:table-cell table:formula="of:=2*[.K25]" office:value-type="float" office:value="204073344" calcext:value-type="float">
            <text:p>204073344</text:p>
          </table:table-cell>
          <table:table-cell table:formula="of:=2*[.L25]" office:value-type="float" office:value="408146688" calcext:value-type="float">
            <text:p>408146688</text:p>
          </table:table-cell>
          <table:table-cell table:formula="of:=2*[.M25]" office:value-type="float" office:value="816293376" calcext:value-type="float">
            <text:p>816293376</text:p>
          </table:table-cell>
          <table:table-cell table:formula="of:=2*[.N25]" office:value-type="float" office:value="1632586752" calcext:value-type="float">
            <text:p>1632586752</text:p>
          </table:table-cell>
          <table:table-cell table:formula="of:=2*[.O25]" office:value-type="float" office:value="3265173504" calcext:value-type="float">
            <text:p>3265173504</text:p>
          </table:table-cell>
          <table:table-cell table:formula="of:=2*[.P25]" office:value-type="float" office:value="6530347008" calcext:value-type="float">
            <text:p>6530347008</text:p>
          </table:table-cell>
          <table:table-cell table:formula="of:=2*[.Q25]" office:value-type="float" office:value="13060694016" calcext:value-type="float">
            <text:p>13060694016</text:p>
          </table:table-cell>
          <table:table-cell table:formula="of:=2*[.R25]" office:value-type="float" office:value="26121388032" calcext:value-type="float">
            <text:p>26121388032</text:p>
          </table:table-cell>
          <table:table-cell table:formula="of:=2*[.S25]" office:value-type="float" office:value="52242776064" calcext:value-type="float">
            <text:p>52242776064</text:p>
          </table:table-cell>
          <table:table-cell table:formula="of:=2*[.T25]" office:value-type="float" office:value="104485552128" calcext:value-type="float">
            <text:p>104485552128</text:p>
          </table:table-cell>
          <table:table-cell table:formula="of:=2*[.U25]" office:value-type="float" office:value="208971104256" calcext:value-type="float">
            <text:p>208971104256</text:p>
          </table:table-cell>
          <table:table-cell table:formula="of:=2*[.V25]" office:value-type="float" office:value="417942208512" calcext:value-type="float">
            <text:p>417942208512</text:p>
          </table:table-cell>
          <table:table-cell table:formula="of:=2*[.W25]" office:value-type="float" office:value="835884417024" calcext:value-type="float">
            <text:p>835884417024</text:p>
          </table:table-cell>
          <table:table-cell table:formula="of:=2*[.X25]" office:value-type="float" office:value="1671768834048" calcext:value-type="float">
            <text:p>1671768834048</text:p>
          </table:table-cell>
          <table:table-cell table:formula="of:=2*[.Y25]" office:value-type="float" office:value="3343537668096" calcext:value-type="float">
            <text:p>3343537668096</text:p>
          </table:table-cell>
          <table:table-cell table:formula="of:=2*[.Z25]" office:value-type="float" office:value="6687075336192" calcext:value-type="float">
            <text:p>6687075336192</text:p>
          </table:table-cell>
          <table:table-cell table:formula="of:=2*[.AA25]" office:value-type="float" office:value="13374150672384" calcext:value-type="float">
            <text:p>13374150672384</text:p>
          </table:table-cell>
          <table:table-cell table:formula="of:=2*[.AB25]" office:value-type="float" office:value="26748301344768" calcext:value-type="float">
            <text:p>26748301344768</text:p>
          </table:table-cell>
          <table:table-cell table:formula="of:=2*[.AC25]" office:value-type="float" office:value="53496602689536" calcext:value-type="float">
            <text:p>53496602689536</text:p>
          </table:table-cell>
          <table:table-cell table:formula="of:=2*[.AD25]" office:value-type="float" office:value="106993205379072" calcext:value-type="float">
            <text:p>106993205379072</text:p>
          </table:table-cell>
          <table:table-cell table:formula="of:=2*[.AE25]" office:value-type="float" office:value="213986410758144" calcext:value-type="float">
            <text:p>213986410758144</text:p>
          </table:table-cell>
          <table:table-cell table:formula="of:=2*[.AF25]" office:value-type="float" office:value="427972821516288" calcext:value-type="float">
            <text:p>427972821516288</text:p>
          </table:table-cell>
          <table:table-cell table:formula="of:=2*[.AG25]" office:value-type="float" office:value="855945643032576" calcext:value-type="float">
            <text:p>855945643032576</text:p>
          </table:table-cell>
          <table:table-cell table:formula="of:=2*[.AH25]" office:value-type="float" office:value="1711891286065152" calcext:value-type="float">
            <text:p>1711891286065152</text:p>
          </table:table-cell>
          <table:table-cell table:formula="of:=2*[.AI25]" office:value-type="float" office:value="3423782572130304" calcext:value-type="float">
            <text:p>3423782572130304</text:p>
          </table:table-cell>
          <table:table-cell table:formula="of:=2*[.AJ25]" office:value-type="float" office:value="6847565144260608" calcext:value-type="float">
            <text:p>6847565144260608</text:p>
          </table:table-cell>
          <table:table-cell table:formula="of:=2*[.AK25]" office:value-type="float" office:value="1.36951302885212E+016" calcext:value-type="float">
            <text:p>1.36951302885212E+016</text:p>
          </table:table-cell>
          <table:table-cell table:formula="of:=2*[.AL25]" office:value-type="float" office:value="2.73902605770424E+016" calcext:value-type="float">
            <text:p>2.73902605770424E+016</text:p>
          </table:table-cell>
          <table:table-cell table:formula="of:=2*[.AM25]" office:value-type="float" office:value="5.47805211540849E+016" calcext:value-type="float">
            <text:p>5.47805211540849E+016</text:p>
          </table:table-cell>
          <table:table-cell table:formula="of:=2*[.AN25]" office:value-type="float" office:value="1.0956104230817E+017" calcext:value-type="float">
            <text:p>1.0956104230817E+017</text:p>
          </table:table-cell>
          <table:table-cell table:formula="of:=2*[.AO25]" office:value-type="float" office:value="2.19122084616339E+017" calcext:value-type="float">
            <text:p>2.19122084616339E+017</text:p>
          </table:table-cell>
          <table:table-cell table:formula="of:=2*[.AP25]" office:value-type="float" office:value="4.38244169232679E+017" calcext:value-type="float">
            <text:p>4.38244169232679E+017</text:p>
          </table:table-cell>
          <table:table-cell table:formula="of:=2*[.AQ25]" office:value-type="float" office:value="8.76488338465358E+017" calcext:value-type="float">
            <text:p>8.76488338465358E+017</text:p>
          </table:table-cell>
          <table:table-cell table:formula="of:=2*[.AR25]" office:value-type="float" office:value="1.75297667693072E+018" calcext:value-type="float">
            <text:p>1.75297667693072E+018</text:p>
          </table:table-cell>
          <table:table-cell table:formula="of:=2*[.AS25]" office:value-type="float" office:value="3.50595335386143E+018" calcext:value-type="float">
            <text:p>3.50595335386143E+018</text:p>
          </table:table-cell>
          <table:table-cell table:formula="of:=2*[.AT25]" office:value-type="float" office:value="7.01190670772286E+018" calcext:value-type="float">
            <text:p>7.01190670772286E+018</text:p>
          </table:table-cell>
          <table:table-cell table:formula="of:=2*[.AU25]" office:value-type="float" office:value="1.40238134154457E+019" calcext:value-type="float">
            <text:p>1.40238134154457E+019</text:p>
          </table:table-cell>
          <table:table-cell table:formula="of:=2*[.AV25]" office:value-type="float" office:value="2.80476268308914E+019" calcext:value-type="float">
            <text:p>2.80476268308914E+019</text:p>
          </table:table-cell>
          <table:table-cell table:formula="of:=2*[.AW25]" office:value-type="float" office:value="5.60952536617829E+019" calcext:value-type="float">
            <text:p>5.60952536617829E+019</text:p>
          </table:table-cell>
          <table:table-cell table:formula="of:=2*[.AX25]" office:value-type="float" office:value="1.12190507323566E+020" calcext:value-type="float">
            <text:p>1.12190507323566E+020</text:p>
          </table:table-cell>
          <table:table-cell table:formula="of:=2*[.AY25]" office:value-type="float" office:value="2.24381014647132E+020" calcext:value-type="float">
            <text:p>2.24381014647132E+020</text:p>
          </table:table-cell>
          <table:table-cell table:formula="of:=2*[.AZ25]" office:value-type="float" office:value="4.48762029294263E+020" calcext:value-type="float">
            <text:p>4.48762029294263E+020</text:p>
          </table:table-cell>
          <table:table-cell table:formula="of:=2*[.BA25]" office:value-type="float" office:value="8.97524058588526E+020" calcext:value-type="float">
            <text:p>8.97524058588526E+020</text:p>
          </table:table-cell>
          <table:table-cell table:formula="of:=2*[.BB25]" office:value-type="float" office:value="1.79504811717705E+021" calcext:value-type="float">
            <text:p>1.79504811717705E+021</text:p>
          </table:table-cell>
          <table:table-cell table:formula="of:=2*[.BC25]" office:value-type="float" office:value="3.59009623435411E+021" calcext:value-type="float">
            <text:p>3.59009623435411E+021</text:p>
          </table:table-cell>
          <table:table-cell table:formula="of:=2*[.BD25]" office:value-type="float" office:value="7.18019246870821E+021" calcext:value-type="float">
            <text:p>7.18019246870821E+021</text:p>
          </table:table-cell>
          <table:table-cell table:formula="of:=2*[.BE25]" office:value-type="float" office:value="1.43603849374164E+022" calcext:value-type="float">
            <text:p>1.43603849374164E+022</text:p>
          </table:table-cell>
          <table:table-cell table:formula="of:=2*[.BF25]" office:value-type="float" office:value="2.87207698748328E+022" calcext:value-type="float">
            <text:p>2.87207698748328E+022</text:p>
          </table:table-cell>
          <table:table-cell table:formula="of:=2*[.BG25]" office:value-type="float" office:value="5.74415397496657E+022" calcext:value-type="float">
            <text:p>5.74415397496657E+022</text:p>
          </table:table-cell>
          <table:table-cell table:formula="of:=2*[.BH25]" office:value-type="float" office:value="1.14883079499331E+023" calcext:value-type="float">
            <text:p>1.14883079499331E+023</text:p>
          </table:table-cell>
          <table:table-cell table:formula="of:=2*[.BI25]" office:value-type="float" office:value="2.29766158998663E+023" calcext:value-type="float">
            <text:p>2.29766158998663E+023</text:p>
          </table:table-cell>
          <table:table-cell table:formula="of:=2*[.BJ25]" office:value-type="float" office:value="4.59532317997325E+023" calcext:value-type="float">
            <text:p>4.59532317997325E+023</text:p>
          </table:table-cell>
          <table:table-cell table:formula="of:=2*[.BK25]" office:value-type="float" office:value="9.19064635994651E+023" calcext:value-type="float">
            <text:p>9.19064635994651E+023</text:p>
          </table:table-cell>
        </table:table-row>
        <table:table-row table:style-name="ro1">
          <table:table-cell table:number-columns-repeated="4"/>
          <table:table-cell table:formula="of:=3*[.E27]" office:value-type="float" office:value="531441" calcext:value-type="float">
            <text:p>531441</text:p>
          </table:table-cell>
          <table:table-cell table:formula="of:=2*[.E26]" office:value-type="float" office:value="1062882" calcext:value-type="float">
            <text:p>1062882</text:p>
          </table:table-cell>
          <table:table-cell table:formula="of:=2*[.F26]" office:value-type="float" office:value="2125764" calcext:value-type="float">
            <text:p>2125764</text:p>
          </table:table-cell>
          <table:table-cell table:formula="of:=2*[.G26]" office:value-type="float" office:value="4251528" calcext:value-type="float">
            <text:p>4251528</text:p>
          </table:table-cell>
          <table:table-cell table:formula="of:=2*[.H26]" office:value-type="float" office:value="8503056" calcext:value-type="float">
            <text:p>8503056</text:p>
          </table:table-cell>
          <table:table-cell table:formula="of:=2*[.I26]" office:value-type="float" office:value="17006112" calcext:value-type="float">
            <text:p>17006112</text:p>
          </table:table-cell>
          <table:table-cell table:formula="of:=2*[.J26]" office:value-type="float" office:value="34012224" calcext:value-type="float">
            <text:p>34012224</text:p>
          </table:table-cell>
          <table:table-cell table:formula="of:=2*[.K26]" office:value-type="float" office:value="68024448" calcext:value-type="float">
            <text:p>68024448</text:p>
          </table:table-cell>
          <table:table-cell table:formula="of:=2*[.L26]" office:value-type="float" office:value="136048896" calcext:value-type="float">
            <text:p>136048896</text:p>
          </table:table-cell>
          <table:table-cell table:formula="of:=2*[.M26]" office:value-type="float" office:value="272097792" calcext:value-type="float">
            <text:p>272097792</text:p>
          </table:table-cell>
          <table:table-cell table:formula="of:=2*[.N26]" office:value-type="float" office:value="544195584" calcext:value-type="float">
            <text:p>544195584</text:p>
          </table:table-cell>
          <table:table-cell table:formula="of:=2*[.O26]" office:value-type="float" office:value="1088391168" calcext:value-type="float">
            <text:p>1088391168</text:p>
          </table:table-cell>
          <table:table-cell table:formula="of:=2*[.P26]" office:value-type="float" office:value="2176782336" calcext:value-type="float">
            <text:p>2176782336</text:p>
          </table:table-cell>
          <table:table-cell table:formula="of:=2*[.Q26]" office:value-type="float" office:value="4353564672" calcext:value-type="float">
            <text:p>4353564672</text:p>
          </table:table-cell>
          <table:table-cell table:formula="of:=2*[.R26]" office:value-type="float" office:value="8707129344" calcext:value-type="float">
            <text:p>8707129344</text:p>
          </table:table-cell>
          <table:table-cell table:formula="of:=2*[.S26]" office:value-type="float" office:value="17414258688" calcext:value-type="float">
            <text:p>17414258688</text:p>
          </table:table-cell>
          <table:table-cell table:formula="of:=2*[.T26]" office:value-type="float" office:value="34828517376" calcext:value-type="float">
            <text:p>34828517376</text:p>
          </table:table-cell>
          <table:table-cell table:formula="of:=2*[.U26]" office:value-type="float" office:value="69657034752" calcext:value-type="float">
            <text:p>69657034752</text:p>
          </table:table-cell>
          <table:table-cell table:formula="of:=2*[.V26]" office:value-type="float" office:value="139314069504" calcext:value-type="float">
            <text:p>139314069504</text:p>
          </table:table-cell>
          <table:table-cell table:formula="of:=2*[.W26]" office:value-type="float" office:value="278628139008" calcext:value-type="float">
            <text:p>278628139008</text:p>
          </table:table-cell>
          <table:table-cell table:formula="of:=2*[.X26]" office:value-type="float" office:value="557256278016" calcext:value-type="float">
            <text:p>557256278016</text:p>
          </table:table-cell>
          <table:table-cell table:formula="of:=2*[.Y26]" office:value-type="float" office:value="1114512556032" calcext:value-type="float">
            <text:p>1114512556032</text:p>
          </table:table-cell>
          <table:table-cell table:formula="of:=2*[.Z26]" office:value-type="float" office:value="2229025112064" calcext:value-type="float">
            <text:p>2229025112064</text:p>
          </table:table-cell>
          <table:table-cell table:formula="of:=2*[.AA26]" office:value-type="float" office:value="4458050224128" calcext:value-type="float">
            <text:p>4458050224128</text:p>
          </table:table-cell>
          <table:table-cell table:formula="of:=2*[.AB26]" office:value-type="float" office:value="8916100448256" calcext:value-type="float">
            <text:p>8916100448256</text:p>
          </table:table-cell>
          <table:table-cell table:formula="of:=2*[.AC26]" office:value-type="float" office:value="17832200896512" calcext:value-type="float">
            <text:p>17832200896512</text:p>
          </table:table-cell>
          <table:table-cell table:formula="of:=2*[.AD26]" office:value-type="float" office:value="35664401793024" calcext:value-type="float">
            <text:p>35664401793024</text:p>
          </table:table-cell>
          <table:table-cell table:formula="of:=2*[.AE26]" office:value-type="float" office:value="71328803586048" calcext:value-type="float">
            <text:p>71328803586048</text:p>
          </table:table-cell>
          <table:table-cell table:formula="of:=2*[.AF26]" office:value-type="float" office:value="142657607172096" calcext:value-type="float">
            <text:p>142657607172096</text:p>
          </table:table-cell>
          <table:table-cell table:formula="of:=2*[.AG26]" office:value-type="float" office:value="285315214344192" calcext:value-type="float">
            <text:p>285315214344192</text:p>
          </table:table-cell>
          <table:table-cell table:formula="of:=2*[.AH26]" office:value-type="float" office:value="570630428688384" calcext:value-type="float">
            <text:p>570630428688384</text:p>
          </table:table-cell>
          <table:table-cell table:formula="of:=2*[.AI26]" office:value-type="float" office:value="1141260857376768" calcext:value-type="float">
            <text:p>1141260857376768</text:p>
          </table:table-cell>
          <table:table-cell table:formula="of:=2*[.AJ26]" office:value-type="float" office:value="2282521714753536" calcext:value-type="float">
            <text:p>2282521714753536</text:p>
          </table:table-cell>
          <table:table-cell table:formula="of:=2*[.AK26]" office:value-type="float" office:value="4565043429507072" calcext:value-type="float">
            <text:p>4565043429507072</text:p>
          </table:table-cell>
          <table:table-cell table:formula="of:=2*[.AL26]" office:value-type="float" office:value="9.13008685901414E+015" calcext:value-type="float">
            <text:p>9.13008685901414E+015</text:p>
          </table:table-cell>
          <table:table-cell table:formula="of:=2*[.AM26]" office:value-type="float" office:value="1.82601737180283E+016" calcext:value-type="float">
            <text:p>1.82601737180283E+016</text:p>
          </table:table-cell>
          <table:table-cell table:formula="of:=2*[.AN26]" office:value-type="float" office:value="3.65203474360566E+016" calcext:value-type="float">
            <text:p>3.65203474360566E+016</text:p>
          </table:table-cell>
          <table:table-cell table:formula="of:=2*[.AO26]" office:value-type="float" office:value="7.30406948721132E+016" calcext:value-type="float">
            <text:p>7.30406948721132E+016</text:p>
          </table:table-cell>
          <table:table-cell table:formula="of:=2*[.AP26]" office:value-type="float" office:value="1.46081389744226E+017" calcext:value-type="float">
            <text:p>1.46081389744226E+017</text:p>
          </table:table-cell>
          <table:table-cell table:formula="of:=2*[.AQ26]" office:value-type="float" office:value="2.92162779488453E+017" calcext:value-type="float">
            <text:p>2.92162779488453E+017</text:p>
          </table:table-cell>
          <table:table-cell table:formula="of:=2*[.AR26]" office:value-type="float" office:value="5.84325558976905E+017" calcext:value-type="float">
            <text:p>5.84325558976905E+017</text:p>
          </table:table-cell>
          <table:table-cell table:formula="of:=2*[.AS26]" office:value-type="float" office:value="1.16865111795381E+018" calcext:value-type="float">
            <text:p>1.16865111795381E+018</text:p>
          </table:table-cell>
          <table:table-cell table:formula="of:=2*[.AT26]" office:value-type="float" office:value="2.33730223590762E+018" calcext:value-type="float">
            <text:p>2.33730223590762E+018</text:p>
          </table:table-cell>
          <table:table-cell table:formula="of:=2*[.AU26]" office:value-type="float" office:value="4.67460447181524E+018" calcext:value-type="float">
            <text:p>4.67460447181524E+018</text:p>
          </table:table-cell>
          <table:table-cell table:formula="of:=2*[.AV26]" office:value-type="float" office:value="9.34920894363048E+018" calcext:value-type="float">
            <text:p>9.34920894363048E+018</text:p>
          </table:table-cell>
          <table:table-cell table:formula="of:=2*[.AW26]" office:value-type="float" office:value="1.8698417887261E+019" calcext:value-type="float">
            <text:p>1.8698417887261E+019</text:p>
          </table:table-cell>
          <table:table-cell table:formula="of:=2*[.AX26]" office:value-type="float" office:value="3.73968357745219E+019" calcext:value-type="float">
            <text:p>3.73968357745219E+019</text:p>
          </table:table-cell>
          <table:table-cell table:formula="of:=2*[.AY26]" office:value-type="float" office:value="7.47936715490439E+019" calcext:value-type="float">
            <text:p>7.47936715490439E+019</text:p>
          </table:table-cell>
          <table:table-cell table:formula="of:=2*[.AZ26]" office:value-type="float" office:value="1.49587343098088E+020" calcext:value-type="float">
            <text:p>1.49587343098088E+020</text:p>
          </table:table-cell>
          <table:table-cell table:formula="of:=2*[.BA26]" office:value-type="float" office:value="2.99174686196175E+020" calcext:value-type="float">
            <text:p>2.99174686196175E+020</text:p>
          </table:table-cell>
          <table:table-cell table:formula="of:=2*[.BB26]" office:value-type="float" office:value="5.98349372392351E+020" calcext:value-type="float">
            <text:p>5.98349372392351E+020</text:p>
          </table:table-cell>
          <table:table-cell table:formula="of:=2*[.BC26]" office:value-type="float" office:value="1.1966987447847E+021" calcext:value-type="float">
            <text:p>1.1966987447847E+021</text:p>
          </table:table-cell>
          <table:table-cell table:formula="of:=2*[.BD26]" office:value-type="float" office:value="2.3933974895694E+021" calcext:value-type="float">
            <text:p>2.3933974895694E+021</text:p>
          </table:table-cell>
          <table:table-cell table:formula="of:=2*[.BE26]" office:value-type="float" office:value="4.78679497913881E+021" calcext:value-type="float">
            <text:p>4.78679497913881E+021</text:p>
          </table:table-cell>
          <table:table-cell table:formula="of:=2*[.BF26]" office:value-type="float" office:value="9.57358995827762E+021" calcext:value-type="float">
            <text:p>9.57358995827762E+021</text:p>
          </table:table-cell>
          <table:table-cell table:formula="of:=2*[.BG26]" office:value-type="float" office:value="1.91471799165552E+022" calcext:value-type="float">
            <text:p>1.91471799165552E+022</text:p>
          </table:table-cell>
          <table:table-cell table:formula="of:=2*[.BH26]" office:value-type="float" office:value="3.82943598331105E+022" calcext:value-type="float">
            <text:p>3.82943598331105E+022</text:p>
          </table:table-cell>
          <table:table-cell table:formula="of:=2*[.BI26]" office:value-type="float" office:value="7.65887196662209E+022" calcext:value-type="float">
            <text:p>7.65887196662209E+022</text:p>
          </table:table-cell>
          <table:table-cell table:formula="of:=2*[.BJ26]" office:value-type="float" office:value="1.53177439332442E+023" calcext:value-type="float">
            <text:p>1.53177439332442E+023</text:p>
          </table:table-cell>
          <table:table-cell table:formula="of:=2*[.BK26]" office:value-type="float" office:value="3.06354878664884E+023" calcext:value-type="float">
            <text:p>3.06354878664884E+023</text:p>
          </table:table-cell>
        </table:table-row>
        <table:table-row table:style-name="ro1">
          <table:table-cell table:number-columns-repeated="4"/>
          <table:table-cell table:formula="of:=3*[.E28]" office:value-type="float" office:value="177147" calcext:value-type="float">
            <text:p>177147</text:p>
          </table:table-cell>
          <table:table-cell table:formula="of:=2*[.E27]" office:value-type="float" office:value="354294" calcext:value-type="float">
            <text:p>354294</text:p>
          </table:table-cell>
          <table:table-cell table:formula="of:=2*[.F27]" office:value-type="float" office:value="708588" calcext:value-type="float">
            <text:p>708588</text:p>
          </table:table-cell>
          <table:table-cell table:formula="of:=2*[.G27]" office:value-type="float" office:value="1417176" calcext:value-type="float">
            <text:p>1417176</text:p>
          </table:table-cell>
          <table:table-cell table:formula="of:=2*[.H27]" office:value-type="float" office:value="2834352" calcext:value-type="float">
            <text:p>2834352</text:p>
          </table:table-cell>
          <table:table-cell table:formula="of:=2*[.I27]" office:value-type="float" office:value="5668704" calcext:value-type="float">
            <text:p>5668704</text:p>
          </table:table-cell>
          <table:table-cell table:formula="of:=2*[.J27]" office:value-type="float" office:value="11337408" calcext:value-type="float">
            <text:p>11337408</text:p>
          </table:table-cell>
          <table:table-cell table:formula="of:=2*[.K27]" office:value-type="float" office:value="22674816" calcext:value-type="float">
            <text:p>22674816</text:p>
          </table:table-cell>
          <table:table-cell table:formula="of:=2*[.L27]" office:value-type="float" office:value="45349632" calcext:value-type="float">
            <text:p>45349632</text:p>
          </table:table-cell>
          <table:table-cell table:formula="of:=2*[.M27]" office:value-type="float" office:value="90699264" calcext:value-type="float">
            <text:p>90699264</text:p>
          </table:table-cell>
          <table:table-cell table:formula="of:=2*[.N27]" office:value-type="float" office:value="181398528" calcext:value-type="float">
            <text:p>181398528</text:p>
          </table:table-cell>
          <table:table-cell table:formula="of:=2*[.O27]" office:value-type="float" office:value="362797056" calcext:value-type="float">
            <text:p>362797056</text:p>
          </table:table-cell>
          <table:table-cell table:formula="of:=2*[.P27]" office:value-type="float" office:value="725594112" calcext:value-type="float">
            <text:p>725594112</text:p>
          </table:table-cell>
          <table:table-cell table:formula="of:=2*[.Q27]" office:value-type="float" office:value="1451188224" calcext:value-type="float">
            <text:p>1451188224</text:p>
          </table:table-cell>
          <table:table-cell table:formula="of:=2*[.R27]" office:value-type="float" office:value="2902376448" calcext:value-type="float">
            <text:p>2902376448</text:p>
          </table:table-cell>
          <table:table-cell table:formula="of:=2*[.S27]" office:value-type="float" office:value="5804752896" calcext:value-type="float">
            <text:p>5804752896</text:p>
          </table:table-cell>
          <table:table-cell table:formula="of:=2*[.T27]" office:value-type="float" office:value="11609505792" calcext:value-type="float">
            <text:p>11609505792</text:p>
          </table:table-cell>
          <table:table-cell table:formula="of:=2*[.U27]" office:value-type="float" office:value="23219011584" calcext:value-type="float">
            <text:p>23219011584</text:p>
          </table:table-cell>
          <table:table-cell table:formula="of:=2*[.V27]" office:value-type="float" office:value="46438023168" calcext:value-type="float">
            <text:p>46438023168</text:p>
          </table:table-cell>
          <table:table-cell table:formula="of:=2*[.W27]" office:value-type="float" office:value="92876046336" calcext:value-type="float">
            <text:p>92876046336</text:p>
          </table:table-cell>
          <table:table-cell table:formula="of:=2*[.X27]" office:value-type="float" office:value="185752092672" calcext:value-type="float">
            <text:p>185752092672</text:p>
          </table:table-cell>
          <table:table-cell table:formula="of:=2*[.Y27]" office:value-type="float" office:value="371504185344" calcext:value-type="float">
            <text:p>371504185344</text:p>
          </table:table-cell>
          <table:table-cell table:formula="of:=2*[.Z27]" office:value-type="float" office:value="743008370688" calcext:value-type="float">
            <text:p>743008370688</text:p>
          </table:table-cell>
          <table:table-cell table:formula="of:=2*[.AA27]" office:value-type="float" office:value="1486016741376" calcext:value-type="float">
            <text:p>1486016741376</text:p>
          </table:table-cell>
          <table:table-cell table:formula="of:=2*[.AB27]" office:value-type="float" office:value="2972033482752" calcext:value-type="float">
            <text:p>2972033482752</text:p>
          </table:table-cell>
          <table:table-cell table:formula="of:=2*[.AC27]" office:value-type="float" office:value="5944066965504" calcext:value-type="float">
            <text:p>5944066965504</text:p>
          </table:table-cell>
          <table:table-cell table:formula="of:=2*[.AD27]" office:value-type="float" office:value="11888133931008" calcext:value-type="float">
            <text:p>11888133931008</text:p>
          </table:table-cell>
          <table:table-cell table:formula="of:=2*[.AE27]" office:value-type="float" office:value="23776267862016" calcext:value-type="float">
            <text:p>23776267862016</text:p>
          </table:table-cell>
          <table:table-cell table:formula="of:=2*[.AF27]" office:value-type="float" office:value="47552535724032" calcext:value-type="float">
            <text:p>47552535724032</text:p>
          </table:table-cell>
          <table:table-cell table:formula="of:=2*[.AG27]" office:value-type="float" office:value="95105071448064" calcext:value-type="float">
            <text:p>95105071448064</text:p>
          </table:table-cell>
          <table:table-cell table:formula="of:=2*[.AH27]" office:value-type="float" office:value="190210142896128" calcext:value-type="float">
            <text:p>190210142896128</text:p>
          </table:table-cell>
          <table:table-cell table:formula="of:=2*[.AI27]" office:value-type="float" office:value="380420285792256" calcext:value-type="float">
            <text:p>380420285792256</text:p>
          </table:table-cell>
          <table:table-cell table:formula="of:=2*[.AJ27]" office:value-type="float" office:value="760840571584512" calcext:value-type="float">
            <text:p>760840571584512</text:p>
          </table:table-cell>
          <table:table-cell table:formula="of:=2*[.AK27]" office:value-type="float" office:value="1521681143169024" calcext:value-type="float">
            <text:p>1521681143169024</text:p>
          </table:table-cell>
          <table:table-cell table:formula="of:=2*[.AL27]" office:value-type="float" office:value="3043362286338048" calcext:value-type="float">
            <text:p>3043362286338048</text:p>
          </table:table-cell>
          <table:table-cell table:formula="of:=2*[.AM27]" office:value-type="float" office:value="6086724572676096" calcext:value-type="float">
            <text:p>6086724572676096</text:p>
          </table:table-cell>
          <table:table-cell table:formula="of:=2*[.AN27]" office:value-type="float" office:value="1.21734491453522E+016" calcext:value-type="float">
            <text:p>1.21734491453522E+016</text:p>
          </table:table-cell>
          <table:table-cell table:formula="of:=2*[.AO27]" office:value-type="float" office:value="2.43468982907044E+016" calcext:value-type="float">
            <text:p>2.43468982907044E+016</text:p>
          </table:table-cell>
          <table:table-cell table:formula="of:=2*[.AP27]" office:value-type="float" office:value="4.86937965814088E+016" calcext:value-type="float">
            <text:p>4.86937965814088E+016</text:p>
          </table:table-cell>
          <table:table-cell table:formula="of:=2*[.AQ27]" office:value-type="float" office:value="9.73875931628175E+016" calcext:value-type="float">
            <text:p>9.73875931628175E+016</text:p>
          </table:table-cell>
          <table:table-cell table:formula="of:=2*[.AR27]" office:value-type="float" office:value="1.94775186325635E+017" calcext:value-type="float">
            <text:p>1.94775186325635E+017</text:p>
          </table:table-cell>
          <table:table-cell table:formula="of:=2*[.AS27]" office:value-type="float" office:value="3.8955037265127E+017" calcext:value-type="float">
            <text:p>3.8955037265127E+017</text:p>
          </table:table-cell>
          <table:table-cell table:formula="of:=2*[.AT27]" office:value-type="float" office:value="7.7910074530254E+017" calcext:value-type="float">
            <text:p>7.7910074530254E+017</text:p>
          </table:table-cell>
          <table:table-cell table:formula="of:=2*[.AU27]" office:value-type="float" office:value="1.55820149060508E+018" calcext:value-type="float">
            <text:p>1.55820149060508E+018</text:p>
          </table:table-cell>
          <table:table-cell table:formula="of:=2*[.AV27]" office:value-type="float" office:value="3.11640298121016E+018" calcext:value-type="float">
            <text:p>3.11640298121016E+018</text:p>
          </table:table-cell>
          <table:table-cell table:formula="of:=2*[.AW27]" office:value-type="float" office:value="6.23280596242032E+018" calcext:value-type="float">
            <text:p>6.23280596242032E+018</text:p>
          </table:table-cell>
          <table:table-cell table:formula="of:=2*[.AX27]" office:value-type="float" office:value="1.24656119248406E+019" calcext:value-type="float">
            <text:p>1.24656119248406E+019</text:p>
          </table:table-cell>
          <table:table-cell table:formula="of:=2*[.AY27]" office:value-type="float" office:value="2.49312238496813E+019" calcext:value-type="float">
            <text:p>2.49312238496813E+019</text:p>
          </table:table-cell>
          <table:table-cell table:formula="of:=2*[.AZ27]" office:value-type="float" office:value="4.98624476993626E+019" calcext:value-type="float">
            <text:p>4.98624476993626E+019</text:p>
          </table:table-cell>
          <table:table-cell table:formula="of:=2*[.BA27]" office:value-type="float" office:value="9.97248953987252E+019" calcext:value-type="float">
            <text:p>9.97248953987252E+019</text:p>
          </table:table-cell>
          <table:table-cell table:formula="of:=2*[.BB27]" office:value-type="float" office:value="1.9944979079745E+020" calcext:value-type="float">
            <text:p>1.9944979079745E+020</text:p>
          </table:table-cell>
          <table:table-cell table:formula="of:=2*[.BC27]" office:value-type="float" office:value="3.98899581594901E+020" calcext:value-type="float">
            <text:p>3.98899581594901E+020</text:p>
          </table:table-cell>
          <table:table-cell table:formula="of:=2*[.BD27]" office:value-type="float" office:value="7.97799163189801E+020" calcext:value-type="float">
            <text:p>7.97799163189801E+020</text:p>
          </table:table-cell>
          <table:table-cell table:formula="of:=2*[.BE27]" office:value-type="float" office:value="1.5955983263796E+021" calcext:value-type="float">
            <text:p>1.5955983263796E+021</text:p>
          </table:table-cell>
          <table:table-cell table:formula="of:=2*[.BF27]" office:value-type="float" office:value="3.1911966527592E+021" calcext:value-type="float">
            <text:p>3.1911966527592E+021</text:p>
          </table:table-cell>
          <table:table-cell table:formula="of:=2*[.BG27]" office:value-type="float" office:value="6.38239330551841E+021" calcext:value-type="float">
            <text:p>6.38239330551841E+021</text:p>
          </table:table-cell>
          <table:table-cell table:formula="of:=2*[.BH27]" office:value-type="float" office:value="1.27647866110368E+022" calcext:value-type="float">
            <text:p>1.27647866110368E+022</text:p>
          </table:table-cell>
          <table:table-cell table:formula="of:=2*[.BI27]" office:value-type="float" office:value="2.55295732220736E+022" calcext:value-type="float">
            <text:p>2.55295732220736E+022</text:p>
          </table:table-cell>
          <table:table-cell table:formula="of:=2*[.BJ27]" office:value-type="float" office:value="5.10591464441473E+022" calcext:value-type="float">
            <text:p>5.10591464441473E+022</text:p>
          </table:table-cell>
          <table:table-cell table:formula="of:=2*[.BK27]" office:value-type="float" office:value="1.02118292888295E+023" calcext:value-type="float">
            <text:p>1.02118292888295E+023</text:p>
          </table:table-cell>
        </table:table-row>
        <table:table-row table:style-name="ro1">
          <table:table-cell table:number-columns-repeated="4"/>
          <table:table-cell table:formula="of:=3*[.E29]" office:value-type="float" office:value="59049" calcext:value-type="float">
            <text:p>59049</text:p>
          </table:table-cell>
          <table:table-cell table:formula="of:=2*[.E28]" office:value-type="float" office:value="118098" calcext:value-type="float">
            <text:p>118098</text:p>
          </table:table-cell>
          <table:table-cell table:formula="of:=2*[.F28]" office:value-type="float" office:value="236196" calcext:value-type="float">
            <text:p>236196</text:p>
          </table:table-cell>
          <table:table-cell table:formula="of:=2*[.G28]" office:value-type="float" office:value="472392" calcext:value-type="float">
            <text:p>472392</text:p>
          </table:table-cell>
          <table:table-cell table:formula="of:=2*[.H28]" office:value-type="float" office:value="944784" calcext:value-type="float">
            <text:p>944784</text:p>
          </table:table-cell>
          <table:table-cell table:formula="of:=2*[.I28]" office:value-type="float" office:value="1889568" calcext:value-type="float">
            <text:p>1889568</text:p>
          </table:table-cell>
          <table:table-cell table:formula="of:=2*[.J28]" office:value-type="float" office:value="3779136" calcext:value-type="float">
            <text:p>3779136</text:p>
          </table:table-cell>
          <table:table-cell table:formula="of:=2*[.K28]" office:value-type="float" office:value="7558272" calcext:value-type="float">
            <text:p>7558272</text:p>
          </table:table-cell>
          <table:table-cell table:formula="of:=2*[.L28]" office:value-type="float" office:value="15116544" calcext:value-type="float">
            <text:p>15116544</text:p>
          </table:table-cell>
          <table:table-cell table:formula="of:=2*[.M28]" office:value-type="float" office:value="30233088" calcext:value-type="float">
            <text:p>30233088</text:p>
          </table:table-cell>
          <table:table-cell table:formula="of:=2*[.N28]" office:value-type="float" office:value="60466176" calcext:value-type="float">
            <text:p>60466176</text:p>
          </table:table-cell>
          <table:table-cell table:formula="of:=2*[.O28]" office:value-type="float" office:value="120932352" calcext:value-type="float">
            <text:p>120932352</text:p>
          </table:table-cell>
          <table:table-cell table:formula="of:=2*[.P28]" office:value-type="float" office:value="241864704" calcext:value-type="float">
            <text:p>241864704</text:p>
          </table:table-cell>
          <table:table-cell table:formula="of:=2*[.Q28]" office:value-type="float" office:value="483729408" calcext:value-type="float">
            <text:p>483729408</text:p>
          </table:table-cell>
          <table:table-cell table:formula="of:=2*[.R28]" office:value-type="float" office:value="967458816" calcext:value-type="float">
            <text:p>967458816</text:p>
          </table:table-cell>
          <table:table-cell table:formula="of:=2*[.S28]" office:value-type="float" office:value="1934917632" calcext:value-type="float">
            <text:p>1934917632</text:p>
          </table:table-cell>
          <table:table-cell table:formula="of:=2*[.T28]" office:value-type="float" office:value="3869835264" calcext:value-type="float">
            <text:p>3869835264</text:p>
          </table:table-cell>
          <table:table-cell table:formula="of:=2*[.U28]" office:value-type="float" office:value="7739670528" calcext:value-type="float">
            <text:p>7739670528</text:p>
          </table:table-cell>
          <table:table-cell table:formula="of:=2*[.V28]" office:value-type="float" office:value="15479341056" calcext:value-type="float">
            <text:p>15479341056</text:p>
          </table:table-cell>
          <table:table-cell table:formula="of:=2*[.W28]" office:value-type="float" office:value="30958682112" calcext:value-type="float">
            <text:p>30958682112</text:p>
          </table:table-cell>
          <table:table-cell table:formula="of:=2*[.X28]" office:value-type="float" office:value="61917364224" calcext:value-type="float">
            <text:p>61917364224</text:p>
          </table:table-cell>
          <table:table-cell table:formula="of:=2*[.Y28]" office:value-type="float" office:value="123834728448" calcext:value-type="float">
            <text:p>123834728448</text:p>
          </table:table-cell>
          <table:table-cell table:formula="of:=2*[.Z28]" office:value-type="float" office:value="247669456896" calcext:value-type="float">
            <text:p>247669456896</text:p>
          </table:table-cell>
          <table:table-cell table:formula="of:=2*[.AA28]" office:value-type="float" office:value="495338913792" calcext:value-type="float">
            <text:p>495338913792</text:p>
          </table:table-cell>
          <table:table-cell table:formula="of:=2*[.AB28]" office:value-type="float" office:value="990677827584" calcext:value-type="float">
            <text:p>990677827584</text:p>
          </table:table-cell>
          <table:table-cell table:formula="of:=2*[.AC28]" office:value-type="float" office:value="1981355655168" calcext:value-type="float">
            <text:p>1981355655168</text:p>
          </table:table-cell>
          <table:table-cell table:formula="of:=2*[.AD28]" office:value-type="float" office:value="3962711310336" calcext:value-type="float">
            <text:p>3962711310336</text:p>
          </table:table-cell>
          <table:table-cell table:formula="of:=2*[.AE28]" office:value-type="float" office:value="7925422620672" calcext:value-type="float">
            <text:p>7925422620672</text:p>
          </table:table-cell>
          <table:table-cell table:formula="of:=2*[.AF28]" office:value-type="float" office:value="15850845241344" calcext:value-type="float">
            <text:p>15850845241344</text:p>
          </table:table-cell>
          <table:table-cell table:formula="of:=2*[.AG28]" office:value-type="float" office:value="31701690482688" calcext:value-type="float">
            <text:p>31701690482688</text:p>
          </table:table-cell>
          <table:table-cell table:formula="of:=2*[.AH28]" office:value-type="float" office:value="63403380965376" calcext:value-type="float">
            <text:p>63403380965376</text:p>
          </table:table-cell>
          <table:table-cell table:formula="of:=2*[.AI28]" office:value-type="float" office:value="126806761930752" calcext:value-type="float">
            <text:p>126806761930752</text:p>
          </table:table-cell>
          <table:table-cell table:formula="of:=2*[.AJ28]" office:value-type="float" office:value="253613523861504" calcext:value-type="float">
            <text:p>253613523861504</text:p>
          </table:table-cell>
          <table:table-cell table:formula="of:=2*[.AK28]" office:value-type="float" office:value="507227047723008" calcext:value-type="float">
            <text:p>507227047723008</text:p>
          </table:table-cell>
          <table:table-cell table:formula="of:=2*[.AL28]" office:value-type="float" office:value="1014454095446016" calcext:value-type="float">
            <text:p>1014454095446016</text:p>
          </table:table-cell>
          <table:table-cell table:formula="of:=2*[.AM28]" office:value-type="float" office:value="2028908190892032" calcext:value-type="float">
            <text:p>2028908190892032</text:p>
          </table:table-cell>
          <table:table-cell table:formula="of:=2*[.AN28]" office:value-type="float" office:value="4057816381784064" calcext:value-type="float">
            <text:p>4057816381784064</text:p>
          </table:table-cell>
          <table:table-cell table:formula="of:=2*[.AO28]" office:value-type="float" office:value="8115632763568128" calcext:value-type="float">
            <text:p>8115632763568128</text:p>
          </table:table-cell>
          <table:table-cell table:formula="of:=2*[.AP28]" office:value-type="float" office:value="1.62312655271363E+016" calcext:value-type="float">
            <text:p>1.62312655271363E+016</text:p>
          </table:table-cell>
          <table:table-cell table:formula="of:=2*[.AQ28]" office:value-type="float" office:value="3.24625310542725E+016" calcext:value-type="float">
            <text:p>3.24625310542725E+016</text:p>
          </table:table-cell>
          <table:table-cell table:formula="of:=2*[.AR28]" office:value-type="float" office:value="6.4925062108545E+016" calcext:value-type="float">
            <text:p>6.4925062108545E+016</text:p>
          </table:table-cell>
          <table:table-cell table:formula="of:=2*[.AS28]" office:value-type="float" office:value="1.2985012421709E+017" calcext:value-type="float">
            <text:p>1.2985012421709E+017</text:p>
          </table:table-cell>
          <table:table-cell table:formula="of:=2*[.AT28]" office:value-type="float" office:value="2.5970024843418E+017" calcext:value-type="float">
            <text:p>2.5970024843418E+017</text:p>
          </table:table-cell>
          <table:table-cell table:formula="of:=2*[.AU28]" office:value-type="float" office:value="5.1940049686836E+017" calcext:value-type="float">
            <text:p>5.1940049686836E+017</text:p>
          </table:table-cell>
          <table:table-cell table:formula="of:=2*[.AV28]" office:value-type="float" office:value="1.03880099373672E+018" calcext:value-type="float">
            <text:p>1.03880099373672E+018</text:p>
          </table:table-cell>
          <table:table-cell table:formula="of:=2*[.AW28]" office:value-type="float" office:value="2.07760198747344E+018" calcext:value-type="float">
            <text:p>2.07760198747344E+018</text:p>
          </table:table-cell>
          <table:table-cell table:formula="of:=2*[.AX28]" office:value-type="float" office:value="4.15520397494688E+018" calcext:value-type="float">
            <text:p>4.15520397494688E+018</text:p>
          </table:table-cell>
          <table:table-cell table:formula="of:=2*[.AY28]" office:value-type="float" office:value="8.31040794989376E+018" calcext:value-type="float">
            <text:p>8.31040794989376E+018</text:p>
          </table:table-cell>
          <table:table-cell table:formula="of:=2*[.AZ28]" office:value-type="float" office:value="1.66208158997875E+019" calcext:value-type="float">
            <text:p>1.66208158997875E+019</text:p>
          </table:table-cell>
          <table:table-cell table:formula="of:=2*[.BA28]" office:value-type="float" office:value="3.32416317995751E+019" calcext:value-type="float">
            <text:p>3.32416317995751E+019</text:p>
          </table:table-cell>
          <table:table-cell table:formula="of:=2*[.BB28]" office:value-type="float" office:value="6.64832635991501E+019" calcext:value-type="float">
            <text:p>6.64832635991501E+019</text:p>
          </table:table-cell>
          <table:table-cell table:formula="of:=2*[.BC28]" office:value-type="float" office:value="1.329665271983E+020" calcext:value-type="float">
            <text:p>1.329665271983E+020</text:p>
          </table:table-cell>
          <table:table-cell table:formula="of:=2*[.BD28]" office:value-type="float" office:value="2.659330543966E+020" calcext:value-type="float">
            <text:p>2.659330543966E+020</text:p>
          </table:table-cell>
          <table:table-cell table:formula="of:=2*[.BE28]" office:value-type="float" office:value="5.31866108793201E+020" calcext:value-type="float">
            <text:p>5.31866108793201E+020</text:p>
          </table:table-cell>
          <table:table-cell table:formula="of:=2*[.BF28]" office:value-type="float" office:value="1.0637322175864E+021" calcext:value-type="float">
            <text:p>1.0637322175864E+021</text:p>
          </table:table-cell>
          <table:table-cell table:formula="of:=2*[.BG28]" office:value-type="float" office:value="2.1274644351728E+021" calcext:value-type="float">
            <text:p>2.1274644351728E+021</text:p>
          </table:table-cell>
          <table:table-cell table:formula="of:=2*[.BH28]" office:value-type="float" office:value="4.25492887034561E+021" calcext:value-type="float">
            <text:p>4.25492887034561E+021</text:p>
          </table:table-cell>
          <table:table-cell table:formula="of:=2*[.BI28]" office:value-type="float" office:value="8.50985774069121E+021" calcext:value-type="float">
            <text:p>8.50985774069121E+021</text:p>
          </table:table-cell>
          <table:table-cell table:formula="of:=2*[.BJ28]" office:value-type="float" office:value="1.70197154813824E+022" calcext:value-type="float">
            <text:p>1.70197154813824E+022</text:p>
          </table:table-cell>
          <table:table-cell table:formula="of:=2*[.BK28]" office:value-type="float" office:value="3.40394309627649E+022" calcext:value-type="float">
            <text:p>3.40394309627649E+022</text:p>
          </table:table-cell>
        </table:table-row>
        <table:table-row table:style-name="ro1">
          <table:table-cell table:number-columns-repeated="4"/>
          <table:table-cell table:formula="of:=3*[.E30]" office:value-type="float" office:value="19683" calcext:value-type="float">
            <text:p>19683</text:p>
          </table:table-cell>
          <table:table-cell table:formula="of:=2*[.E29]" office:value-type="float" office:value="39366" calcext:value-type="float">
            <text:p>39366</text:p>
          </table:table-cell>
          <table:table-cell table:formula="of:=2*[.F29]" office:value-type="float" office:value="78732" calcext:value-type="float">
            <text:p>78732</text:p>
          </table:table-cell>
          <table:table-cell table:formula="of:=2*[.G29]" office:value-type="float" office:value="157464" calcext:value-type="float">
            <text:p>157464</text:p>
          </table:table-cell>
          <table:table-cell table:formula="of:=2*[.H29]" office:value-type="float" office:value="314928" calcext:value-type="float">
            <text:p>314928</text:p>
          </table:table-cell>
          <table:table-cell table:formula="of:=2*[.I29]" office:value-type="float" office:value="629856" calcext:value-type="float">
            <text:p>629856</text:p>
          </table:table-cell>
          <table:table-cell table:formula="of:=2*[.J29]" office:value-type="float" office:value="1259712" calcext:value-type="float">
            <text:p>1259712</text:p>
          </table:table-cell>
          <table:table-cell table:formula="of:=2*[.K29]" office:value-type="float" office:value="2519424" calcext:value-type="float">
            <text:p>2519424</text:p>
          </table:table-cell>
          <table:table-cell table:formula="of:=2*[.L29]" office:value-type="float" office:value="5038848" calcext:value-type="float">
            <text:p>5038848</text:p>
          </table:table-cell>
          <table:table-cell table:formula="of:=2*[.M29]" office:value-type="float" office:value="10077696" calcext:value-type="float">
            <text:p>10077696</text:p>
          </table:table-cell>
          <table:table-cell table:formula="of:=2*[.N29]" office:value-type="float" office:value="20155392" calcext:value-type="float">
            <text:p>20155392</text:p>
          </table:table-cell>
          <table:table-cell table:formula="of:=2*[.O29]" office:value-type="float" office:value="40310784" calcext:value-type="float">
            <text:p>40310784</text:p>
          </table:table-cell>
          <table:table-cell table:formula="of:=2*[.P29]" office:value-type="float" office:value="80621568" calcext:value-type="float">
            <text:p>80621568</text:p>
          </table:table-cell>
          <table:table-cell table:formula="of:=2*[.Q29]" office:value-type="float" office:value="161243136" calcext:value-type="float">
            <text:p>161243136</text:p>
          </table:table-cell>
          <table:table-cell table:formula="of:=2*[.R29]" office:value-type="float" office:value="322486272" calcext:value-type="float">
            <text:p>322486272</text:p>
          </table:table-cell>
          <table:table-cell table:formula="of:=2*[.S29]" office:value-type="float" office:value="644972544" calcext:value-type="float">
            <text:p>644972544</text:p>
          </table:table-cell>
          <table:table-cell table:formula="of:=2*[.T29]" office:value-type="float" office:value="1289945088" calcext:value-type="float">
            <text:p>1289945088</text:p>
          </table:table-cell>
          <table:table-cell table:formula="of:=2*[.U29]" office:value-type="float" office:value="2579890176" calcext:value-type="float">
            <text:p>2579890176</text:p>
          </table:table-cell>
          <table:table-cell table:formula="of:=2*[.V29]" office:value-type="float" office:value="5159780352" calcext:value-type="float">
            <text:p>5159780352</text:p>
          </table:table-cell>
          <table:table-cell table:formula="of:=2*[.W29]" office:value-type="float" office:value="10319560704" calcext:value-type="float">
            <text:p>10319560704</text:p>
          </table:table-cell>
          <table:table-cell table:formula="of:=2*[.X29]" office:value-type="float" office:value="20639121408" calcext:value-type="float">
            <text:p>20639121408</text:p>
          </table:table-cell>
          <table:table-cell table:formula="of:=2*[.Y29]" office:value-type="float" office:value="41278242816" calcext:value-type="float">
            <text:p>41278242816</text:p>
          </table:table-cell>
          <table:table-cell table:formula="of:=2*[.Z29]" office:value-type="float" office:value="82556485632" calcext:value-type="float">
            <text:p>82556485632</text:p>
          </table:table-cell>
          <table:table-cell table:formula="of:=2*[.AA29]" office:value-type="float" office:value="165112971264" calcext:value-type="float">
            <text:p>165112971264</text:p>
          </table:table-cell>
          <table:table-cell table:formula="of:=2*[.AB29]" office:value-type="float" office:value="330225942528" calcext:value-type="float">
            <text:p>330225942528</text:p>
          </table:table-cell>
          <table:table-cell table:formula="of:=2*[.AC29]" office:value-type="float" office:value="660451885056" calcext:value-type="float">
            <text:p>660451885056</text:p>
          </table:table-cell>
          <table:table-cell table:formula="of:=2*[.AD29]" office:value-type="float" office:value="1320903770112" calcext:value-type="float">
            <text:p>1320903770112</text:p>
          </table:table-cell>
          <table:table-cell table:formula="of:=2*[.AE29]" office:value-type="float" office:value="2641807540224" calcext:value-type="float">
            <text:p>2641807540224</text:p>
          </table:table-cell>
          <table:table-cell table:formula="of:=2*[.AF29]" office:value-type="float" office:value="5283615080448" calcext:value-type="float">
            <text:p>5283615080448</text:p>
          </table:table-cell>
          <table:table-cell table:formula="of:=2*[.AG29]" office:value-type="float" office:value="10567230160896" calcext:value-type="float">
            <text:p>10567230160896</text:p>
          </table:table-cell>
          <table:table-cell table:formula="of:=2*[.AH29]" office:value-type="float" office:value="21134460321792" calcext:value-type="float">
            <text:p>21134460321792</text:p>
          </table:table-cell>
          <table:table-cell table:formula="of:=2*[.AI29]" office:value-type="float" office:value="42268920643584" calcext:value-type="float">
            <text:p>42268920643584</text:p>
          </table:table-cell>
          <table:table-cell table:formula="of:=2*[.AJ29]" office:value-type="float" office:value="84537841287168" calcext:value-type="float">
            <text:p>84537841287168</text:p>
          </table:table-cell>
          <table:table-cell table:formula="of:=2*[.AK29]" office:value-type="float" office:value="169075682574336" calcext:value-type="float">
            <text:p>169075682574336</text:p>
          </table:table-cell>
          <table:table-cell table:formula="of:=2*[.AL29]" office:value-type="float" office:value="338151365148672" calcext:value-type="float">
            <text:p>338151365148672</text:p>
          </table:table-cell>
          <table:table-cell table:formula="of:=2*[.AM29]" office:value-type="float" office:value="676302730297344" calcext:value-type="float">
            <text:p>676302730297344</text:p>
          </table:table-cell>
          <table:table-cell table:formula="of:=2*[.AN29]" office:value-type="float" office:value="1352605460594688" calcext:value-type="float">
            <text:p>1352605460594688</text:p>
          </table:table-cell>
          <table:table-cell table:formula="of:=2*[.AO29]" office:value-type="float" office:value="2705210921189376" calcext:value-type="float">
            <text:p>2705210921189376</text:p>
          </table:table-cell>
          <table:table-cell table:formula="of:=2*[.AP29]" office:value-type="float" office:value="5410421842378752" calcext:value-type="float">
            <text:p>5410421842378752</text:p>
          </table:table-cell>
          <table:table-cell table:formula="of:=2*[.AQ29]" office:value-type="float" office:value="1.08208436847575E+016" calcext:value-type="float">
            <text:p>1.08208436847575E+016</text:p>
          </table:table-cell>
          <table:table-cell table:formula="of:=2*[.AR29]" office:value-type="float" office:value="2.1641687369515E+016" calcext:value-type="float">
            <text:p>2.1641687369515E+016</text:p>
          </table:table-cell>
          <table:table-cell table:formula="of:=2*[.AS29]" office:value-type="float" office:value="4.328337473903E+016" calcext:value-type="float">
            <text:p>4.328337473903E+016</text:p>
          </table:table-cell>
          <table:table-cell table:formula="of:=2*[.AT29]" office:value-type="float" office:value="8.656674947806E+016" calcext:value-type="float">
            <text:p>8.656674947806E+016</text:p>
          </table:table-cell>
          <table:table-cell table:formula="of:=2*[.AU29]" office:value-type="float" office:value="1.7313349895612E+017" calcext:value-type="float">
            <text:p>1.7313349895612E+017</text:p>
          </table:table-cell>
          <table:table-cell table:formula="of:=2*[.AV29]" office:value-type="float" office:value="3.4626699791224E+017" calcext:value-type="float">
            <text:p>3.4626699791224E+017</text:p>
          </table:table-cell>
          <table:table-cell table:formula="of:=2*[.AW29]" office:value-type="float" office:value="6.9253399582448E+017" calcext:value-type="float">
            <text:p>6.9253399582448E+017</text:p>
          </table:table-cell>
          <table:table-cell table:formula="of:=2*[.AX29]" office:value-type="float" office:value="1.38506799164896E+018" calcext:value-type="float">
            <text:p>1.38506799164896E+018</text:p>
          </table:table-cell>
          <table:table-cell table:formula="of:=2*[.AY29]" office:value-type="float" office:value="2.77013598329792E+018" calcext:value-type="float">
            <text:p>2.77013598329792E+018</text:p>
          </table:table-cell>
          <table:table-cell table:formula="of:=2*[.AZ29]" office:value-type="float" office:value="5.54027196659584E+018" calcext:value-type="float">
            <text:p>5.54027196659584E+018</text:p>
          </table:table-cell>
          <table:table-cell table:formula="of:=2*[.BA29]" office:value-type="float" office:value="1.10805439331917E+019" calcext:value-type="float">
            <text:p>1.10805439331917E+019</text:p>
          </table:table-cell>
          <table:table-cell table:formula="of:=2*[.BB29]" office:value-type="float" office:value="2.21610878663834E+019" calcext:value-type="float">
            <text:p>2.21610878663834E+019</text:p>
          </table:table-cell>
          <table:table-cell table:formula="of:=2*[.BC29]" office:value-type="float" office:value="4.43221757327667E+019" calcext:value-type="float">
            <text:p>4.43221757327667E+019</text:p>
          </table:table-cell>
          <table:table-cell table:formula="of:=2*[.BD29]" office:value-type="float" office:value="8.86443514655335E+019" calcext:value-type="float">
            <text:p>8.86443514655335E+019</text:p>
          </table:table-cell>
          <table:table-cell table:formula="of:=2*[.BE29]" office:value-type="float" office:value="1.77288702931067E+020" calcext:value-type="float">
            <text:p>1.77288702931067E+020</text:p>
          </table:table-cell>
          <table:table-cell table:formula="of:=2*[.BF29]" office:value-type="float" office:value="3.54577405862134E+020" calcext:value-type="float">
            <text:p>3.54577405862134E+020</text:p>
          </table:table-cell>
          <table:table-cell table:formula="of:=2*[.BG29]" office:value-type="float" office:value="7.09154811724268E+020" calcext:value-type="float">
            <text:p>7.09154811724268E+020</text:p>
          </table:table-cell>
          <table:table-cell table:formula="of:=2*[.BH29]" office:value-type="float" office:value="1.41830962344854E+021" calcext:value-type="float">
            <text:p>1.41830962344854E+021</text:p>
          </table:table-cell>
          <table:table-cell table:formula="of:=2*[.BI29]" office:value-type="float" office:value="2.83661924689707E+021" calcext:value-type="float">
            <text:p>2.83661924689707E+021</text:p>
          </table:table-cell>
          <table:table-cell table:formula="of:=2*[.BJ29]" office:value-type="float" office:value="5.67323849379414E+021" calcext:value-type="float">
            <text:p>5.67323849379414E+021</text:p>
          </table:table-cell>
          <table:table-cell table:formula="of:=2*[.BK29]" office:value-type="float" office:value="1.13464769875883E+022" calcext:value-type="float">
            <text:p>1.13464769875883E+022</text:p>
          </table:table-cell>
        </table:table-row>
        <table:table-row table:style-name="ro1">
          <table:table-cell table:number-columns-repeated="4"/>
          <table:table-cell table:formula="of:=3*[.E31]" office:value-type="float" office:value="6561" calcext:value-type="float">
            <text:p>6561</text:p>
          </table:table-cell>
          <table:table-cell table:formula="of:=2*[.E30]" office:value-type="float" office:value="13122" calcext:value-type="float">
            <text:p>13122</text:p>
          </table:table-cell>
          <table:table-cell table:formula="of:=2*[.F30]" office:value-type="float" office:value="26244" calcext:value-type="float">
            <text:p>26244</text:p>
          </table:table-cell>
          <table:table-cell table:formula="of:=2*[.G30]" office:value-type="float" office:value="52488" calcext:value-type="float">
            <text:p>52488</text:p>
          </table:table-cell>
          <table:table-cell table:formula="of:=2*[.H30]" office:value-type="float" office:value="104976" calcext:value-type="float">
            <text:p>104976</text:p>
          </table:table-cell>
          <table:table-cell table:formula="of:=2*[.I30]" office:value-type="float" office:value="209952" calcext:value-type="float">
            <text:p>209952</text:p>
          </table:table-cell>
          <table:table-cell table:formula="of:=2*[.J30]" office:value-type="float" office:value="419904" calcext:value-type="float">
            <text:p>419904</text:p>
          </table:table-cell>
          <table:table-cell table:formula="of:=2*[.K30]" office:value-type="float" office:value="839808" calcext:value-type="float">
            <text:p>839808</text:p>
          </table:table-cell>
          <table:table-cell table:formula="of:=2*[.L30]" office:value-type="float" office:value="1679616" calcext:value-type="float">
            <text:p>1679616</text:p>
          </table:table-cell>
          <table:table-cell table:formula="of:=2*[.M30]" office:value-type="float" office:value="3359232" calcext:value-type="float">
            <text:p>3359232</text:p>
          </table:table-cell>
          <table:table-cell table:formula="of:=2*[.N30]" office:value-type="float" office:value="6718464" calcext:value-type="float">
            <text:p>6718464</text:p>
          </table:table-cell>
          <table:table-cell table:formula="of:=2*[.O30]" office:value-type="float" office:value="13436928" calcext:value-type="float">
            <text:p>13436928</text:p>
          </table:table-cell>
          <table:table-cell table:formula="of:=2*[.P30]" office:value-type="float" office:value="26873856" calcext:value-type="float">
            <text:p>26873856</text:p>
          </table:table-cell>
          <table:table-cell table:formula="of:=2*[.Q30]" office:value-type="float" office:value="53747712" calcext:value-type="float">
            <text:p>53747712</text:p>
          </table:table-cell>
          <table:table-cell table:formula="of:=2*[.R30]" office:value-type="float" office:value="107495424" calcext:value-type="float">
            <text:p>107495424</text:p>
          </table:table-cell>
          <table:table-cell table:formula="of:=2*[.S30]" office:value-type="float" office:value="214990848" calcext:value-type="float">
            <text:p>214990848</text:p>
          </table:table-cell>
          <table:table-cell table:formula="of:=2*[.T30]" office:value-type="float" office:value="429981696" calcext:value-type="float">
            <text:p>429981696</text:p>
          </table:table-cell>
          <table:table-cell table:formula="of:=2*[.U30]" office:value-type="float" office:value="859963392" calcext:value-type="float">
            <text:p>859963392</text:p>
          </table:table-cell>
          <table:table-cell table:formula="of:=2*[.V30]" office:value-type="float" office:value="1719926784" calcext:value-type="float">
            <text:p>1719926784</text:p>
          </table:table-cell>
          <table:table-cell table:formula="of:=2*[.W30]" office:value-type="float" office:value="3439853568" calcext:value-type="float">
            <text:p>3439853568</text:p>
          </table:table-cell>
          <table:table-cell table:formula="of:=2*[.X30]" office:value-type="float" office:value="6879707136" calcext:value-type="float">
            <text:p>6879707136</text:p>
          </table:table-cell>
          <table:table-cell table:formula="of:=2*[.Y30]" office:value-type="float" office:value="13759414272" calcext:value-type="float">
            <text:p>13759414272</text:p>
          </table:table-cell>
          <table:table-cell table:formula="of:=2*[.Z30]" office:value-type="float" office:value="27518828544" calcext:value-type="float">
            <text:p>27518828544</text:p>
          </table:table-cell>
          <table:table-cell table:formula="of:=2*[.AA30]" office:value-type="float" office:value="55037657088" calcext:value-type="float">
            <text:p>55037657088</text:p>
          </table:table-cell>
          <table:table-cell table:formula="of:=2*[.AB30]" office:value-type="float" office:value="110075314176" calcext:value-type="float">
            <text:p>110075314176</text:p>
          </table:table-cell>
          <table:table-cell table:formula="of:=2*[.AC30]" office:value-type="float" office:value="220150628352" calcext:value-type="float">
            <text:p>220150628352</text:p>
          </table:table-cell>
          <table:table-cell table:formula="of:=2*[.AD30]" office:value-type="float" office:value="440301256704" calcext:value-type="float">
            <text:p>440301256704</text:p>
          </table:table-cell>
          <table:table-cell table:formula="of:=2*[.AE30]" office:value-type="float" office:value="880602513408" calcext:value-type="float">
            <text:p>880602513408</text:p>
          </table:table-cell>
          <table:table-cell table:formula="of:=2*[.AF30]" office:value-type="float" office:value="1761205026816" calcext:value-type="float">
            <text:p>1761205026816</text:p>
          </table:table-cell>
          <table:table-cell table:formula="of:=2*[.AG30]" office:value-type="float" office:value="3522410053632" calcext:value-type="float">
            <text:p>3522410053632</text:p>
          </table:table-cell>
          <table:table-cell table:formula="of:=2*[.AH30]" office:value-type="float" office:value="7044820107264" calcext:value-type="float">
            <text:p>7044820107264</text:p>
          </table:table-cell>
          <table:table-cell table:formula="of:=2*[.AI30]" office:value-type="float" office:value="14089640214528" calcext:value-type="float">
            <text:p>14089640214528</text:p>
          </table:table-cell>
          <table:table-cell table:formula="of:=2*[.AJ30]" office:value-type="float" office:value="28179280429056" calcext:value-type="float">
            <text:p>28179280429056</text:p>
          </table:table-cell>
          <table:table-cell table:formula="of:=2*[.AK30]" office:value-type="float" office:value="56358560858112" calcext:value-type="float">
            <text:p>56358560858112</text:p>
          </table:table-cell>
          <table:table-cell table:formula="of:=2*[.AL30]" office:value-type="float" office:value="112717121716224" calcext:value-type="float">
            <text:p>112717121716224</text:p>
          </table:table-cell>
          <table:table-cell table:formula="of:=2*[.AM30]" office:value-type="float" office:value="225434243432448" calcext:value-type="float">
            <text:p>225434243432448</text:p>
          </table:table-cell>
          <table:table-cell table:formula="of:=2*[.AN30]" office:value-type="float" office:value="450868486864896" calcext:value-type="float">
            <text:p>450868486864896</text:p>
          </table:table-cell>
          <table:table-cell table:formula="of:=2*[.AO30]" office:value-type="float" office:value="901736973729792" calcext:value-type="float">
            <text:p>901736973729792</text:p>
          </table:table-cell>
          <table:table-cell table:formula="of:=2*[.AP30]" office:value-type="float" office:value="1803473947459584" calcext:value-type="float">
            <text:p>1803473947459584</text:p>
          </table:table-cell>
          <table:table-cell table:formula="of:=2*[.AQ30]" office:value-type="float" office:value="3606947894919168" calcext:value-type="float">
            <text:p>3606947894919168</text:p>
          </table:table-cell>
          <table:table-cell table:formula="of:=2*[.AR30]" office:value-type="float" office:value="7213895789838336" calcext:value-type="float">
            <text:p>7213895789838336</text:p>
          </table:table-cell>
          <table:table-cell table:formula="of:=2*[.AS30]" office:value-type="float" office:value="1.44277915796767E+016" calcext:value-type="float">
            <text:p>1.44277915796767E+016</text:p>
          </table:table-cell>
          <table:table-cell table:formula="of:=2*[.AT30]" office:value-type="float" office:value="2.88555831593533E+016" calcext:value-type="float">
            <text:p>2.88555831593533E+016</text:p>
          </table:table-cell>
          <table:table-cell table:formula="of:=2*[.AU30]" office:value-type="float" office:value="5.77111663187067E+016" calcext:value-type="float">
            <text:p>5.77111663187067E+016</text:p>
          </table:table-cell>
          <table:table-cell table:formula="of:=2*[.AV30]" office:value-type="float" office:value="1.15422332637413E+017" calcext:value-type="float">
            <text:p>1.15422332637413E+017</text:p>
          </table:table-cell>
          <table:table-cell table:formula="of:=2*[.AW30]" office:value-type="float" office:value="2.30844665274827E+017" calcext:value-type="float">
            <text:p>2.30844665274827E+017</text:p>
          </table:table-cell>
          <table:table-cell table:formula="of:=2*[.AX30]" office:value-type="float" office:value="4.61689330549654E+017" calcext:value-type="float">
            <text:p>4.61689330549654E+017</text:p>
          </table:table-cell>
          <table:table-cell table:formula="of:=2*[.AY30]" office:value-type="float" office:value="9.23378661099307E+017" calcext:value-type="float">
            <text:p>9.23378661099307E+017</text:p>
          </table:table-cell>
          <table:table-cell table:formula="of:=2*[.AZ30]" office:value-type="float" office:value="1.84675732219861E+018" calcext:value-type="float">
            <text:p>1.84675732219861E+018</text:p>
          </table:table-cell>
          <table:table-cell table:formula="of:=2*[.BA30]" office:value-type="float" office:value="3.69351464439723E+018" calcext:value-type="float">
            <text:p>3.69351464439723E+018</text:p>
          </table:table-cell>
          <table:table-cell table:formula="of:=2*[.BB30]" office:value-type="float" office:value="7.38702928879446E+018" calcext:value-type="float">
            <text:p>7.38702928879446E+018</text:p>
          </table:table-cell>
          <table:table-cell table:formula="of:=2*[.BC30]" office:value-type="float" office:value="1.47740585775889E+019" calcext:value-type="float">
            <text:p>1.47740585775889E+019</text:p>
          </table:table-cell>
          <table:table-cell table:formula="of:=2*[.BD30]" office:value-type="float" office:value="2.95481171551778E+019" calcext:value-type="float">
            <text:p>2.95481171551778E+019</text:p>
          </table:table-cell>
          <table:table-cell table:formula="of:=2*[.BE30]" office:value-type="float" office:value="5.90962343103556E+019" calcext:value-type="float">
            <text:p>5.90962343103556E+019</text:p>
          </table:table-cell>
          <table:table-cell table:formula="of:=2*[.BF30]" office:value-type="float" office:value="1.18192468620711E+020" calcext:value-type="float">
            <text:p>1.18192468620711E+020</text:p>
          </table:table-cell>
          <table:table-cell table:formula="of:=2*[.BG30]" office:value-type="float" office:value="2.36384937241423E+020" calcext:value-type="float">
            <text:p>2.36384937241423E+020</text:p>
          </table:table-cell>
          <table:table-cell table:formula="of:=2*[.BH30]" office:value-type="float" office:value="4.72769874482845E+020" calcext:value-type="float">
            <text:p>4.72769874482845E+020</text:p>
          </table:table-cell>
          <table:table-cell table:formula="of:=2*[.BI30]" office:value-type="float" office:value="9.4553974896569E+020" calcext:value-type="float">
            <text:p>9.4553974896569E+020</text:p>
          </table:table-cell>
          <table:table-cell table:formula="of:=2*[.BJ30]" office:value-type="float" office:value="1.89107949793138E+021" calcext:value-type="float">
            <text:p>1.89107949793138E+021</text:p>
          </table:table-cell>
          <table:table-cell table:formula="of:=2*[.BK30]" office:value-type="float" office:value="3.78215899586276E+021" calcext:value-type="float">
            <text:p>3.78215899586276E+021</text:p>
          </table:table-cell>
        </table:table-row>
        <table:table-row table:style-name="ro1">
          <table:table-cell table:number-columns-repeated="4"/>
          <table:table-cell table:formula="of:=3*[.E32]" office:value-type="float" office:value="2187" calcext:value-type="float">
            <text:p>2187</text:p>
          </table:table-cell>
          <table:table-cell table:formula="of:=2*[.E31]" office:value-type="float" office:value="4374" calcext:value-type="float">
            <text:p>4374</text:p>
          </table:table-cell>
          <table:table-cell table:formula="of:=2*[.F31]" office:value-type="float" office:value="8748" calcext:value-type="float">
            <text:p>8748</text:p>
          </table:table-cell>
          <table:table-cell table:formula="of:=2*[.G31]" office:value-type="float" office:value="17496" calcext:value-type="float">
            <text:p>17496</text:p>
          </table:table-cell>
          <table:table-cell table:formula="of:=2*[.H31]" office:value-type="float" office:value="34992" calcext:value-type="float">
            <text:p>34992</text:p>
          </table:table-cell>
          <table:table-cell table:formula="of:=2*[.I31]" office:value-type="float" office:value="69984" calcext:value-type="float">
            <text:p>69984</text:p>
          </table:table-cell>
          <table:table-cell table:formula="of:=2*[.J31]" office:value-type="float" office:value="139968" calcext:value-type="float">
            <text:p>139968</text:p>
          </table:table-cell>
          <table:table-cell table:formula="of:=2*[.K31]" office:value-type="float" office:value="279936" calcext:value-type="float">
            <text:p>279936</text:p>
          </table:table-cell>
          <table:table-cell table:formula="of:=2*[.L31]" office:value-type="float" office:value="559872" calcext:value-type="float">
            <text:p>559872</text:p>
          </table:table-cell>
          <table:table-cell table:formula="of:=2*[.M31]" office:value-type="float" office:value="1119744" calcext:value-type="float">
            <text:p>1119744</text:p>
          </table:table-cell>
          <table:table-cell table:formula="of:=2*[.N31]" office:value-type="float" office:value="2239488" calcext:value-type="float">
            <text:p>2239488</text:p>
          </table:table-cell>
          <table:table-cell table:formula="of:=2*[.O31]" office:value-type="float" office:value="4478976" calcext:value-type="float">
            <text:p>4478976</text:p>
          </table:table-cell>
          <table:table-cell table:formula="of:=2*[.P31]" office:value-type="float" office:value="8957952" calcext:value-type="float">
            <text:p>8957952</text:p>
          </table:table-cell>
          <table:table-cell table:formula="of:=2*[.Q31]" office:value-type="float" office:value="17915904" calcext:value-type="float">
            <text:p>17915904</text:p>
          </table:table-cell>
          <table:table-cell table:formula="of:=2*[.R31]" office:value-type="float" office:value="35831808" calcext:value-type="float">
            <text:p>35831808</text:p>
          </table:table-cell>
          <table:table-cell table:formula="of:=2*[.S31]" office:value-type="float" office:value="71663616" calcext:value-type="float">
            <text:p>71663616</text:p>
          </table:table-cell>
          <table:table-cell table:formula="of:=2*[.T31]" office:value-type="float" office:value="143327232" calcext:value-type="float">
            <text:p>143327232</text:p>
          </table:table-cell>
          <table:table-cell table:formula="of:=2*[.U31]" office:value-type="float" office:value="286654464" calcext:value-type="float">
            <text:p>286654464</text:p>
          </table:table-cell>
          <table:table-cell table:formula="of:=2*[.V31]" office:value-type="float" office:value="573308928" calcext:value-type="float">
            <text:p>573308928</text:p>
          </table:table-cell>
          <table:table-cell table:formula="of:=2*[.W31]" office:value-type="float" office:value="1146617856" calcext:value-type="float">
            <text:p>1146617856</text:p>
          </table:table-cell>
          <table:table-cell table:formula="of:=2*[.X31]" office:value-type="float" office:value="2293235712" calcext:value-type="float">
            <text:p>2293235712</text:p>
          </table:table-cell>
          <table:table-cell table:formula="of:=2*[.Y31]" office:value-type="float" office:value="4586471424" calcext:value-type="float">
            <text:p>4586471424</text:p>
          </table:table-cell>
          <table:table-cell table:formula="of:=2*[.Z31]" office:value-type="float" office:value="9172942848" calcext:value-type="float">
            <text:p>9172942848</text:p>
          </table:table-cell>
          <table:table-cell table:formula="of:=2*[.AA31]" office:value-type="float" office:value="18345885696" calcext:value-type="float">
            <text:p>18345885696</text:p>
          </table:table-cell>
          <table:table-cell table:formula="of:=2*[.AB31]" office:value-type="float" office:value="36691771392" calcext:value-type="float">
            <text:p>36691771392</text:p>
          </table:table-cell>
          <table:table-cell table:formula="of:=2*[.AC31]" office:value-type="float" office:value="73383542784" calcext:value-type="float">
            <text:p>73383542784</text:p>
          </table:table-cell>
          <table:table-cell table:formula="of:=2*[.AD31]" office:value-type="float" office:value="146767085568" calcext:value-type="float">
            <text:p>146767085568</text:p>
          </table:table-cell>
          <table:table-cell table:formula="of:=2*[.AE31]" office:value-type="float" office:value="293534171136" calcext:value-type="float">
            <text:p>293534171136</text:p>
          </table:table-cell>
          <table:table-cell table:formula="of:=2*[.AF31]" office:value-type="float" office:value="587068342272" calcext:value-type="float">
            <text:p>587068342272</text:p>
          </table:table-cell>
          <table:table-cell table:formula="of:=2*[.AG31]" office:value-type="float" office:value="1174136684544" calcext:value-type="float">
            <text:p>1174136684544</text:p>
          </table:table-cell>
          <table:table-cell table:formula="of:=2*[.AH31]" office:value-type="float" office:value="2348273369088" calcext:value-type="float">
            <text:p>2348273369088</text:p>
          </table:table-cell>
          <table:table-cell table:formula="of:=2*[.AI31]" office:value-type="float" office:value="4696546738176" calcext:value-type="float">
            <text:p>4696546738176</text:p>
          </table:table-cell>
          <table:table-cell table:formula="of:=2*[.AJ31]" office:value-type="float" office:value="9393093476352" calcext:value-type="float">
            <text:p>9393093476352</text:p>
          </table:table-cell>
          <table:table-cell table:formula="of:=2*[.AK31]" office:value-type="float" office:value="18786186952704" calcext:value-type="float">
            <text:p>18786186952704</text:p>
          </table:table-cell>
          <table:table-cell table:formula="of:=2*[.AL31]" office:value-type="float" office:value="37572373905408" calcext:value-type="float">
            <text:p>37572373905408</text:p>
          </table:table-cell>
          <table:table-cell table:formula="of:=2*[.AM31]" office:value-type="float" office:value="75144747810816" calcext:value-type="float">
            <text:p>75144747810816</text:p>
          </table:table-cell>
          <table:table-cell table:formula="of:=2*[.AN31]" office:value-type="float" office:value="150289495621632" calcext:value-type="float">
            <text:p>150289495621632</text:p>
          </table:table-cell>
          <table:table-cell table:formula="of:=2*[.AO31]" office:value-type="float" office:value="300578991243264" calcext:value-type="float">
            <text:p>300578991243264</text:p>
          </table:table-cell>
          <table:table-cell table:formula="of:=2*[.AP31]" office:value-type="float" office:value="601157982486528" calcext:value-type="float">
            <text:p>601157982486528</text:p>
          </table:table-cell>
          <table:table-cell table:formula="of:=2*[.AQ31]" office:value-type="float" office:value="1202315964973056" calcext:value-type="float">
            <text:p>1202315964973056</text:p>
          </table:table-cell>
          <table:table-cell table:formula="of:=2*[.AR31]" office:value-type="float" office:value="2404631929946112" calcext:value-type="float">
            <text:p>2404631929946112</text:p>
          </table:table-cell>
          <table:table-cell table:formula="of:=2*[.AS31]" office:value-type="float" office:value="4809263859892224" calcext:value-type="float">
            <text:p>4809263859892224</text:p>
          </table:table-cell>
          <table:table-cell table:formula="of:=2*[.AT31]" office:value-type="float" office:value="9.61852771978445E+015" calcext:value-type="float">
            <text:p>9.61852771978445E+015</text:p>
          </table:table-cell>
          <table:table-cell table:formula="of:=2*[.AU31]" office:value-type="float" office:value="1.92370554395689E+016" calcext:value-type="float">
            <text:p>1.92370554395689E+016</text:p>
          </table:table-cell>
          <table:table-cell table:formula="of:=2*[.AV31]" office:value-type="float" office:value="3.84741108791378E+016" calcext:value-type="float">
            <text:p>3.84741108791378E+016</text:p>
          </table:table-cell>
          <table:table-cell table:formula="of:=2*[.AW31]" office:value-type="float" office:value="7.69482217582756E+016" calcext:value-type="float">
            <text:p>7.69482217582756E+016</text:p>
          </table:table-cell>
          <table:table-cell table:formula="of:=2*[.AX31]" office:value-type="float" office:value="1.53896443516551E+017" calcext:value-type="float">
            <text:p>1.53896443516551E+017</text:p>
          </table:table-cell>
          <table:table-cell table:formula="of:=2*[.AY31]" office:value-type="float" office:value="3.07792887033102E+017" calcext:value-type="float">
            <text:p>3.07792887033102E+017</text:p>
          </table:table-cell>
          <table:table-cell table:formula="of:=2*[.AZ31]" office:value-type="float" office:value="6.15585774066205E+017" calcext:value-type="float">
            <text:p>6.15585774066205E+017</text:p>
          </table:table-cell>
          <table:table-cell table:formula="of:=2*[.BA31]" office:value-type="float" office:value="1.23117154813241E+018" calcext:value-type="float">
            <text:p>1.23117154813241E+018</text:p>
          </table:table-cell>
          <table:table-cell table:formula="of:=2*[.BB31]" office:value-type="float" office:value="2.46234309626482E+018" calcext:value-type="float">
            <text:p>2.46234309626482E+018</text:p>
          </table:table-cell>
          <table:table-cell table:formula="of:=2*[.BC31]" office:value-type="float" office:value="4.92468619252964E+018" calcext:value-type="float">
            <text:p>4.92468619252964E+018</text:p>
          </table:table-cell>
          <table:table-cell table:formula="of:=2*[.BD31]" office:value-type="float" office:value="9.84937238505927E+018" calcext:value-type="float">
            <text:p>9.84937238505927E+018</text:p>
          </table:table-cell>
          <table:table-cell table:formula="of:=2*[.BE31]" office:value-type="float" office:value="1.96987447701186E+019" calcext:value-type="float">
            <text:p>1.96987447701186E+019</text:p>
          </table:table-cell>
          <table:table-cell table:formula="of:=2*[.BF31]" office:value-type="float" office:value="3.93974895402371E+019" calcext:value-type="float">
            <text:p>3.93974895402371E+019</text:p>
          </table:table-cell>
          <table:table-cell table:formula="of:=2*[.BG31]" office:value-type="float" office:value="7.87949790804742E+019" calcext:value-type="float">
            <text:p>7.87949790804742E+019</text:p>
          </table:table-cell>
          <table:table-cell table:formula="of:=2*[.BH31]" office:value-type="float" office:value="1.57589958160948E+020" calcext:value-type="float">
            <text:p>1.57589958160948E+020</text:p>
          </table:table-cell>
          <table:table-cell table:formula="of:=2*[.BI31]" office:value-type="float" office:value="3.15179916321897E+020" calcext:value-type="float">
            <text:p>3.15179916321897E+020</text:p>
          </table:table-cell>
          <table:table-cell table:formula="of:=2*[.BJ31]" office:value-type="float" office:value="6.30359832643794E+020" calcext:value-type="float">
            <text:p>6.30359832643794E+020</text:p>
          </table:table-cell>
          <table:table-cell table:formula="of:=2*[.BK31]" office:value-type="float" office:value="1.26071966528759E+021" calcext:value-type="float">
            <text:p>1.26071966528759E+021</text:p>
          </table:table-cell>
        </table:table-row>
        <table:table-row table:style-name="ro1">
          <table:table-cell table:number-columns-repeated="4"/>
          <table:table-cell table:formula="of:=3*[.E33]" office:value-type="float" office:value="729" calcext:value-type="float">
            <text:p>729</text:p>
          </table:table-cell>
          <table:table-cell table:formula="of:=2*[.E32]" office:value-type="float" office:value="1458" calcext:value-type="float">
            <text:p>1458</text:p>
          </table:table-cell>
          <table:table-cell table:formula="of:=2*[.F32]" office:value-type="float" office:value="2916" calcext:value-type="float">
            <text:p>2916</text:p>
          </table:table-cell>
          <table:table-cell table:formula="of:=2*[.G32]" office:value-type="float" office:value="5832" calcext:value-type="float">
            <text:p>5832</text:p>
          </table:table-cell>
          <table:table-cell table:formula="of:=2*[.H32]" office:value-type="float" office:value="11664" calcext:value-type="float">
            <text:p>11664</text:p>
          </table:table-cell>
          <table:table-cell table:formula="of:=2*[.I32]" office:value-type="float" office:value="23328" calcext:value-type="float">
            <text:p>23328</text:p>
          </table:table-cell>
          <table:table-cell table:formula="of:=2*[.J32]" office:value-type="float" office:value="46656" calcext:value-type="float">
            <text:p>46656</text:p>
          </table:table-cell>
          <table:table-cell table:formula="of:=2*[.K32]" office:value-type="float" office:value="93312" calcext:value-type="float">
            <text:p>93312</text:p>
          </table:table-cell>
          <table:table-cell table:formula="of:=2*[.L32]" office:value-type="float" office:value="186624" calcext:value-type="float">
            <text:p>186624</text:p>
          </table:table-cell>
          <table:table-cell table:formula="of:=2*[.M32]" office:value-type="float" office:value="373248" calcext:value-type="float">
            <text:p>373248</text:p>
          </table:table-cell>
          <table:table-cell table:formula="of:=2*[.N32]" office:value-type="float" office:value="746496" calcext:value-type="float">
            <text:p>746496</text:p>
          </table:table-cell>
          <table:table-cell table:formula="of:=2*[.O32]" office:value-type="float" office:value="1492992" calcext:value-type="float">
            <text:p>1492992</text:p>
          </table:table-cell>
          <table:table-cell table:formula="of:=2*[.P32]" office:value-type="float" office:value="2985984" calcext:value-type="float">
            <text:p>2985984</text:p>
          </table:table-cell>
          <table:table-cell table:formula="of:=2*[.Q32]" office:value-type="float" office:value="5971968" calcext:value-type="float">
            <text:p>5971968</text:p>
          </table:table-cell>
          <table:table-cell table:formula="of:=2*[.R32]" office:value-type="float" office:value="11943936" calcext:value-type="float">
            <text:p>11943936</text:p>
          </table:table-cell>
          <table:table-cell table:formula="of:=2*[.S32]" office:value-type="float" office:value="23887872" calcext:value-type="float">
            <text:p>23887872</text:p>
          </table:table-cell>
          <table:table-cell table:formula="of:=2*[.T32]" office:value-type="float" office:value="47775744" calcext:value-type="float">
            <text:p>47775744</text:p>
          </table:table-cell>
          <table:table-cell table:formula="of:=2*[.U32]" office:value-type="float" office:value="95551488" calcext:value-type="float">
            <text:p>95551488</text:p>
          </table:table-cell>
          <table:table-cell table:formula="of:=2*[.V32]" office:value-type="float" office:value="191102976" calcext:value-type="float">
            <text:p>191102976</text:p>
          </table:table-cell>
          <table:table-cell table:formula="of:=2*[.W32]" office:value-type="float" office:value="382205952" calcext:value-type="float">
            <text:p>382205952</text:p>
          </table:table-cell>
          <table:table-cell table:formula="of:=2*[.X32]" office:value-type="float" office:value="764411904" calcext:value-type="float">
            <text:p>764411904</text:p>
          </table:table-cell>
          <table:table-cell table:formula="of:=2*[.Y32]" office:value-type="float" office:value="1528823808" calcext:value-type="float">
            <text:p>1528823808</text:p>
          </table:table-cell>
          <table:table-cell table:formula="of:=2*[.Z32]" office:value-type="float" office:value="3057647616" calcext:value-type="float">
            <text:p>3057647616</text:p>
          </table:table-cell>
          <table:table-cell table:formula="of:=2*[.AA32]" office:value-type="float" office:value="6115295232" calcext:value-type="float">
            <text:p>6115295232</text:p>
          </table:table-cell>
          <table:table-cell table:formula="of:=2*[.AB32]" office:value-type="float" office:value="12230590464" calcext:value-type="float">
            <text:p>12230590464</text:p>
          </table:table-cell>
          <table:table-cell table:formula="of:=2*[.AC32]" office:value-type="float" office:value="24461180928" calcext:value-type="float">
            <text:p>24461180928</text:p>
          </table:table-cell>
          <table:table-cell table:formula="of:=2*[.AD32]" office:value-type="float" office:value="48922361856" calcext:value-type="float">
            <text:p>48922361856</text:p>
          </table:table-cell>
          <table:table-cell table:formula="of:=2*[.AE32]" office:value-type="float" office:value="97844723712" calcext:value-type="float">
            <text:p>97844723712</text:p>
          </table:table-cell>
          <table:table-cell table:formula="of:=2*[.AF32]" office:value-type="float" office:value="195689447424" calcext:value-type="float">
            <text:p>195689447424</text:p>
          </table:table-cell>
          <table:table-cell table:formula="of:=2*[.AG32]" office:value-type="float" office:value="391378894848" calcext:value-type="float">
            <text:p>391378894848</text:p>
          </table:table-cell>
          <table:table-cell table:formula="of:=2*[.AH32]" office:value-type="float" office:value="782757789696" calcext:value-type="float">
            <text:p>782757789696</text:p>
          </table:table-cell>
          <table:table-cell table:formula="of:=2*[.AI32]" office:value-type="float" office:value="1565515579392" calcext:value-type="float">
            <text:p>1565515579392</text:p>
          </table:table-cell>
          <table:table-cell table:formula="of:=2*[.AJ32]" office:value-type="float" office:value="3131031158784" calcext:value-type="float">
            <text:p>3131031158784</text:p>
          </table:table-cell>
          <table:table-cell table:formula="of:=2*[.AK32]" office:value-type="float" office:value="6262062317568" calcext:value-type="float">
            <text:p>6262062317568</text:p>
          </table:table-cell>
          <table:table-cell table:formula="of:=2*[.AL32]" office:value-type="float" office:value="12524124635136" calcext:value-type="float">
            <text:p>12524124635136</text:p>
          </table:table-cell>
          <table:table-cell table:formula="of:=2*[.AM32]" office:value-type="float" office:value="25048249270272" calcext:value-type="float">
            <text:p>25048249270272</text:p>
          </table:table-cell>
          <table:table-cell table:formula="of:=2*[.AN32]" office:value-type="float" office:value="50096498540544" calcext:value-type="float">
            <text:p>50096498540544</text:p>
          </table:table-cell>
          <table:table-cell table:formula="of:=2*[.AO32]" office:value-type="float" office:value="100192997081088" calcext:value-type="float">
            <text:p>100192997081088</text:p>
          </table:table-cell>
          <table:table-cell table:formula="of:=2*[.AP32]" office:value-type="float" office:value="200385994162176" calcext:value-type="float">
            <text:p>200385994162176</text:p>
          </table:table-cell>
          <table:table-cell table:formula="of:=2*[.AQ32]" office:value-type="float" office:value="400771988324352" calcext:value-type="float">
            <text:p>400771988324352</text:p>
          </table:table-cell>
          <table:table-cell table:formula="of:=2*[.AR32]" office:value-type="float" office:value="801543976648704" calcext:value-type="float">
            <text:p>801543976648704</text:p>
          </table:table-cell>
          <table:table-cell table:formula="of:=2*[.AS32]" office:value-type="float" office:value="1603087953297408" calcext:value-type="float">
            <text:p>1603087953297408</text:p>
          </table:table-cell>
          <table:table-cell table:formula="of:=2*[.AT32]" office:value-type="float" office:value="3206175906594816" calcext:value-type="float">
            <text:p>3206175906594816</text:p>
          </table:table-cell>
          <table:table-cell table:formula="of:=2*[.AU32]" office:value-type="float" office:value="6412351813189632" calcext:value-type="float">
            <text:p>6412351813189632</text:p>
          </table:table-cell>
          <table:table-cell table:formula="of:=2*[.AV32]" office:value-type="float" office:value="1.28247036263793E+016" calcext:value-type="float">
            <text:p>1.28247036263793E+016</text:p>
          </table:table-cell>
          <table:table-cell table:formula="of:=2*[.AW32]" office:value-type="float" office:value="2.56494072527585E+016" calcext:value-type="float">
            <text:p>2.56494072527585E+016</text:p>
          </table:table-cell>
          <table:table-cell table:formula="of:=2*[.AX32]" office:value-type="float" office:value="5.12988145055171E+016" calcext:value-type="float">
            <text:p>5.12988145055171E+016</text:p>
          </table:table-cell>
          <table:table-cell table:formula="of:=2*[.AY32]" office:value-type="float" office:value="1.02597629011034E+017" calcext:value-type="float">
            <text:p>1.02597629011034E+017</text:p>
          </table:table-cell>
          <table:table-cell table:formula="of:=2*[.AZ32]" office:value-type="float" office:value="2.05195258022068E+017" calcext:value-type="float">
            <text:p>2.05195258022068E+017</text:p>
          </table:table-cell>
          <table:table-cell table:formula="of:=2*[.BA32]" office:value-type="float" office:value="4.10390516044136E+017" calcext:value-type="float">
            <text:p>4.10390516044136E+017</text:p>
          </table:table-cell>
          <table:table-cell table:formula="of:=2*[.BB32]" office:value-type="float" office:value="8.20781032088273E+017" calcext:value-type="float">
            <text:p>8.20781032088273E+017</text:p>
          </table:table-cell>
          <table:table-cell table:formula="of:=2*[.BC32]" office:value-type="float" office:value="1.64156206417655E+018" calcext:value-type="float">
            <text:p>1.64156206417655E+018</text:p>
          </table:table-cell>
          <table:table-cell table:formula="of:=2*[.BD32]" office:value-type="float" office:value="3.28312412835309E+018" calcext:value-type="float">
            <text:p>3.28312412835309E+018</text:p>
          </table:table-cell>
          <table:table-cell table:formula="of:=2*[.BE32]" office:value-type="float" office:value="6.56624825670618E+018" calcext:value-type="float">
            <text:p>6.56624825670618E+018</text:p>
          </table:table-cell>
          <table:table-cell table:formula="of:=2*[.BF32]" office:value-type="float" office:value="1.31324965134124E+019" calcext:value-type="float">
            <text:p>1.31324965134124E+019</text:p>
          </table:table-cell>
          <table:table-cell table:formula="of:=2*[.BG32]" office:value-type="float" office:value="2.62649930268247E+019" calcext:value-type="float">
            <text:p>2.62649930268247E+019</text:p>
          </table:table-cell>
          <table:table-cell table:formula="of:=2*[.BH32]" office:value-type="float" office:value="5.25299860536495E+019" calcext:value-type="float">
            <text:p>5.25299860536495E+019</text:p>
          </table:table-cell>
          <table:table-cell table:formula="of:=2*[.BI32]" office:value-type="float" office:value="1.05059972107299E+020" calcext:value-type="float">
            <text:p>1.05059972107299E+020</text:p>
          </table:table-cell>
          <table:table-cell table:formula="of:=2*[.BJ32]" office:value-type="float" office:value="2.10119944214598E+020" calcext:value-type="float">
            <text:p>2.10119944214598E+020</text:p>
          </table:table-cell>
          <table:table-cell table:formula="of:=2*[.BK32]" office:value-type="float" office:value="4.20239888429196E+020" calcext:value-type="float">
            <text:p>4.20239888429196E+020</text:p>
          </table:table-cell>
        </table:table-row>
        <table:table-row table:style-name="ro1">
          <table:table-cell table:number-columns-repeated="4"/>
          <table:table-cell table:formula="of:=3*[.E34]" office:value-type="float" office:value="243" calcext:value-type="float">
            <text:p>243</text:p>
          </table:table-cell>
          <table:table-cell table:formula="of:=2*[.E33]" office:value-type="float" office:value="486" calcext:value-type="float">
            <text:p>486</text:p>
          </table:table-cell>
          <table:table-cell table:formula="of:=2*[.F33]" office:value-type="float" office:value="972" calcext:value-type="float">
            <text:p>972</text:p>
          </table:table-cell>
          <table:table-cell table:formula="of:=2*[.G33]" office:value-type="float" office:value="1944" calcext:value-type="float">
            <text:p>1944</text:p>
          </table:table-cell>
          <table:table-cell table:formula="of:=2*[.H33]" office:value-type="float" office:value="3888" calcext:value-type="float">
            <text:p>3888</text:p>
          </table:table-cell>
          <table:table-cell table:formula="of:=2*[.I33]" office:value-type="float" office:value="7776" calcext:value-type="float">
            <text:p>7776</text:p>
          </table:table-cell>
          <table:table-cell table:formula="of:=2*[.J33]" office:value-type="float" office:value="15552" calcext:value-type="float">
            <text:p>15552</text:p>
          </table:table-cell>
          <table:table-cell table:formula="of:=2*[.K33]" office:value-type="float" office:value="31104" calcext:value-type="float">
            <text:p>31104</text:p>
          </table:table-cell>
          <table:table-cell table:formula="of:=2*[.L33]" office:value-type="float" office:value="62208" calcext:value-type="float">
            <text:p>62208</text:p>
          </table:table-cell>
          <table:table-cell table:formula="of:=2*[.M33]" office:value-type="float" office:value="124416" calcext:value-type="float">
            <text:p>124416</text:p>
          </table:table-cell>
          <table:table-cell table:formula="of:=2*[.N33]" office:value-type="float" office:value="248832" calcext:value-type="float">
            <text:p>248832</text:p>
          </table:table-cell>
          <table:table-cell table:formula="of:=2*[.O33]" office:value-type="float" office:value="497664" calcext:value-type="float">
            <text:p>497664</text:p>
          </table:table-cell>
          <table:table-cell table:formula="of:=2*[.P33]" office:value-type="float" office:value="995328" calcext:value-type="float">
            <text:p>995328</text:p>
          </table:table-cell>
          <table:table-cell table:formula="of:=2*[.Q33]" office:value-type="float" office:value="1990656" calcext:value-type="float">
            <text:p>1990656</text:p>
          </table:table-cell>
          <table:table-cell table:formula="of:=2*[.R33]" office:value-type="float" office:value="3981312" calcext:value-type="float">
            <text:p>3981312</text:p>
          </table:table-cell>
          <table:table-cell table:formula="of:=2*[.S33]" office:value-type="float" office:value="7962624" calcext:value-type="float">
            <text:p>7962624</text:p>
          </table:table-cell>
          <table:table-cell table:formula="of:=2*[.T33]" office:value-type="float" office:value="15925248" calcext:value-type="float">
            <text:p>15925248</text:p>
          </table:table-cell>
          <table:table-cell table:formula="of:=2*[.U33]" office:value-type="float" office:value="31850496" calcext:value-type="float">
            <text:p>31850496</text:p>
          </table:table-cell>
          <table:table-cell table:formula="of:=2*[.V33]" office:value-type="float" office:value="63700992" calcext:value-type="float">
            <text:p>63700992</text:p>
          </table:table-cell>
          <table:table-cell table:formula="of:=2*[.W33]" office:value-type="float" office:value="127401984" calcext:value-type="float">
            <text:p>127401984</text:p>
          </table:table-cell>
          <table:table-cell table:formula="of:=2*[.X33]" office:value-type="float" office:value="254803968" calcext:value-type="float">
            <text:p>254803968</text:p>
          </table:table-cell>
          <table:table-cell table:formula="of:=2*[.Y33]" office:value-type="float" office:value="509607936" calcext:value-type="float">
            <text:p>509607936</text:p>
          </table:table-cell>
          <table:table-cell table:formula="of:=2*[.Z33]" office:value-type="float" office:value="1019215872" calcext:value-type="float">
            <text:p>1019215872</text:p>
          </table:table-cell>
          <table:table-cell table:formula="of:=2*[.AA33]" office:value-type="float" office:value="2038431744" calcext:value-type="float">
            <text:p>2038431744</text:p>
          </table:table-cell>
          <table:table-cell table:formula="of:=2*[.AB33]" office:value-type="float" office:value="4076863488" calcext:value-type="float">
            <text:p>4076863488</text:p>
          </table:table-cell>
          <table:table-cell table:formula="of:=2*[.AC33]" office:value-type="float" office:value="8153726976" calcext:value-type="float">
            <text:p>8153726976</text:p>
          </table:table-cell>
          <table:table-cell table:formula="of:=2*[.AD33]" office:value-type="float" office:value="16307453952" calcext:value-type="float">
            <text:p>16307453952</text:p>
          </table:table-cell>
          <table:table-cell table:formula="of:=2*[.AE33]" office:value-type="float" office:value="32614907904" calcext:value-type="float">
            <text:p>32614907904</text:p>
          </table:table-cell>
          <table:table-cell table:formula="of:=2*[.AF33]" office:value-type="float" office:value="65229815808" calcext:value-type="float">
            <text:p>65229815808</text:p>
          </table:table-cell>
          <table:table-cell table:formula="of:=2*[.AG33]" office:value-type="float" office:value="130459631616" calcext:value-type="float">
            <text:p>130459631616</text:p>
          </table:table-cell>
          <table:table-cell table:formula="of:=2*[.AH33]" office:value-type="float" office:value="260919263232" calcext:value-type="float">
            <text:p>260919263232</text:p>
          </table:table-cell>
          <table:table-cell table:formula="of:=2*[.AI33]" office:value-type="float" office:value="521838526464" calcext:value-type="float">
            <text:p>521838526464</text:p>
          </table:table-cell>
          <table:table-cell table:formula="of:=2*[.AJ33]" office:value-type="float" office:value="1043677052928" calcext:value-type="float">
            <text:p>1043677052928</text:p>
          </table:table-cell>
          <table:table-cell table:formula="of:=2*[.AK33]" office:value-type="float" office:value="2087354105856" calcext:value-type="float">
            <text:p>2087354105856</text:p>
          </table:table-cell>
          <table:table-cell table:formula="of:=2*[.AL33]" office:value-type="float" office:value="4174708211712" calcext:value-type="float">
            <text:p>4174708211712</text:p>
          </table:table-cell>
          <table:table-cell table:formula="of:=2*[.AM33]" office:value-type="float" office:value="8349416423424" calcext:value-type="float">
            <text:p>8349416423424</text:p>
          </table:table-cell>
          <table:table-cell table:formula="of:=2*[.AN33]" office:value-type="float" office:value="16698832846848" calcext:value-type="float">
            <text:p>16698832846848</text:p>
          </table:table-cell>
          <table:table-cell table:formula="of:=2*[.AO33]" office:value-type="float" office:value="33397665693696" calcext:value-type="float">
            <text:p>33397665693696</text:p>
          </table:table-cell>
          <table:table-cell table:formula="of:=2*[.AP33]" office:value-type="float" office:value="66795331387392" calcext:value-type="float">
            <text:p>66795331387392</text:p>
          </table:table-cell>
          <table:table-cell table:formula="of:=2*[.AQ33]" office:value-type="float" office:value="133590662774784" calcext:value-type="float">
            <text:p>133590662774784</text:p>
          </table:table-cell>
          <table:table-cell table:formula="of:=2*[.AR33]" office:value-type="float" office:value="267181325549568" calcext:value-type="float">
            <text:p>267181325549568</text:p>
          </table:table-cell>
          <table:table-cell table:formula="of:=2*[.AS33]" office:value-type="float" office:value="534362651099136" calcext:value-type="float">
            <text:p>534362651099136</text:p>
          </table:table-cell>
          <table:table-cell table:formula="of:=2*[.AT33]" office:value-type="float" office:value="1068725302198272" calcext:value-type="float">
            <text:p>1068725302198272</text:p>
          </table:table-cell>
          <table:table-cell table:formula="of:=2*[.AU33]" office:value-type="float" office:value="2137450604396544" calcext:value-type="float">
            <text:p>2137450604396544</text:p>
          </table:table-cell>
          <table:table-cell table:formula="of:=2*[.AV33]" office:value-type="float" office:value="4274901208793088" calcext:value-type="float">
            <text:p>4274901208793088</text:p>
          </table:table-cell>
          <table:table-cell table:formula="of:=2*[.AW33]" office:value-type="float" office:value="8549802417586176" calcext:value-type="float">
            <text:p>8549802417586176</text:p>
          </table:table-cell>
          <table:table-cell table:formula="of:=2*[.AX33]" office:value-type="float" office:value="1.70996048351724E+016" calcext:value-type="float">
            <text:p>1.70996048351724E+016</text:p>
          </table:table-cell>
          <table:table-cell table:formula="of:=2*[.AY33]" office:value-type="float" office:value="3.41992096703447E+016" calcext:value-type="float">
            <text:p>3.41992096703447E+016</text:p>
          </table:table-cell>
          <table:table-cell table:formula="of:=2*[.AZ33]" office:value-type="float" office:value="6.83984193406894E+016" calcext:value-type="float">
            <text:p>6.83984193406894E+016</text:p>
          </table:table-cell>
          <table:table-cell table:formula="of:=2*[.BA33]" office:value-type="float" office:value="1.36796838681379E+017" calcext:value-type="float">
            <text:p>1.36796838681379E+017</text:p>
          </table:table-cell>
          <table:table-cell table:formula="of:=2*[.BB33]" office:value-type="float" office:value="2.73593677362758E+017" calcext:value-type="float">
            <text:p>2.73593677362758E+017</text:p>
          </table:table-cell>
          <table:table-cell table:formula="of:=2*[.BC33]" office:value-type="float" office:value="5.47187354725515E+017" calcext:value-type="float">
            <text:p>5.47187354725515E+017</text:p>
          </table:table-cell>
          <table:table-cell table:formula="of:=2*[.BD33]" office:value-type="float" office:value="1.09437470945103E+018" calcext:value-type="float">
            <text:p>1.09437470945103E+018</text:p>
          </table:table-cell>
          <table:table-cell table:formula="of:=2*[.BE33]" office:value-type="float" office:value="2.18874941890206E+018" calcext:value-type="float">
            <text:p>2.18874941890206E+018</text:p>
          </table:table-cell>
          <table:table-cell table:formula="of:=2*[.BF33]" office:value-type="float" office:value="4.37749883780412E+018" calcext:value-type="float">
            <text:p>4.37749883780412E+018</text:p>
          </table:table-cell>
          <table:table-cell table:formula="of:=2*[.BG33]" office:value-type="float" office:value="8.75499767560824E+018" calcext:value-type="float">
            <text:p>8.75499767560824E+018</text:p>
          </table:table-cell>
          <table:table-cell table:formula="of:=2*[.BH33]" office:value-type="float" office:value="1.75099953512165E+019" calcext:value-type="float">
            <text:p>1.75099953512165E+019</text:p>
          </table:table-cell>
          <table:table-cell table:formula="of:=2*[.BI33]" office:value-type="float" office:value="3.5019990702433E+019" calcext:value-type="float">
            <text:p>3.5019990702433E+019</text:p>
          </table:table-cell>
          <table:table-cell table:formula="of:=2*[.BJ33]" office:value-type="float" office:value="7.0039981404866E+019" calcext:value-type="float">
            <text:p>7.0039981404866E+019</text:p>
          </table:table-cell>
          <table:table-cell table:formula="of:=2*[.BK33]" office:value-type="float" office:value="1.40079962809732E+020" calcext:value-type="float">
            <text:p>1.40079962809732E+020</text:p>
          </table:table-cell>
        </table:table-row>
        <table:table-row table:style-name="ro1">
          <table:table-cell table:number-columns-repeated="4"/>
          <table:table-cell table:formula="of:=3*[.E35]" office:value-type="float" office:value="81" calcext:value-type="float">
            <text:p>81</text:p>
          </table:table-cell>
          <table:table-cell table:formula="of:=2*[.E34]" office:value-type="float" office:value="162" calcext:value-type="float">
            <text:p>162</text:p>
          </table:table-cell>
          <table:table-cell table:formula="of:=2*[.F34]" office:value-type="float" office:value="324" calcext:value-type="float">
            <text:p>324</text:p>
          </table:table-cell>
          <table:table-cell table:formula="of:=2*[.G34]" office:value-type="float" office:value="648" calcext:value-type="float">
            <text:p>648</text:p>
          </table:table-cell>
          <table:table-cell table:formula="of:=2*[.H34]" office:value-type="float" office:value="1296" calcext:value-type="float">
            <text:p>1296</text:p>
          </table:table-cell>
          <table:table-cell table:formula="of:=2*[.I34]" office:value-type="float" office:value="2592" calcext:value-type="float">
            <text:p>2592</text:p>
          </table:table-cell>
          <table:table-cell table:formula="of:=2*[.J34]" office:value-type="float" office:value="5184" calcext:value-type="float">
            <text:p>5184</text:p>
          </table:table-cell>
          <table:table-cell table:formula="of:=2*[.K34]" office:value-type="float" office:value="10368" calcext:value-type="float">
            <text:p>10368</text:p>
          </table:table-cell>
          <table:table-cell table:formula="of:=2*[.L34]" office:value-type="float" office:value="20736" calcext:value-type="float">
            <text:p>20736</text:p>
          </table:table-cell>
          <table:table-cell table:formula="of:=2*[.M34]" office:value-type="float" office:value="41472" calcext:value-type="float">
            <text:p>41472</text:p>
          </table:table-cell>
          <table:table-cell table:formula="of:=2*[.N34]" office:value-type="float" office:value="82944" calcext:value-type="float">
            <text:p>82944</text:p>
          </table:table-cell>
          <table:table-cell table:formula="of:=2*[.O34]" office:value-type="float" office:value="165888" calcext:value-type="float">
            <text:p>165888</text:p>
          </table:table-cell>
          <table:table-cell table:formula="of:=2*[.P34]" office:value-type="float" office:value="331776" calcext:value-type="float">
            <text:p>331776</text:p>
          </table:table-cell>
          <table:table-cell table:formula="of:=2*[.Q34]" office:value-type="float" office:value="663552" calcext:value-type="float">
            <text:p>663552</text:p>
          </table:table-cell>
          <table:table-cell table:formula="of:=2*[.R34]" office:value-type="float" office:value="1327104" calcext:value-type="float">
            <text:p>1327104</text:p>
          </table:table-cell>
          <table:table-cell table:formula="of:=2*[.S34]" office:value-type="float" office:value="2654208" calcext:value-type="float">
            <text:p>2654208</text:p>
          </table:table-cell>
          <table:table-cell table:formula="of:=2*[.T34]" office:value-type="float" office:value="5308416" calcext:value-type="float">
            <text:p>5308416</text:p>
          </table:table-cell>
          <table:table-cell table:formula="of:=2*[.U34]" office:value-type="float" office:value="10616832" calcext:value-type="float">
            <text:p>10616832</text:p>
          </table:table-cell>
          <table:table-cell table:formula="of:=2*[.V34]" office:value-type="float" office:value="21233664" calcext:value-type="float">
            <text:p>21233664</text:p>
          </table:table-cell>
          <table:table-cell table:formula="of:=2*[.W34]" office:value-type="float" office:value="42467328" calcext:value-type="float">
            <text:p>42467328</text:p>
          </table:table-cell>
          <table:table-cell table:formula="of:=2*[.X34]" office:value-type="float" office:value="84934656" calcext:value-type="float">
            <text:p>84934656</text:p>
          </table:table-cell>
          <table:table-cell table:formula="of:=2*[.Y34]" office:value-type="float" office:value="169869312" calcext:value-type="float">
            <text:p>169869312</text:p>
          </table:table-cell>
          <table:table-cell table:formula="of:=2*[.Z34]" office:value-type="float" office:value="339738624" calcext:value-type="float">
            <text:p>339738624</text:p>
          </table:table-cell>
          <table:table-cell table:formula="of:=2*[.AA34]" office:value-type="float" office:value="679477248" calcext:value-type="float">
            <text:p>679477248</text:p>
          </table:table-cell>
          <table:table-cell table:formula="of:=2*[.AB34]" office:value-type="float" office:value="1358954496" calcext:value-type="float">
            <text:p>1358954496</text:p>
          </table:table-cell>
          <table:table-cell table:formula="of:=2*[.AC34]" office:value-type="float" office:value="2717908992" calcext:value-type="float">
            <text:p>2717908992</text:p>
          </table:table-cell>
          <table:table-cell table:formula="of:=2*[.AD34]" office:value-type="float" office:value="5435817984" calcext:value-type="float">
            <text:p>5435817984</text:p>
          </table:table-cell>
          <table:table-cell table:formula="of:=2*[.AE34]" office:value-type="float" office:value="10871635968" calcext:value-type="float">
            <text:p>10871635968</text:p>
          </table:table-cell>
          <table:table-cell table:formula="of:=2*[.AF34]" office:value-type="float" office:value="21743271936" calcext:value-type="float">
            <text:p>21743271936</text:p>
          </table:table-cell>
          <table:table-cell table:formula="of:=2*[.AG34]" office:value-type="float" office:value="43486543872" calcext:value-type="float">
            <text:p>43486543872</text:p>
          </table:table-cell>
          <table:table-cell table:formula="of:=2*[.AH34]" office:value-type="float" office:value="86973087744" calcext:value-type="float">
            <text:p>86973087744</text:p>
          </table:table-cell>
          <table:table-cell table:formula="of:=2*[.AI34]" office:value-type="float" office:value="173946175488" calcext:value-type="float">
            <text:p>173946175488</text:p>
          </table:table-cell>
          <table:table-cell table:formula="of:=2*[.AJ34]" office:value-type="float" office:value="347892350976" calcext:value-type="float">
            <text:p>347892350976</text:p>
          </table:table-cell>
          <table:table-cell table:formula="of:=2*[.AK34]" office:value-type="float" office:value="695784701952" calcext:value-type="float">
            <text:p>695784701952</text:p>
          </table:table-cell>
          <table:table-cell table:formula="of:=2*[.AL34]" office:value-type="float" office:value="1391569403904" calcext:value-type="float">
            <text:p>1391569403904</text:p>
          </table:table-cell>
          <table:table-cell table:formula="of:=2*[.AM34]" office:value-type="float" office:value="2783138807808" calcext:value-type="float">
            <text:p>2783138807808</text:p>
          </table:table-cell>
          <table:table-cell table:formula="of:=2*[.AN34]" office:value-type="float" office:value="5566277615616" calcext:value-type="float">
            <text:p>5566277615616</text:p>
          </table:table-cell>
          <table:table-cell table:formula="of:=2*[.AO34]" office:value-type="float" office:value="11132555231232" calcext:value-type="float">
            <text:p>11132555231232</text:p>
          </table:table-cell>
          <table:table-cell table:formula="of:=2*[.AP34]" office:value-type="float" office:value="22265110462464" calcext:value-type="float">
            <text:p>22265110462464</text:p>
          </table:table-cell>
          <table:table-cell table:formula="of:=2*[.AQ34]" office:value-type="float" office:value="44530220924928" calcext:value-type="float">
            <text:p>44530220924928</text:p>
          </table:table-cell>
          <table:table-cell table:formula="of:=2*[.AR34]" office:value-type="float" office:value="89060441849856" calcext:value-type="float">
            <text:p>89060441849856</text:p>
          </table:table-cell>
          <table:table-cell table:formula="of:=2*[.AS34]" office:value-type="float" office:value="178120883699712" calcext:value-type="float">
            <text:p>178120883699712</text:p>
          </table:table-cell>
          <table:table-cell table:formula="of:=2*[.AT34]" office:value-type="float" office:value="356241767399424" calcext:value-type="float">
            <text:p>356241767399424</text:p>
          </table:table-cell>
          <table:table-cell table:formula="of:=2*[.AU34]" office:value-type="float" office:value="712483534798848" calcext:value-type="float">
            <text:p>712483534798848</text:p>
          </table:table-cell>
          <table:table-cell table:formula="of:=2*[.AV34]" office:value-type="float" office:value="1424967069597696" calcext:value-type="float">
            <text:p>1424967069597696</text:p>
          </table:table-cell>
          <table:table-cell table:formula="of:=2*[.AW34]" office:value-type="float" office:value="2849934139195392" calcext:value-type="float">
            <text:p>2849934139195392</text:p>
          </table:table-cell>
          <table:table-cell table:formula="of:=2*[.AX34]" office:value-type="float" office:value="5699868278390784" calcext:value-type="float">
            <text:p>5699868278390784</text:p>
          </table:table-cell>
          <table:table-cell table:formula="of:=2*[.AY34]" office:value-type="float" office:value="1.13997365567816E+016" calcext:value-type="float">
            <text:p>1.13997365567816E+016</text:p>
          </table:table-cell>
          <table:table-cell table:formula="of:=2*[.AZ34]" office:value-type="float" office:value="2.27994731135631E+016" calcext:value-type="float">
            <text:p>2.27994731135631E+016</text:p>
          </table:table-cell>
          <table:table-cell table:formula="of:=2*[.BA34]" office:value-type="float" office:value="4.55989462271263E+016" calcext:value-type="float">
            <text:p>4.55989462271263E+016</text:p>
          </table:table-cell>
          <table:table-cell table:formula="of:=2*[.BB34]" office:value-type="float" office:value="9.11978924542525E+016" calcext:value-type="float">
            <text:p>9.11978924542525E+016</text:p>
          </table:table-cell>
          <table:table-cell table:formula="of:=2*[.BC34]" office:value-type="float" office:value="1.82395784908505E+017" calcext:value-type="float">
            <text:p>1.82395784908505E+017</text:p>
          </table:table-cell>
          <table:table-cell table:formula="of:=2*[.BD34]" office:value-type="float" office:value="3.6479156981701E+017" calcext:value-type="float">
            <text:p>3.6479156981701E+017</text:p>
          </table:table-cell>
          <table:table-cell table:formula="of:=2*[.BE34]" office:value-type="float" office:value="7.2958313963402E+017" calcext:value-type="float">
            <text:p>7.2958313963402E+017</text:p>
          </table:table-cell>
          <table:table-cell table:formula="of:=2*[.BF34]" office:value-type="float" office:value="1.45916627926804E+018" calcext:value-type="float">
            <text:p>1.45916627926804E+018</text:p>
          </table:table-cell>
          <table:table-cell table:formula="of:=2*[.BG34]" office:value-type="float" office:value="2.91833255853608E+018" calcext:value-type="float">
            <text:p>2.91833255853608E+018</text:p>
          </table:table-cell>
          <table:table-cell table:formula="of:=2*[.BH34]" office:value-type="float" office:value="5.83666511707216E+018" calcext:value-type="float">
            <text:p>5.83666511707216E+018</text:p>
          </table:table-cell>
          <table:table-cell table:formula="of:=2*[.BI34]" office:value-type="float" office:value="1.16733302341443E+019" calcext:value-type="float">
            <text:p>1.16733302341443E+019</text:p>
          </table:table-cell>
          <table:table-cell table:formula="of:=2*[.BJ34]" office:value-type="float" office:value="2.33466604682887E+019" calcext:value-type="float">
            <text:p>2.33466604682887E+019</text:p>
          </table:table-cell>
          <table:table-cell table:formula="of:=2*[.BK34]" office:value-type="float" office:value="4.66933209365773E+019" calcext:value-type="float">
            <text:p>4.66933209365773E+019</text:p>
          </table:table-cell>
        </table:table-row>
        <table:table-row table:style-name="ro1">
          <table:table-cell table:number-columns-repeated="4"/>
          <table:table-cell table:formula="of:=3*[.E36]" office:value-type="float" office:value="27" calcext:value-type="float">
            <text:p>27</text:p>
          </table:table-cell>
          <table:table-cell table:formula="of:=2*[.E35]" office:value-type="float" office:value="54" calcext:value-type="float">
            <text:p>54</text:p>
          </table:table-cell>
          <table:table-cell table:formula="of:=2*[.F35]" office:value-type="float" office:value="108" calcext:value-type="float">
            <text:p>108</text:p>
          </table:table-cell>
          <table:table-cell table:formula="of:=2*[.G35]" office:value-type="float" office:value="216" calcext:value-type="float">
            <text:p>216</text:p>
          </table:table-cell>
          <table:table-cell table:formula="of:=2*[.H35]" office:value-type="float" office:value="432" calcext:value-type="float">
            <text:p>432</text:p>
          </table:table-cell>
          <table:table-cell table:formula="of:=2*[.I35]" office:value-type="float" office:value="864" calcext:value-type="float">
            <text:p>864</text:p>
          </table:table-cell>
          <table:table-cell table:formula="of:=2*[.J35]" office:value-type="float" office:value="1728" calcext:value-type="float">
            <text:p>1728</text:p>
          </table:table-cell>
          <table:table-cell table:formula="of:=2*[.K35]" office:value-type="float" office:value="3456" calcext:value-type="float">
            <text:p>3456</text:p>
          </table:table-cell>
          <table:table-cell table:formula="of:=2*[.L35]" office:value-type="float" office:value="6912" calcext:value-type="float">
            <text:p>6912</text:p>
          </table:table-cell>
          <table:table-cell table:formula="of:=2*[.M35]" office:value-type="float" office:value="13824" calcext:value-type="float">
            <text:p>13824</text:p>
          </table:table-cell>
          <table:table-cell table:formula="of:=2*[.N35]" office:value-type="float" office:value="27648" calcext:value-type="float">
            <text:p>27648</text:p>
          </table:table-cell>
          <table:table-cell table:formula="of:=2*[.O35]" office:value-type="float" office:value="55296" calcext:value-type="float">
            <text:p>55296</text:p>
          </table:table-cell>
          <table:table-cell table:formula="of:=2*[.P35]" office:value-type="float" office:value="110592" calcext:value-type="float">
            <text:p>110592</text:p>
          </table:table-cell>
          <table:table-cell table:formula="of:=2*[.Q35]" office:value-type="float" office:value="221184" calcext:value-type="float">
            <text:p>221184</text:p>
          </table:table-cell>
          <table:table-cell table:formula="of:=2*[.R35]" office:value-type="float" office:value="442368" calcext:value-type="float">
            <text:p>442368</text:p>
          </table:table-cell>
          <table:table-cell table:formula="of:=2*[.S35]" office:value-type="float" office:value="884736" calcext:value-type="float">
            <text:p>884736</text:p>
          </table:table-cell>
          <table:table-cell table:formula="of:=2*[.T35]" office:value-type="float" office:value="1769472" calcext:value-type="float">
            <text:p>1769472</text:p>
          </table:table-cell>
          <table:table-cell table:formula="of:=2*[.U35]" office:value-type="float" office:value="3538944" calcext:value-type="float">
            <text:p>3538944</text:p>
          </table:table-cell>
          <table:table-cell table:formula="of:=2*[.V35]" office:value-type="float" office:value="7077888" calcext:value-type="float">
            <text:p>7077888</text:p>
          </table:table-cell>
          <table:table-cell table:formula="of:=2*[.W35]" office:value-type="float" office:value="14155776" calcext:value-type="float">
            <text:p>14155776</text:p>
          </table:table-cell>
          <table:table-cell table:formula="of:=2*[.X35]" office:value-type="float" office:value="28311552" calcext:value-type="float">
            <text:p>28311552</text:p>
          </table:table-cell>
          <table:table-cell table:formula="of:=2*[.Y35]" office:value-type="float" office:value="56623104" calcext:value-type="float">
            <text:p>56623104</text:p>
          </table:table-cell>
          <table:table-cell table:formula="of:=2*[.Z35]" office:value-type="float" office:value="113246208" calcext:value-type="float">
            <text:p>113246208</text:p>
          </table:table-cell>
          <table:table-cell table:formula="of:=2*[.AA35]" office:value-type="float" office:value="226492416" calcext:value-type="float">
            <text:p>226492416</text:p>
          </table:table-cell>
          <table:table-cell table:formula="of:=2*[.AB35]" office:value-type="float" office:value="452984832" calcext:value-type="float">
            <text:p>452984832</text:p>
          </table:table-cell>
          <table:table-cell table:formula="of:=2*[.AC35]" office:value-type="float" office:value="905969664" calcext:value-type="float">
            <text:p>905969664</text:p>
          </table:table-cell>
          <table:table-cell table:formula="of:=2*[.AD35]" office:value-type="float" office:value="1811939328" calcext:value-type="float">
            <text:p>1811939328</text:p>
          </table:table-cell>
          <table:table-cell table:formula="of:=2*[.AE35]" office:value-type="float" office:value="3623878656" calcext:value-type="float">
            <text:p>3623878656</text:p>
          </table:table-cell>
          <table:table-cell table:formula="of:=2*[.AF35]" office:value-type="float" office:value="7247757312" calcext:value-type="float">
            <text:p>7247757312</text:p>
          </table:table-cell>
          <table:table-cell table:formula="of:=2*[.AG35]" office:value-type="float" office:value="14495514624" calcext:value-type="float">
            <text:p>14495514624</text:p>
          </table:table-cell>
          <table:table-cell table:formula="of:=2*[.AH35]" office:value-type="float" office:value="28991029248" calcext:value-type="float">
            <text:p>28991029248</text:p>
          </table:table-cell>
          <table:table-cell table:formula="of:=2*[.AI35]" office:value-type="float" office:value="57982058496" calcext:value-type="float">
            <text:p>57982058496</text:p>
          </table:table-cell>
          <table:table-cell table:formula="of:=2*[.AJ35]" office:value-type="float" office:value="115964116992" calcext:value-type="float">
            <text:p>115964116992</text:p>
          </table:table-cell>
          <table:table-cell table:formula="of:=2*[.AK35]" office:value-type="float" office:value="231928233984" calcext:value-type="float">
            <text:p>231928233984</text:p>
          </table:table-cell>
          <table:table-cell table:formula="of:=2*[.AL35]" office:value-type="float" office:value="463856467968" calcext:value-type="float">
            <text:p>463856467968</text:p>
          </table:table-cell>
          <table:table-cell table:formula="of:=2*[.AM35]" office:value-type="float" office:value="927712935936" calcext:value-type="float">
            <text:p>927712935936</text:p>
          </table:table-cell>
          <table:table-cell table:formula="of:=2*[.AN35]" office:value-type="float" office:value="1855425871872" calcext:value-type="float">
            <text:p>1855425871872</text:p>
          </table:table-cell>
          <table:table-cell table:formula="of:=2*[.AO35]" office:value-type="float" office:value="3710851743744" calcext:value-type="float">
            <text:p>3710851743744</text:p>
          </table:table-cell>
          <table:table-cell table:formula="of:=2*[.AP35]" office:value-type="float" office:value="7421703487488" calcext:value-type="float">
            <text:p>7421703487488</text:p>
          </table:table-cell>
          <table:table-cell table:formula="of:=2*[.AQ35]" office:value-type="float" office:value="14843406974976" calcext:value-type="float">
            <text:p>14843406974976</text:p>
          </table:table-cell>
          <table:table-cell table:formula="of:=2*[.AR35]" office:value-type="float" office:value="29686813949952" calcext:value-type="float">
            <text:p>29686813949952</text:p>
          </table:table-cell>
          <table:table-cell table:formula="of:=2*[.AS35]" office:value-type="float" office:value="59373627899904" calcext:value-type="float">
            <text:p>59373627899904</text:p>
          </table:table-cell>
          <table:table-cell table:formula="of:=2*[.AT35]" office:value-type="float" office:value="118747255799808" calcext:value-type="float">
            <text:p>118747255799808</text:p>
          </table:table-cell>
          <table:table-cell table:formula="of:=2*[.AU35]" office:value-type="float" office:value="237494511599616" calcext:value-type="float">
            <text:p>237494511599616</text:p>
          </table:table-cell>
          <table:table-cell table:formula="of:=2*[.AV35]" office:value-type="float" office:value="474989023199232" calcext:value-type="float">
            <text:p>474989023199232</text:p>
          </table:table-cell>
          <table:table-cell table:formula="of:=2*[.AW35]" office:value-type="float" office:value="949978046398464" calcext:value-type="float">
            <text:p>949978046398464</text:p>
          </table:table-cell>
          <table:table-cell table:formula="of:=2*[.AX35]" office:value-type="float" office:value="1899956092796928" calcext:value-type="float">
            <text:p>1899956092796928</text:p>
          </table:table-cell>
          <table:table-cell table:formula="of:=2*[.AY35]" office:value-type="float" office:value="3799912185593856" calcext:value-type="float">
            <text:p>3799912185593856</text:p>
          </table:table-cell>
          <table:table-cell table:formula="of:=2*[.AZ35]" office:value-type="float" office:value="7599824371187712" calcext:value-type="float">
            <text:p>7599824371187712</text:p>
          </table:table-cell>
          <table:table-cell table:formula="of:=2*[.BA35]" office:value-type="float" office:value="1.51996487423754E+016" calcext:value-type="float">
            <text:p>1.51996487423754E+016</text:p>
          </table:table-cell>
          <table:table-cell table:formula="of:=2*[.BB35]" office:value-type="float" office:value="3.03992974847508E+016" calcext:value-type="float">
            <text:p>3.03992974847508E+016</text:p>
          </table:table-cell>
          <table:table-cell table:formula="of:=2*[.BC35]" office:value-type="float" office:value="6.07985949695017E+016" calcext:value-type="float">
            <text:p>6.07985949695017E+016</text:p>
          </table:table-cell>
          <table:table-cell table:formula="of:=2*[.BD35]" office:value-type="float" office:value="1.21597189939003E+017" calcext:value-type="float">
            <text:p>1.21597189939003E+017</text:p>
          </table:table-cell>
          <table:table-cell table:formula="of:=2*[.BE35]" office:value-type="float" office:value="2.43194379878007E+017" calcext:value-type="float">
            <text:p>2.43194379878007E+017</text:p>
          </table:table-cell>
          <table:table-cell table:formula="of:=2*[.BF35]" office:value-type="float" office:value="4.86388759756014E+017" calcext:value-type="float">
            <text:p>4.86388759756014E+017</text:p>
          </table:table-cell>
          <table:table-cell table:formula="of:=2*[.BG35]" office:value-type="float" office:value="9.72777519512027E+017" calcext:value-type="float">
            <text:p>9.72777519512027E+017</text:p>
          </table:table-cell>
          <table:table-cell table:formula="of:=2*[.BH35]" office:value-type="float" office:value="1.94555503902405E+018" calcext:value-type="float">
            <text:p>1.94555503902405E+018</text:p>
          </table:table-cell>
          <table:table-cell table:formula="of:=2*[.BI35]" office:value-type="float" office:value="3.89111007804811E+018" calcext:value-type="float">
            <text:p>3.89111007804811E+018</text:p>
          </table:table-cell>
          <table:table-cell table:formula="of:=2*[.BJ35]" office:value-type="float" office:value="7.78222015609622E+018" calcext:value-type="float">
            <text:p>7.78222015609622E+018</text:p>
          </table:table-cell>
          <table:table-cell table:formula="of:=2*[.BK35]" office:value-type="float" office:value="1.55644403121924E+019" calcext:value-type="float">
            <text:p>1.55644403121924E+019</text:p>
          </table:table-cell>
        </table:table-row>
        <table:table-row table:style-name="ro1">
          <table:table-cell table:number-columns-repeated="4"/>
          <table:table-cell table:formula="of:=3*[.E37]" office:value-type="float" office:value="9" calcext:value-type="float">
            <text:p>9</text:p>
          </table:table-cell>
          <table:table-cell table:formula="of:=2*[.E36]" office:value-type="float" office:value="18" calcext:value-type="float">
            <text:p>18</text:p>
          </table:table-cell>
          <table:table-cell table:formula="of:=2*[.F36]" office:value-type="float" office:value="36" calcext:value-type="float">
            <text:p>36</text:p>
          </table:table-cell>
          <table:table-cell table:formula="of:=2*[.G36]" office:value-type="float" office:value="72" calcext:value-type="float">
            <text:p>72</text:p>
          </table:table-cell>
          <table:table-cell table:formula="of:=2*[.H36]" office:value-type="float" office:value="144" calcext:value-type="float">
            <text:p>144</text:p>
          </table:table-cell>
          <table:table-cell table:formula="of:=2*[.I36]" office:value-type="float" office:value="288" calcext:value-type="float">
            <text:p>288</text:p>
          </table:table-cell>
          <table:table-cell table:formula="of:=2*[.J36]" office:value-type="float" office:value="576" calcext:value-type="float">
            <text:p>576</text:p>
          </table:table-cell>
          <table:table-cell table:formula="of:=2*[.K36]" office:value-type="float" office:value="1152" calcext:value-type="float">
            <text:p>1152</text:p>
          </table:table-cell>
          <table:table-cell table:formula="of:=2*[.L36]" office:value-type="float" office:value="2304" calcext:value-type="float">
            <text:p>2304</text:p>
          </table:table-cell>
          <table:table-cell table:formula="of:=2*[.M36]" office:value-type="float" office:value="4608" calcext:value-type="float">
            <text:p>4608</text:p>
          </table:table-cell>
          <table:table-cell table:formula="of:=2*[.N36]" office:value-type="float" office:value="9216" calcext:value-type="float">
            <text:p>9216</text:p>
          </table:table-cell>
          <table:table-cell table:formula="of:=2*[.O36]" office:value-type="float" office:value="18432" calcext:value-type="float">
            <text:p>18432</text:p>
          </table:table-cell>
          <table:table-cell table:formula="of:=2*[.P36]" office:value-type="float" office:value="36864" calcext:value-type="float">
            <text:p>36864</text:p>
          </table:table-cell>
          <table:table-cell table:formula="of:=2*[.Q36]" office:value-type="float" office:value="73728" calcext:value-type="float">
            <text:p>73728</text:p>
          </table:table-cell>
          <table:table-cell table:formula="of:=2*[.R36]" office:value-type="float" office:value="147456" calcext:value-type="float">
            <text:p>147456</text:p>
          </table:table-cell>
          <table:table-cell table:formula="of:=2*[.S36]" office:value-type="float" office:value="294912" calcext:value-type="float">
            <text:p>294912</text:p>
          </table:table-cell>
          <table:table-cell table:formula="of:=2*[.T36]" office:value-type="float" office:value="589824" calcext:value-type="float">
            <text:p>589824</text:p>
          </table:table-cell>
          <table:table-cell table:formula="of:=2*[.U36]" office:value-type="float" office:value="1179648" calcext:value-type="float">
            <text:p>1179648</text:p>
          </table:table-cell>
          <table:table-cell table:formula="of:=2*[.V36]" office:value-type="float" office:value="2359296" calcext:value-type="float">
            <text:p>2359296</text:p>
          </table:table-cell>
          <table:table-cell table:formula="of:=2*[.W36]" office:value-type="float" office:value="4718592" calcext:value-type="float">
            <text:p>4718592</text:p>
          </table:table-cell>
          <table:table-cell table:formula="of:=2*[.X36]" office:value-type="float" office:value="9437184" calcext:value-type="float">
            <text:p>9437184</text:p>
          </table:table-cell>
          <table:table-cell table:formula="of:=2*[.Y36]" office:value-type="float" office:value="18874368" calcext:value-type="float">
            <text:p>18874368</text:p>
          </table:table-cell>
          <table:table-cell table:formula="of:=2*[.Z36]" office:value-type="float" office:value="37748736" calcext:value-type="float">
            <text:p>37748736</text:p>
          </table:table-cell>
          <table:table-cell table:formula="of:=2*[.AA36]" office:value-type="float" office:value="75497472" calcext:value-type="float">
            <text:p>75497472</text:p>
          </table:table-cell>
          <table:table-cell table:formula="of:=2*[.AB36]" office:value-type="float" office:value="150994944" calcext:value-type="float">
            <text:p>150994944</text:p>
          </table:table-cell>
          <table:table-cell table:formula="of:=2*[.AC36]" office:value-type="float" office:value="301989888" calcext:value-type="float">
            <text:p>301989888</text:p>
          </table:table-cell>
          <table:table-cell table:formula="of:=2*[.AD36]" office:value-type="float" office:value="603979776" calcext:value-type="float">
            <text:p>603979776</text:p>
          </table:table-cell>
          <table:table-cell table:formula="of:=2*[.AE36]" office:value-type="float" office:value="1207959552" calcext:value-type="float">
            <text:p>1207959552</text:p>
          </table:table-cell>
          <table:table-cell table:formula="of:=2*[.AF36]" office:value-type="float" office:value="2415919104" calcext:value-type="float">
            <text:p>2415919104</text:p>
          </table:table-cell>
          <table:table-cell table:formula="of:=2*[.AG36]" office:value-type="float" office:value="4831838208" calcext:value-type="float">
            <text:p>4831838208</text:p>
          </table:table-cell>
          <table:table-cell table:formula="of:=2*[.AH36]" office:value-type="float" office:value="9663676416" calcext:value-type="float">
            <text:p>9663676416</text:p>
          </table:table-cell>
          <table:table-cell table:formula="of:=2*[.AI36]" office:value-type="float" office:value="19327352832" calcext:value-type="float">
            <text:p>19327352832</text:p>
          </table:table-cell>
          <table:table-cell table:formula="of:=2*[.AJ36]" office:value-type="float" office:value="38654705664" calcext:value-type="float">
            <text:p>38654705664</text:p>
          </table:table-cell>
          <table:table-cell table:formula="of:=2*[.AK36]" office:value-type="float" office:value="77309411328" calcext:value-type="float">
            <text:p>77309411328</text:p>
          </table:table-cell>
          <table:table-cell table:formula="of:=2*[.AL36]" office:value-type="float" office:value="154618822656" calcext:value-type="float">
            <text:p>154618822656</text:p>
          </table:table-cell>
          <table:table-cell table:formula="of:=2*[.AM36]" office:value-type="float" office:value="309237645312" calcext:value-type="float">
            <text:p>309237645312</text:p>
          </table:table-cell>
          <table:table-cell table:formula="of:=2*[.AN36]" office:value-type="float" office:value="618475290624" calcext:value-type="float">
            <text:p>618475290624</text:p>
          </table:table-cell>
          <table:table-cell table:formula="of:=2*[.AO36]" office:value-type="float" office:value="1236950581248" calcext:value-type="float">
            <text:p>1236950581248</text:p>
          </table:table-cell>
          <table:table-cell table:formula="of:=2*[.AP36]" office:value-type="float" office:value="2473901162496" calcext:value-type="float">
            <text:p>2473901162496</text:p>
          </table:table-cell>
          <table:table-cell table:formula="of:=2*[.AQ36]" office:value-type="float" office:value="4947802324992" calcext:value-type="float">
            <text:p>4947802324992</text:p>
          </table:table-cell>
          <table:table-cell table:formula="of:=2*[.AR36]" office:value-type="float" office:value="9895604649984" calcext:value-type="float">
            <text:p>9895604649984</text:p>
          </table:table-cell>
          <table:table-cell table:formula="of:=2*[.AS36]" office:value-type="float" office:value="19791209299968" calcext:value-type="float">
            <text:p>19791209299968</text:p>
          </table:table-cell>
          <table:table-cell table:formula="of:=2*[.AT36]" office:value-type="float" office:value="39582418599936" calcext:value-type="float">
            <text:p>39582418599936</text:p>
          </table:table-cell>
          <table:table-cell table:formula="of:=2*[.AU36]" office:value-type="float" office:value="79164837199872" calcext:value-type="float">
            <text:p>79164837199872</text:p>
          </table:table-cell>
          <table:table-cell table:formula="of:=2*[.AV36]" office:value-type="float" office:value="158329674399744" calcext:value-type="float">
            <text:p>158329674399744</text:p>
          </table:table-cell>
          <table:table-cell table:formula="of:=2*[.AW36]" office:value-type="float" office:value="316659348799488" calcext:value-type="float">
            <text:p>316659348799488</text:p>
          </table:table-cell>
          <table:table-cell table:formula="of:=2*[.AX36]" office:value-type="float" office:value="633318697598976" calcext:value-type="float">
            <text:p>633318697598976</text:p>
          </table:table-cell>
          <table:table-cell table:formula="of:=2*[.AY36]" office:value-type="float" office:value="1266637395197952" calcext:value-type="float">
            <text:p>1266637395197952</text:p>
          </table:table-cell>
          <table:table-cell table:formula="of:=2*[.AZ36]" office:value-type="float" office:value="2533274790395904" calcext:value-type="float">
            <text:p>2533274790395904</text:p>
          </table:table-cell>
          <table:table-cell table:formula="of:=2*[.BA36]" office:value-type="float" office:value="5066549580791808" calcext:value-type="float">
            <text:p>5066549580791808</text:p>
          </table:table-cell>
          <table:table-cell table:formula="of:=2*[.BB36]" office:value-type="float" office:value="1.01330991615836E+016" calcext:value-type="float">
            <text:p>1.01330991615836E+016</text:p>
          </table:table-cell>
          <table:table-cell table:formula="of:=2*[.BC36]" office:value-type="float" office:value="2.02661983231672E+016" calcext:value-type="float">
            <text:p>2.02661983231672E+016</text:p>
          </table:table-cell>
          <table:table-cell table:formula="of:=2*[.BD36]" office:value-type="float" office:value="4.05323966463345E+016" calcext:value-type="float">
            <text:p>4.05323966463345E+016</text:p>
          </table:table-cell>
          <table:table-cell table:formula="of:=2*[.BE36]" office:value-type="float" office:value="8.10647932926689E+016" calcext:value-type="float">
            <text:p>8.10647932926689E+016</text:p>
          </table:table-cell>
          <table:table-cell table:formula="of:=2*[.BF36]" office:value-type="float" office:value="1.62129586585338E+017" calcext:value-type="float">
            <text:p>1.62129586585338E+017</text:p>
          </table:table-cell>
          <table:table-cell table:formula="of:=2*[.BG36]" office:value-type="float" office:value="3.24259173170676E+017" calcext:value-type="float">
            <text:p>3.24259173170676E+017</text:p>
          </table:table-cell>
          <table:table-cell table:formula="of:=2*[.BH36]" office:value-type="float" office:value="6.48518346341351E+017" calcext:value-type="float">
            <text:p>6.48518346341351E+017</text:p>
          </table:table-cell>
          <table:table-cell table:formula="of:=2*[.BI36]" office:value-type="float" office:value="1.2970366926827E+018" calcext:value-type="float">
            <text:p>1.2970366926827E+018</text:p>
          </table:table-cell>
          <table:table-cell table:formula="of:=2*[.BJ36]" office:value-type="float" office:value="2.59407338536541E+018" calcext:value-type="float">
            <text:p>2.59407338536541E+018</text:p>
          </table:table-cell>
          <table:table-cell table:formula="of:=2*[.BK36]" office:value-type="float" office:value="5.18814677073081E+018" calcext:value-type="float">
            <text:p>5.18814677073081E+018</text:p>
          </table:table-cell>
        </table:table-row>
        <table:table-row table:style-name="ro1">
          <table:table-cell table:number-columns-repeated="4"/>
          <table:table-cell table:formula="of:=3*[.E38]" office:value-type="float" office:value="3" calcext:value-type="float">
            <text:p>3</text:p>
          </table:table-cell>
          <table:table-cell table:formula="of:=2*[.E37]" office:value-type="float" office:value="6" calcext:value-type="float">
            <text:p>6</text:p>
          </table:table-cell>
          <table:table-cell table:formula="of:=2*[.F37]" office:value-type="float" office:value="12" calcext:value-type="float">
            <text:p>12</text:p>
          </table:table-cell>
          <table:table-cell table:formula="of:=2*[.G37]" office:value-type="float" office:value="24" calcext:value-type="float">
            <text:p>24</text:p>
          </table:table-cell>
          <table:table-cell table:formula="of:=2*[.H37]" office:value-type="float" office:value="48" calcext:value-type="float">
            <text:p>48</text:p>
          </table:table-cell>
          <table:table-cell table:formula="of:=2*[.I37]" office:value-type="float" office:value="96" calcext:value-type="float">
            <text:p>96</text:p>
          </table:table-cell>
          <table:table-cell table:formula="of:=2*[.J37]" office:value-type="float" office:value="192" calcext:value-type="float">
            <text:p>192</text:p>
          </table:table-cell>
          <table:table-cell table:formula="of:=2*[.K37]" office:value-type="float" office:value="384" calcext:value-type="float">
            <text:p>384</text:p>
          </table:table-cell>
          <table:table-cell table:formula="of:=2*[.L37]" office:value-type="float" office:value="768" calcext:value-type="float">
            <text:p>768</text:p>
          </table:table-cell>
          <table:table-cell table:formula="of:=2*[.M37]" office:value-type="float" office:value="1536" calcext:value-type="float">
            <text:p>1536</text:p>
          </table:table-cell>
          <table:table-cell table:formula="of:=2*[.N37]" office:value-type="float" office:value="3072" calcext:value-type="float">
            <text:p>3072</text:p>
          </table:table-cell>
          <table:table-cell table:formula="of:=2*[.O37]" office:value-type="float" office:value="6144" calcext:value-type="float">
            <text:p>6144</text:p>
          </table:table-cell>
          <table:table-cell table:formula="of:=2*[.P37]" office:value-type="float" office:value="12288" calcext:value-type="float">
            <text:p>12288</text:p>
          </table:table-cell>
          <table:table-cell table:formula="of:=2*[.Q37]" office:value-type="float" office:value="24576" calcext:value-type="float">
            <text:p>24576</text:p>
          </table:table-cell>
          <table:table-cell table:formula="of:=2*[.R37]" office:value-type="float" office:value="49152" calcext:value-type="float">
            <text:p>49152</text:p>
          </table:table-cell>
          <table:table-cell table:formula="of:=2*[.S37]" office:value-type="float" office:value="98304" calcext:value-type="float">
            <text:p>98304</text:p>
          </table:table-cell>
          <table:table-cell table:formula="of:=2*[.T37]" office:value-type="float" office:value="196608" calcext:value-type="float">
            <text:p>196608</text:p>
          </table:table-cell>
          <table:table-cell table:formula="of:=2*[.U37]" office:value-type="float" office:value="393216" calcext:value-type="float">
            <text:p>393216</text:p>
          </table:table-cell>
          <table:table-cell table:formula="of:=2*[.V37]" office:value-type="float" office:value="786432" calcext:value-type="float">
            <text:p>786432</text:p>
          </table:table-cell>
          <table:table-cell table:formula="of:=2*[.W37]" office:value-type="float" office:value="1572864" calcext:value-type="float">
            <text:p>1572864</text:p>
          </table:table-cell>
          <table:table-cell table:formula="of:=2*[.X37]" office:value-type="float" office:value="3145728" calcext:value-type="float">
            <text:p>3145728</text:p>
          </table:table-cell>
          <table:table-cell table:formula="of:=2*[.Y37]" office:value-type="float" office:value="6291456" calcext:value-type="float">
            <text:p>6291456</text:p>
          </table:table-cell>
          <table:table-cell table:formula="of:=2*[.Z37]" office:value-type="float" office:value="12582912" calcext:value-type="float">
            <text:p>12582912</text:p>
          </table:table-cell>
          <table:table-cell table:formula="of:=2*[.AA37]" office:value-type="float" office:value="25165824" calcext:value-type="float">
            <text:p>25165824</text:p>
          </table:table-cell>
          <table:table-cell table:formula="of:=2*[.AB37]" office:value-type="float" office:value="50331648" calcext:value-type="float">
            <text:p>50331648</text:p>
          </table:table-cell>
          <table:table-cell table:formula="of:=2*[.AC37]" office:value-type="float" office:value="100663296" calcext:value-type="float">
            <text:p>100663296</text:p>
          </table:table-cell>
          <table:table-cell table:formula="of:=2*[.AD37]" office:value-type="float" office:value="201326592" calcext:value-type="float">
            <text:p>201326592</text:p>
          </table:table-cell>
          <table:table-cell table:formula="of:=2*[.AE37]" office:value-type="float" office:value="402653184" calcext:value-type="float">
            <text:p>402653184</text:p>
          </table:table-cell>
          <table:table-cell table:formula="of:=2*[.AF37]" office:value-type="float" office:value="805306368" calcext:value-type="float">
            <text:p>805306368</text:p>
          </table:table-cell>
          <table:table-cell table:formula="of:=2*[.AG37]" office:value-type="float" office:value="1610612736" calcext:value-type="float">
            <text:p>1610612736</text:p>
          </table:table-cell>
          <table:table-cell table:formula="of:=2*[.AH37]" office:value-type="float" office:value="3221225472" calcext:value-type="float">
            <text:p>3221225472</text:p>
          </table:table-cell>
          <table:table-cell table:formula="of:=2*[.AI37]" office:value-type="float" office:value="6442450944" calcext:value-type="float">
            <text:p>6442450944</text:p>
          </table:table-cell>
          <table:table-cell table:formula="of:=2*[.AJ37]" office:value-type="float" office:value="12884901888" calcext:value-type="float">
            <text:p>12884901888</text:p>
          </table:table-cell>
          <table:table-cell table:formula="of:=2*[.AK37]" office:value-type="float" office:value="25769803776" calcext:value-type="float">
            <text:p>25769803776</text:p>
          </table:table-cell>
          <table:table-cell table:formula="of:=2*[.AL37]" office:value-type="float" office:value="51539607552" calcext:value-type="float">
            <text:p>51539607552</text:p>
          </table:table-cell>
          <table:table-cell table:formula="of:=2*[.AM37]" office:value-type="float" office:value="103079215104" calcext:value-type="float">
            <text:p>103079215104</text:p>
          </table:table-cell>
          <table:table-cell table:formula="of:=2*[.AN37]" office:value-type="float" office:value="206158430208" calcext:value-type="float">
            <text:p>206158430208</text:p>
          </table:table-cell>
          <table:table-cell table:formula="of:=2*[.AO37]" office:value-type="float" office:value="412316860416" calcext:value-type="float">
            <text:p>412316860416</text:p>
          </table:table-cell>
          <table:table-cell table:formula="of:=2*[.AP37]" office:value-type="float" office:value="824633720832" calcext:value-type="float">
            <text:p>824633720832</text:p>
          </table:table-cell>
          <table:table-cell table:formula="of:=2*[.AQ37]" office:value-type="float" office:value="1649267441664" calcext:value-type="float">
            <text:p>1649267441664</text:p>
          </table:table-cell>
          <table:table-cell table:formula="of:=2*[.AR37]" office:value-type="float" office:value="3298534883328" calcext:value-type="float">
            <text:p>3298534883328</text:p>
          </table:table-cell>
          <table:table-cell table:formula="of:=2*[.AS37]" office:value-type="float" office:value="6597069766656" calcext:value-type="float">
            <text:p>6597069766656</text:p>
          </table:table-cell>
          <table:table-cell table:formula="of:=2*[.AT37]" office:value-type="float" office:value="13194139533312" calcext:value-type="float">
            <text:p>13194139533312</text:p>
          </table:table-cell>
          <table:table-cell table:formula="of:=2*[.AU37]" office:value-type="float" office:value="26388279066624" calcext:value-type="float">
            <text:p>26388279066624</text:p>
          </table:table-cell>
          <table:table-cell table:formula="of:=2*[.AV37]" office:value-type="float" office:value="52776558133248" calcext:value-type="float">
            <text:p>52776558133248</text:p>
          </table:table-cell>
          <table:table-cell table:formula="of:=2*[.AW37]" office:value-type="float" office:value="105553116266496" calcext:value-type="float">
            <text:p>105553116266496</text:p>
          </table:table-cell>
          <table:table-cell table:formula="of:=2*[.AX37]" office:value-type="float" office:value="211106232532992" calcext:value-type="float">
            <text:p>211106232532992</text:p>
          </table:table-cell>
          <table:table-cell table:formula="of:=2*[.AY37]" office:value-type="float" office:value="422212465065984" calcext:value-type="float">
            <text:p>422212465065984</text:p>
          </table:table-cell>
          <table:table-cell table:formula="of:=2*[.AZ37]" office:value-type="float" office:value="844424930131968" calcext:value-type="float">
            <text:p>844424930131968</text:p>
          </table:table-cell>
          <table:table-cell table:formula="of:=2*[.BA37]" office:value-type="float" office:value="1688849860263936" calcext:value-type="float">
            <text:p>1688849860263936</text:p>
          </table:table-cell>
          <table:table-cell table:formula="of:=2*[.BB37]" office:value-type="float" office:value="3377699720527872" calcext:value-type="float">
            <text:p>3377699720527872</text:p>
          </table:table-cell>
          <table:table-cell table:formula="of:=2*[.BC37]" office:value-type="float" office:value="6755399441055744" calcext:value-type="float">
            <text:p>6755399441055744</text:p>
          </table:table-cell>
          <table:table-cell table:formula="of:=2*[.BD37]" office:value-type="float" office:value="1.35107988821115E+016" calcext:value-type="float">
            <text:p>1.35107988821115E+016</text:p>
          </table:table-cell>
          <table:table-cell table:formula="of:=2*[.BE37]" office:value-type="float" office:value="2.7021597764223E+016" calcext:value-type="float">
            <text:p>2.7021597764223E+016</text:p>
          </table:table-cell>
          <table:table-cell table:formula="of:=2*[.BF37]" office:value-type="float" office:value="5.4043195528446E+016" calcext:value-type="float">
            <text:p>5.4043195528446E+016</text:p>
          </table:table-cell>
          <table:table-cell table:formula="of:=2*[.BG37]" office:value-type="float" office:value="1.08086391056892E+017" calcext:value-type="float">
            <text:p>1.08086391056892E+017</text:p>
          </table:table-cell>
          <table:table-cell table:formula="of:=2*[.BH37]" office:value-type="float" office:value="2.16172782113784E+017" calcext:value-type="float">
            <text:p>2.16172782113784E+017</text:p>
          </table:table-cell>
          <table:table-cell table:formula="of:=2*[.BI37]" office:value-type="float" office:value="4.32345564227568E+017" calcext:value-type="float">
            <text:p>4.32345564227568E+017</text:p>
          </table:table-cell>
          <table:table-cell table:formula="of:=2*[.BJ37]" office:value-type="float" office:value="8.64691128455135E+017" calcext:value-type="float">
            <text:p>8.64691128455135E+017</text:p>
          </table:table-cell>
          <table:table-cell table:formula="of:=2*[.BK37]" office:value-type="float" office:value="1.72938225691027E+018" calcext:value-type="float">
            <text:p>1.72938225691027E+018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2*[.E38]" office:value-type="float" office:value="2" calcext:value-type="float">
            <text:p>2</text:p>
          </table:table-cell>
          <table:table-cell table:formula="of:=2*[.F38]" office:value-type="float" office:value="4" calcext:value-type="float">
            <text:p>4</text:p>
          </table:table-cell>
          <table:table-cell table:formula="of:=2*[.G38]" office:value-type="float" office:value="8" calcext:value-type="float">
            <text:p>8</text:p>
          </table:table-cell>
          <table:table-cell table:formula="of:=2*[.H38]" office:value-type="float" office:value="16" calcext:value-type="float">
            <text:p>16</text:p>
          </table:table-cell>
          <table:table-cell table:formula="of:=2*[.I38]" office:value-type="float" office:value="32" calcext:value-type="float">
            <text:p>32</text:p>
          </table:table-cell>
          <table:table-cell table:formula="of:=2*[.J38]" office:value-type="float" office:value="64" calcext:value-type="float">
            <text:p>64</text:p>
          </table:table-cell>
          <table:table-cell table:formula="of:=2*[.K38]" office:value-type="float" office:value="128" calcext:value-type="float">
            <text:p>128</text:p>
          </table:table-cell>
          <table:table-cell table:formula="of:=2*[.L38]" office:value-type="float" office:value="256" calcext:value-type="float">
            <text:p>256</text:p>
          </table:table-cell>
          <table:table-cell table:formula="of:=2*[.M38]" office:value-type="float" office:value="512" calcext:value-type="float">
            <text:p>512</text:p>
          </table:table-cell>
          <table:table-cell table:formula="of:=2*[.N38]" office:value-type="float" office:value="1024" calcext:value-type="float">
            <text:p>1024</text:p>
          </table:table-cell>
          <table:table-cell table:formula="of:=2*[.O38]" office:value-type="float" office:value="2048" calcext:value-type="float">
            <text:p>2048</text:p>
          </table:table-cell>
          <table:table-cell table:formula="of:=2*[.P38]" office:value-type="float" office:value="4096" calcext:value-type="float">
            <text:p>4096</text:p>
          </table:table-cell>
          <table:table-cell table:formula="of:=2*[.Q38]" office:value-type="float" office:value="8192" calcext:value-type="float">
            <text:p>8192</text:p>
          </table:table-cell>
          <table:table-cell table:formula="of:=2*[.R38]" office:value-type="float" office:value="16384" calcext:value-type="float">
            <text:p>16384</text:p>
          </table:table-cell>
          <table:table-cell table:formula="of:=2*[.S38]" office:value-type="float" office:value="32768" calcext:value-type="float">
            <text:p>32768</text:p>
          </table:table-cell>
          <table:table-cell table:formula="of:=2*[.T38]" office:value-type="float" office:value="65536" calcext:value-type="float">
            <text:p>65536</text:p>
          </table:table-cell>
          <table:table-cell table:formula="of:=2*[.U38]" office:value-type="float" office:value="131072" calcext:value-type="float">
            <text:p>131072</text:p>
          </table:table-cell>
          <table:table-cell table:formula="of:=2*[.V38]" office:value-type="float" office:value="262144" calcext:value-type="float">
            <text:p>262144</text:p>
          </table:table-cell>
          <table:table-cell table:formula="of:=2*[.W38]" office:value-type="float" office:value="524288" calcext:value-type="float">
            <text:p>524288</text:p>
          </table:table-cell>
          <table:table-cell table:formula="of:=2*[.X38]" office:value-type="float" office:value="1048576" calcext:value-type="float">
            <text:p>1048576</text:p>
          </table:table-cell>
          <table:table-cell table:formula="of:=2*[.Y38]" office:value-type="float" office:value="2097152" calcext:value-type="float">
            <text:p>2097152</text:p>
          </table:table-cell>
          <table:table-cell table:formula="of:=2*[.Z38]" office:value-type="float" office:value="4194304" calcext:value-type="float">
            <text:p>4194304</text:p>
          </table:table-cell>
          <table:table-cell table:formula="of:=2*[.AA38]" office:value-type="float" office:value="8388608" calcext:value-type="float">
            <text:p>8388608</text:p>
          </table:table-cell>
          <table:table-cell table:formula="of:=2*[.AB38]" office:value-type="float" office:value="16777216" calcext:value-type="float">
            <text:p>16777216</text:p>
          </table:table-cell>
          <table:table-cell table:formula="of:=2*[.AC38]" office:value-type="float" office:value="33554432" calcext:value-type="float">
            <text:p>33554432</text:p>
          </table:table-cell>
          <table:table-cell table:formula="of:=2*[.AD38]" office:value-type="float" office:value="67108864" calcext:value-type="float">
            <text:p>67108864</text:p>
          </table:table-cell>
          <table:table-cell table:formula="of:=2*[.AE38]" office:value-type="float" office:value="134217728" calcext:value-type="float">
            <text:p>134217728</text:p>
          </table:table-cell>
          <table:table-cell table:formula="of:=2*[.AF38]" office:value-type="float" office:value="268435456" calcext:value-type="float">
            <text:p>268435456</text:p>
          </table:table-cell>
          <table:table-cell table:formula="of:=2*[.AG38]" office:value-type="float" office:value="536870912" calcext:value-type="float">
            <text:p>536870912</text:p>
          </table:table-cell>
          <table:table-cell table:formula="of:=2*[.AH38]" office:value-type="float" office:value="1073741824" calcext:value-type="float">
            <text:p>1073741824</text:p>
          </table:table-cell>
          <table:table-cell table:formula="of:=2*[.AI38]" office:value-type="float" office:value="2147483648" calcext:value-type="float">
            <text:p>2147483648</text:p>
          </table:table-cell>
          <table:table-cell table:formula="of:=2*[.AJ38]" office:value-type="float" office:value="4294967296" calcext:value-type="float">
            <text:p>4294967296</text:p>
          </table:table-cell>
          <table:table-cell table:formula="of:=2*[.AK38]" office:value-type="float" office:value="8589934592" calcext:value-type="float">
            <text:p>8589934592</text:p>
          </table:table-cell>
          <table:table-cell table:formula="of:=2*[.AL38]" office:value-type="float" office:value="17179869184" calcext:value-type="float">
            <text:p>17179869184</text:p>
          </table:table-cell>
          <table:table-cell table:formula="of:=2*[.AM38]" office:value-type="float" office:value="34359738368" calcext:value-type="float">
            <text:p>34359738368</text:p>
          </table:table-cell>
          <table:table-cell table:formula="of:=2*[.AN38]" office:value-type="float" office:value="68719476736" calcext:value-type="float">
            <text:p>68719476736</text:p>
          </table:table-cell>
          <table:table-cell table:formula="of:=2*[.AO38]" office:value-type="float" office:value="137438953472" calcext:value-type="float">
            <text:p>137438953472</text:p>
          </table:table-cell>
          <table:table-cell table:formula="of:=2*[.AP38]" office:value-type="float" office:value="274877906944" calcext:value-type="float">
            <text:p>274877906944</text:p>
          </table:table-cell>
          <table:table-cell table:formula="of:=2*[.AQ38]" office:value-type="float" office:value="549755813888" calcext:value-type="float">
            <text:p>549755813888</text:p>
          </table:table-cell>
          <table:table-cell table:formula="of:=2*[.AR38]" office:value-type="float" office:value="1099511627776" calcext:value-type="float">
            <text:p>1099511627776</text:p>
          </table:table-cell>
          <table:table-cell table:formula="of:=2*[.AS38]" office:value-type="float" office:value="2199023255552" calcext:value-type="float">
            <text:p>2199023255552</text:p>
          </table:table-cell>
          <table:table-cell table:formula="of:=2*[.AT38]" office:value-type="float" office:value="4398046511104" calcext:value-type="float">
            <text:p>4398046511104</text:p>
          </table:table-cell>
          <table:table-cell table:formula="of:=2*[.AU38]" office:value-type="float" office:value="8796093022208" calcext:value-type="float">
            <text:p>8796093022208</text:p>
          </table:table-cell>
          <table:table-cell table:formula="of:=2*[.AV38]" office:value-type="float" office:value="17592186044416" calcext:value-type="float">
            <text:p>17592186044416</text:p>
          </table:table-cell>
          <table:table-cell table:formula="of:=2*[.AW38]" office:value-type="float" office:value="35184372088832" calcext:value-type="float">
            <text:p>35184372088832</text:p>
          </table:table-cell>
          <table:table-cell table:formula="of:=2*[.AX38]" office:value-type="float" office:value="70368744177664" calcext:value-type="float">
            <text:p>70368744177664</text:p>
          </table:table-cell>
          <table:table-cell table:formula="of:=2*[.AY38]" office:value-type="float" office:value="140737488355328" calcext:value-type="float">
            <text:p>140737488355328</text:p>
          </table:table-cell>
          <table:table-cell table:formula="of:=2*[.AZ38]" office:value-type="float" office:value="281474976710656" calcext:value-type="float">
            <text:p>281474976710656</text:p>
          </table:table-cell>
          <table:table-cell table:formula="of:=2*[.BA38]" office:value-type="float" office:value="562949953421312" calcext:value-type="float">
            <text:p>562949953421312</text:p>
          </table:table-cell>
          <table:table-cell table:formula="of:=2*[.BB38]" office:value-type="float" office:value="1125899906842624" calcext:value-type="float">
            <text:p>1125899906842624</text:p>
          </table:table-cell>
          <table:table-cell table:formula="of:=2*[.BC38]" office:value-type="float" office:value="2251799813685248" calcext:value-type="float">
            <text:p>2251799813685248</text:p>
          </table:table-cell>
          <table:table-cell table:formula="of:=2*[.BD38]" office:value-type="float" office:value="4503599627370496" calcext:value-type="float">
            <text:p>4503599627370496</text:p>
          </table:table-cell>
          <table:table-cell table:formula="of:=2*[.BE38]" office:value-type="float" office:value="9.00719925474099E+015" calcext:value-type="float">
            <text:p>9.00719925474099E+015</text:p>
          </table:table-cell>
          <table:table-cell table:formula="of:=2*[.BF38]" office:value-type="float" office:value="1.8014398509482E+016" calcext:value-type="float">
            <text:p>1.8014398509482E+016</text:p>
          </table:table-cell>
          <table:table-cell table:formula="of:=2*[.BG38]" office:value-type="float" office:value="3.6028797018964E+016" calcext:value-type="float">
            <text:p>3.6028797018964E+016</text:p>
          </table:table-cell>
          <table:table-cell table:formula="of:=2*[.BH38]" office:value-type="float" office:value="7.20575940379279E+016" calcext:value-type="float">
            <text:p>7.20575940379279E+016</text:p>
          </table:table-cell>
          <table:table-cell table:formula="of:=2*[.BI38]" office:value-type="float" office:value="1.44115188075856E+017" calcext:value-type="float">
            <text:p>1.44115188075856E+017</text:p>
          </table:table-cell>
          <table:table-cell table:formula="of:=2*[.BJ38]" office:value-type="float" office:value="2.88230376151712E+017" calcext:value-type="float">
            <text:p>2.88230376151712E+017</text:p>
          </table:table-cell>
          <table:table-cell table:formula="of:=2*[.BK38]" office:value-type="float" office:value="5.76460752303424E+017" calcext:value-type="float">
            <text:p>5.76460752303424E+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Unifont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0T00:30:30.840142060</meta:creation-date>
    <dc:date>2022-02-10T01:26:06.960687486</dc:date>
    <meta:editing-duration>PT34M55S</meta:editing-duration>
    <meta:editing-cycles>1</meta:editing-cycles>
    <meta:document-statistic meta:table-count="1" meta:cell-count="1593" meta:object-count="1"/>
    <meta:generator>LibreOffice/7.1.7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3:Sheet1.B20" svg:x="0.32cm" svg:y="0.18cm" svg:width="12.508cm" svg:height="8.64cm">
          <chart:coordinate-region svg:x="0.941cm" svg:y="0.379cm" svg:width="11.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3:Sheet1.B20" chart:class="chart:scatter">
            <chart:domain table:cell-range-address="Sheet1.A13:Sheet1.A20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">
                <text:p>41</text:p>
                <draw:g>
                  <svg:desc>Sheet1.A13:Sheet1.A20</svg:desc>
                </draw:g>
              </table:table-cell>
              <table:table-cell office:value-type="float" office:value="2">
                <text:p>2</text:p>
                <draw:g>
                  <svg:desc>Sheet1.B13:Sheet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